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5F6700003D76D20D960B.wmf" manifest:media-type=""/>
  <manifest:file-entry manifest:full-path="Pictures/2000000900002780000029EE795AD915.wmf" manifest:media-type=""/>
  <manifest:file-entry manifest:full-path="Pictures/2000028800003E810000232A935A0EC5.svm" manifest:media-type=""/>
  <manifest:file-entry manifest:full-path="Pictures/200002CA00003E800000232A20F0EBEC.svm" manifest:media-type=""/>
  <manifest:file-entry manifest:full-path="Pictures/2000000900005F0E00003C29DE0DB010.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times new roman" svg:font-family="'times new roman'" style:font-family-generic="roma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249cm" fo:margin-left="-0.191cm" table:align="left" style:writing-mode="lr-tb"/>
    </style:style>
    <style:style style:name="Tableau1.A" style:family="table-column">
      <style:table-column-properties style:column-width="8.1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justify" style:justify-single-word="false"/>
      <style:text-properties officeooo:paragraph-rsid="000dc577"/>
    </style:style>
    <style:style style:name="P6" style:family="paragraph" style:parent-style-name="Standard">
      <style:paragraph-properties fo:text-align="justify" style:justify-single-word="false"/>
      <style:text-properties officeooo:paragraph-rsid="00100ae9"/>
    </style:style>
    <style:style style:name="P7" style:family="paragraph" style:parent-style-name="Standard">
      <style:text-properties fo:font-weight="bold" style:font-weight-asian="bold"/>
    </style:style>
    <style:style style:name="P8" style:family="paragraph" style:parent-style-name="Standard">
      <style:paragraph-properties fo:text-align="justify" style:justify-single-word="false"/>
      <style:text-properties fo:font-weight="bold" style:font-weight-asian="bold"/>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justify" style:justify-single-word="false"/>
      <style:text-properties fo:font-weight="bold" style:font-weight-asian="bold" style:font-weight-complex="bold"/>
    </style:style>
    <style:style style:name="P11" style:family="paragraph" style:parent-style-name="Standard">
      <style:text-properties style:font-name="Courier New" fo:font-size="10pt" style:font-size-asian="10pt" style:font-name-complex="Courier New"/>
    </style:style>
    <style:style style:name="P12" style:family="paragraph" style:parent-style-name="Standard">
      <style:text-properties style:font-name="Courier New" fo:font-size="10pt" style:font-size-asian="10pt" style:font-name-complex="Courier New" style:font-size-complex="10pt"/>
    </style:style>
    <style:style style:name="P13" style:family="paragraph" style:parent-style-name="Standard">
      <style:paragraph-properties fo:text-align="justify" style:justify-single-word="false"/>
      <style:text-properties style:font-name="Courier New" fo:font-size="10pt" style:font-size-asian="10pt" style:font-name-complex="Courier New" style:font-size-complex="10pt"/>
    </style:style>
    <style:style style:name="P14" style:family="paragraph" style:parent-style-name="Standard">
      <style:paragraph-properties fo:text-align="justify" style:justify-single-word="false"/>
      <style:text-properties style:font-name="Courier New" fo:font-size="10pt" style:font-size-asian="10pt" style:font-name-complex="Courier New"/>
    </style:style>
    <style:style style:name="P15" style:family="paragraph" style:parent-style-name="Standard">
      <style:text-properties style:font-name="Courier New" fo:font-size="10pt" fo:language="en" fo:country="GB" style:font-size-asian="10pt" style:font-name-complex="Courier New"/>
    </style:style>
    <style:style style:name="P16" style:family="paragraph" style:parent-style-name="Standard">
      <style:text-properties style:font-name="Courier New" fo:font-size="10pt" fo:language="en" fo:country="GB" style:font-size-asian="10pt" style:font-name-complex="Courier New" style:font-size-complex="10pt"/>
    </style:style>
    <style:style style:name="P17" style:family="paragraph" style:parent-style-name="Standard">
      <style:paragraph-properties fo:text-align="justify" style:justify-single-word="false"/>
      <style:text-properties style:font-name="Courier New" fo:font-size="10pt" fo:language="en" fo:country="GB" style:font-size-asian="10pt" style:font-name-complex="Courier New" style:font-size-complex="10pt"/>
    </style:style>
    <style:style style:name="P18" style:family="paragraph" style:parent-style-name="Standard">
      <style:paragraph-properties fo:text-align="justify" style:justify-single-word="false"/>
      <style:text-properties style:font-name="Courier New" fo:font-size="10pt" fo:language="en" fo:country="GB" officeooo:paragraph-rsid="000dc577" style:font-size-asian="10pt" style:font-name-complex="Courier New" style:font-size-complex="10pt"/>
    </style:style>
    <style:style style:name="P19" style:family="paragraph" style:parent-style-name="Standard">
      <style:paragraph-properties fo:text-align="justify" style:justify-single-word="false"/>
      <style:text-properties style:font-name="Courier New" fo:font-size="10pt" fo:language="en" fo:country="GB" style:font-size-asian="10pt" style:font-name-complex="Courier New"/>
    </style:style>
    <style:style style:name="P20" style:family="paragraph" style:parent-style-name="Standard">
      <style:paragraph-properties fo:text-align="justify" style:justify-single-word="false"/>
      <style:text-properties style:font-name="Courier New" fo:font-size="10pt" fo:language="de" fo:country="DE" style:font-size-asian="10pt" style:font-name-complex="Courier New"/>
    </style:style>
    <style:style style:name="P21" style:family="paragraph" style:parent-style-name="Standard">
      <style:text-properties style:font-name="Courier New" fo:font-size="10pt" fo:language="nl" fo:country="NL" style:font-size-asian="10pt" style:font-name-complex="Courier New"/>
    </style:style>
    <style:style style:name="P22" style:family="paragraph" style:parent-style-name="Standard">
      <style:text-properties style:font-name="Courier New" fo:font-size="10pt" style:font-name-asian="Courier New" style:font-size-asian="10pt" style:font-name-complex="Courier New"/>
    </style:style>
    <style:style style:name="P23" style:family="paragraph" style:parent-style-name="Standard">
      <style:text-properties style:font-name="Courier New" fo:font-size="10pt" fo:language="en" fo:country="US" officeooo:paragraph-rsid="000dc577" style:font-size-asian="10pt" style:font-name-complex="Courier New" style:font-size-complex="10pt"/>
    </style:style>
    <style:style style:name="P24" style:family="paragraph" style:parent-style-name="Standard">
      <style:paragraph-properties fo:text-align="justify" style:justify-single-word="false"/>
      <style:text-properties style:font-name="Courier New" fo:font-size="8pt" style:font-size-asian="8pt" style:font-name-complex="Courier New"/>
    </style:style>
    <style:style style:name="P25" style:family="paragraph" style:parent-style-name="Standard">
      <style:text-properties style:font-name="Courier New" fo:font-size="8pt" style:font-size-asian="8pt" style:font-name-complex="Courier New" style:font-size-complex="8pt"/>
    </style:style>
    <style:style style:name="P26" style:family="paragraph" style:parent-style-name="Standard">
      <style:text-properties style:font-name="Courier New" fo:font-size="7pt" style:font-size-asian="7pt" style:font-name-complex="Courier New" style:font-size-complex="8pt"/>
    </style:style>
    <style:style style:name="P27" style:family="paragraph" style:parent-style-name="Standard">
      <style:paragraph-properties style:text-autospace="none"/>
    </style:style>
    <style:style style:name="P28" style:family="paragraph" style:parent-style-name="Standard">
      <style:paragraph-properties style:snap-to-layout-grid="false"/>
    </style:style>
    <style:style style:name="P29" style:family="paragraph" style:parent-style-name="Standard">
      <style:paragraph-properties style:snap-to-layout-grid="false"/>
      <style:text-properties fo:language="fr" fo:country="FR" style:language-asian="zxx" style:country-asian="none"/>
    </style:style>
    <style:style style:name="P30" style:family="paragraph" style:parent-style-name="Standard">
      <style:text-properties fo:language="en" fo:country="GB"/>
    </style:style>
    <style:style style:name="P31" style:family="paragraph" style:parent-style-name="Standard">
      <style:paragraph-properties fo:text-align="justify" style:justify-single-word="false"/>
      <style:text-properties fo:language="en" fo:country="GB"/>
    </style:style>
    <style:style style:name="P32" style:family="paragraph" style:parent-style-name="Standard">
      <style:text-properties fo:language="en" fo:country="GB" officeooo:paragraph-rsid="000dc577"/>
    </style:style>
    <style:style style:name="P33" style:family="paragraph" style:parent-style-name="Standard">
      <style:paragraph-properties fo:text-align="justify" style:justify-single-word="false"/>
      <style:text-properties fo:language="de" fo:country="DE"/>
    </style:style>
    <style:style style:name="P34" style:family="paragraph" style:parent-style-name="Standard">
      <style:paragraph-properties style:text-autospace="none"/>
      <style:text-properties style:font-name="Courier" fo:font-size="8pt" fo:language="en" fo:country="GB" style:font-size-asian="8pt" style:font-name-complex="Courier" style:font-size-complex="8pt"/>
    </style:style>
    <style:style style:name="P35" style:family="paragraph" style:parent-style-name="Standard">
      <style:paragraph-properties fo:text-align="justify" style:justify-single-word="false"/>
      <style:text-properties fo:language="en" fo:country="US" officeooo:paragraph-rsid="00100ae9"/>
    </style:style>
    <style:style style:name="P36" style:family="paragraph" style:parent-style-name="Standard">
      <style:text-properties officeooo:paragraph-rsid="000dc577"/>
    </style:style>
    <style:style style:name="P37" style:family="paragraph" style:parent-style-name="Standard">
      <style:paragraph-properties fo:text-align="justify" style:justify-single-word="false" fo:break-before="page" style:text-autospace="none"/>
    </style:style>
    <style:style style:name="P38" style:family="paragraph" style:parent-style-name="Standard">
      <style:paragraph-properties fo:margin-left="1.249cm" fo:margin-right="0cm" fo:text-indent="0cm" style:auto-text-indent="false"/>
    </style:style>
    <style:style style:name="P39" style:family="paragraph" style:parent-style-name="Standard">
      <style:paragraph-properties fo:margin-left="1.249cm" fo:margin-right="0cm" fo:text-indent="0cm" style:auto-text-indent="false"/>
      <style:text-properties style:font-name="Courier New" fo:font-size="8pt" style:font-size-asian="8pt" style:font-name-complex="Courier New" style:font-size-complex="8pt"/>
    </style:style>
    <style:style style:name="P40" style:family="paragraph" style:parent-style-name="Standard">
      <style:paragraph-properties fo:margin-left="1.249cm" fo:margin-right="0cm" fo:text-indent="0cm" style:auto-text-indent="false" style:text-autospace="none"/>
      <style:text-properties style:font-name="Courier New" fo:font-size="8pt" style:font-size-asian="8pt" style:font-name-complex="Courier New" style:font-size-complex="8pt"/>
    </style:style>
    <style:style style:name="P41" style:family="paragraph" style:parent-style-name="Standard">
      <style:paragraph-properties fo:margin-left="1.249cm" fo:margin-right="0cm" fo:text-align="justify" style:justify-single-word="false" fo:text-indent="0cm" style:auto-text-indent="false"/>
      <style:text-properties style:font-name="Courier New" fo:font-size="8pt" style:font-size-asian="8pt" style:font-name-complex="Courier New" style:font-size-complex="8pt"/>
    </style:style>
    <style:style style:name="P42" style:family="paragraph" style:parent-style-name="Standard">
      <style:paragraph-properties fo:margin-left="1.249cm" fo:margin-right="0cm" fo:text-indent="0cm" style:auto-text-indent="false"/>
      <style:text-properties style:font-name="Courier New" fo:font-size="10pt" style:font-size-asian="10pt" style:font-name-complex="Courier New"/>
    </style:style>
    <style:style style:name="P43" style:family="paragraph" style:parent-style-name="Standard">
      <style:paragraph-properties fo:margin-left="1.249cm" fo:margin-right="0cm" fo:text-indent="0cm" style:auto-text-indent="false"/>
      <style:text-properties style:font-name="Courier New" fo:font-size="10pt" style:font-size-asian="10pt" style:font-name-complex="Courier New" style:font-size-complex="10pt"/>
    </style:style>
    <style:style style:name="P44" style:family="paragraph" style:parent-style-name="Standard">
      <style:paragraph-properties fo:margin-left="1.249cm" fo:margin-right="0cm" fo:text-indent="0cm" style:auto-text-indent="false"/>
      <style:text-properties style:font-name="Courier New" fo:font-size="10pt" style:font-size-asian="10pt" style:font-name-complex="Courier New" style:font-size-complex="8pt"/>
    </style:style>
    <style:style style:name="P45" style:family="paragraph" style:parent-style-name="Standard">
      <style:paragraph-properties fo:margin-left="1.249cm" fo:margin-right="0cm" fo:text-align="justify" style:justify-single-word="false" fo:text-indent="0cm" style:auto-text-indent="false"/>
      <style:text-properties style:font-name="Courier New" fo:font-size="10pt" style:font-size-asian="10pt" style:font-name-complex="Courier New"/>
    </style:style>
    <style:style style:name="P46" style:family="paragraph" style:parent-style-name="Standard">
      <style:paragraph-properties fo:margin-left="1.249cm" fo:margin-right="0cm" fo:text-align="justify" style:justify-single-word="false" fo:text-indent="0cm" style:auto-text-indent="false"/>
    </style:style>
    <style:style style:name="P47" style:family="paragraph" style:parent-style-name="Courrier_20_new">
      <style:paragraph-properties fo:margin-left="1.249cm" fo:margin-right="0cm" fo:text-indent="0cm" style:auto-text-indent="false"/>
      <style:text-properties fo:font-size="8pt" style:font-size-asian="8pt" style:font-size-complex="8pt"/>
    </style:style>
    <style:style style:name="P48" style:family="paragraph" style:parent-style-name="Standard">
      <style:paragraph-properties fo:margin-left="0cm" fo:margin-right="0cm" fo:text-indent="1.249cm" style:auto-text-indent="false"/>
    </style:style>
    <style:style style:name="P49" style:family="paragraph" style:parent-style-name="Standard">
      <style:paragraph-properties fo:margin-left="0cm" fo:margin-right="0cm" fo:text-indent="1.249cm" style:auto-text-indent="false"/>
      <style:text-properties style:font-name="Courier New" fo:font-size="10pt" style:font-size-asian="10pt" style:font-name-complex="Courier New" style:font-size-complex="10pt"/>
    </style:style>
    <style:style style:name="P50" style:family="paragraph" style:parent-style-name="Standard">
      <style:paragraph-properties fo:margin-left="0cm" fo:margin-right="0cm" fo:text-align="justify" style:justify-single-word="false" fo:text-indent="1.249cm" style:auto-text-indent="false"/>
      <style:text-properties style:font-name="Courier New" fo:font-size="10pt" style:font-size-asian="10pt" style:font-name-complex="Courier New"/>
    </style:style>
    <style:style style:name="P51" style:family="paragraph" style:parent-style-name="Standard">
      <style:paragraph-properties fo:margin-left="0cm" fo:margin-right="0cm" fo:text-indent="1.249cm" style:auto-text-indent="false"/>
      <style:text-properties style:font-name="Courier New" fo:font-size="10pt" fo:language="en" fo:country="GB" style:font-size-asian="10pt" style:font-name-complex="Courier New" style:font-size-complex="10pt"/>
    </style:style>
    <style:style style:name="P52" style:family="paragraph" style:parent-style-name="Standard">
      <style:paragraph-properties fo:margin-left="0cm" fo:margin-right="0cm" fo:text-align="justify" style:justify-single-word="false" fo:text-indent="1.249cm" style:auto-text-indent="false"/>
      <style:text-properties style:font-name="Courier New" fo:font-size="10pt" fo:language="en" fo:country="GB" fo:font-weight="bold" style:font-size-asian="10pt" style:font-weight-asian="bold" style:font-name-complex="Courier New" style:font-size-complex="10pt"/>
    </style:style>
    <style:style style:name="P53" style:family="paragraph" style:parent-style-name="Standard">
      <style:paragraph-properties fo:margin-left="0cm" fo:margin-right="0cm" fo:text-align="justify" style:justify-single-word="false" fo:text-indent="1.249cm" style:auto-text-indent="false"/>
    </style:style>
    <style:style style:name="P54" style:family="paragraph" style:parent-style-name="Standard">
      <style:paragraph-properties fo:margin-left="0.635cm" fo:margin-right="0cm" fo:text-indent="0cm" style:auto-text-indent="false"/>
    </style:style>
    <style:style style:name="P55" style:family="paragraph" style:parent-style-name="Standard">
      <style:paragraph-properties fo:margin-left="0.635cm" fo:margin-right="0cm" fo:text-indent="0cm" style:auto-text-indent="false"/>
      <style:text-properties style:font-name="Courier New" fo:font-size="10pt" style:font-size-asian="10pt" style:font-name-complex="Courier New"/>
    </style:style>
    <style:style style:name="P56" style:family="paragraph" style:parent-style-name="Standard">
      <style:paragraph-properties fo:margin-left="0.635cm" fo:margin-right="0cm" fo:text-indent="0cm" style:auto-text-indent="false"/>
      <style:text-properties style:font-name="Courier New" fo:font-size="10pt" fo:language="en" fo:country="GB" style:font-size-asian="10pt" style:font-name-complex="Courier New"/>
    </style:style>
    <style:style style:name="P57" style:family="paragraph" style:parent-style-name="Standard">
      <style:paragraph-properties fo:margin-left="0.635cm" fo:margin-right="0cm" fo:text-align="justify" style:justify-single-word="false" fo:text-indent="0cm" style:auto-text-indent="false"/>
    </style:style>
    <style:style style:name="P58" style:family="paragraph" style:parent-style-name="Standard">
      <style:paragraph-properties fo:margin-left="0.635cm" fo:margin-right="0cm" fo:text-indent="0.614cm" style:auto-text-indent="false"/>
    </style:style>
    <style:style style:name="P59" style:family="paragraph" style:parent-style-name="Standard">
      <style:paragraph-properties fo:margin-left="0.635cm" fo:margin-right="0cm" fo:text-indent="0.614cm" style:auto-text-indent="false"/>
      <style:text-properties style:font-name="Courier New" fo:font-size="10pt" style:font-size-asian="10pt" style:font-name-complex="Courier New"/>
    </style:style>
    <style:style style:name="P60" style:family="paragraph" style:parent-style-name="Standard">
      <style:paragraph-properties fo:margin-left="0.635cm" fo:margin-right="0cm" fo:text-indent="0.614cm" style:auto-text-indent="false"/>
      <style:text-properties style:font-name="Courier New" fo:font-size="8pt" style:font-size-asian="8pt" style:font-name-complex="Courier New" style:font-size-complex="8pt"/>
    </style:style>
    <style:style style:name="P61" style:family="paragraph" style:parent-style-name="Standard">
      <style:paragraph-properties fo:margin-left="2.519cm" fo:margin-right="0cm" fo:text-align="justify" style:justify-single-word="false" fo:text-indent="0cm" style:auto-text-indent="false"/>
      <style:text-properties style:font-name="Courier New" fo:font-size="8pt" style:font-size-asian="8pt" style:font-name-complex="Courier New" style:font-size-complex="8pt"/>
    </style:style>
    <style:style style:name="P62" style:family="paragraph" style:parent-style-name="Standard">
      <style:paragraph-properties fo:margin-left="1.27cm" fo:margin-right="0cm" fo:text-indent="0cm" style:auto-text-indent="false"/>
    </style:style>
    <style:style style:name="P63" style:family="paragraph" style:parent-style-name="Standard">
      <style:paragraph-properties fo:margin-left="1.27cm" fo:margin-right="0cm" fo:text-align="justify" style:justify-single-word="false" fo:text-indent="0cm" style:auto-text-indent="false"/>
    </style:style>
    <style:style style:name="P64" style:family="paragraph" style:parent-style-name="Standard">
      <style:paragraph-properties fo:margin-left="1.27cm" fo:margin-right="0cm" fo:text-align="justify" style:justify-single-word="false" fo:text-indent="0cm" style:auto-text-indent="false"/>
      <style:text-properties fo:language="en" fo:country="US" officeooo:paragraph-rsid="00100ae9"/>
    </style:style>
    <style:style style:name="P65" style:family="paragraph" style:parent-style-name="Standard">
      <style:paragraph-properties fo:margin-left="1.249cm" fo:margin-right="0cm" fo:text-align="justify" style:justify-single-word="false" fo:text-indent="0.418cm" style:auto-text-indent="false"/>
      <style:text-properties style:font-name="Courier New" fo:font-size="10pt" style:font-size-asian="10pt" style:font-name-complex="Courier New" style:font-size-complex="10pt"/>
    </style:style>
    <style:style style:name="P66" style:family="paragraph" style:parent-style-name="Standard">
      <style:paragraph-properties fo:margin-left="2.498cm" fo:margin-right="0cm" fo:text-align="justify" style:justify-single-word="false" fo:text-indent="1.249cm" style:auto-text-indent="false"/>
    </style:style>
    <style:style style:name="P67" style:family="paragraph" style:parent-style-name="Standard">
      <style:paragraph-properties fo:margin-left="3.747cm" fo:margin-right="0cm" fo:text-align="justify" style:justify-single-word="false" fo:text-indent="0cm" style:auto-text-indent="false"/>
    </style:style>
    <style:style style:name="P68" style:family="paragraph" style:parent-style-name="Standard">
      <style:paragraph-properties fo:margin-left="3.747cm" fo:margin-right="0cm" fo:text-align="justify" style:justify-single-word="false" fo:text-indent="0cm" style:auto-text-indent="false"/>
      <style:text-properties style:font-name="Courier New" fo:font-size="10pt" style:font-size-asian="10pt" style:font-name-complex="Courier New"/>
    </style:style>
    <style:style style:name="P69" style:family="paragraph" style:parent-style-name="Standard">
      <style:paragraph-properties fo:margin-left="1.249cm" fo:margin-right="0cm" fo:text-align="justify" style:justify-single-word="false" fo:text-indent="1.249cm" style:auto-text-indent="false"/>
      <style:text-properties style:font-name="Courier New" fo:font-size="10pt" style:font-size-asian="10pt" style:font-name-complex="Courier New"/>
    </style:style>
    <style:style style:name="P70" style:family="paragraph" style:parent-style-name="Standard">
      <style:paragraph-properties fo:margin-left="1.884cm" fo:margin-right="0cm" fo:text-align="justify" style:justify-single-word="false" fo:text-indent="0cm" style:auto-text-indent="false"/>
      <style:text-properties style:font-name="Courier New" fo:font-size="10pt" style:font-size-asian="10pt" style:font-name-complex="Courier New"/>
    </style:style>
    <style:style style:name="P71" style:family="paragraph" style:parent-style-name="Standard">
      <style:paragraph-properties fo:margin-left="1.249cm" fo:margin-right="0cm" fo:text-indent="0.635cm" style:auto-text-indent="false"/>
      <style:text-properties style:font-name="Courier New" fo:font-size="10pt" style:font-name-asian="Courier New" style:font-size-asian="10pt" style:font-name-complex="Courier New"/>
    </style:style>
    <style:style style:name="P72" style:family="paragraph" style:parent-style-name="Standard">
      <style:paragraph-properties fo:margin-left="0cm" fo:margin-right="0cm" fo:text-align="justify" style:justify-single-word="false" fo:text-indent="0.635cm" style:auto-text-indent="false"/>
    </style:style>
    <style:style style:name="P73" style:family="paragraph" style:parent-style-name="Courrier_20_new">
      <style:text-properties fo:font-size="8pt" style:font-size-asian="8pt" style:font-size-complex="8pt"/>
    </style:style>
    <style:style style:name="P74" style:family="paragraph" style:parent-style-name="Contents_20_1">
      <style:paragraph-properties>
        <style:tab-stops>
          <style:tab-stop style:position="0.847cm"/>
          <style:tab-stop style:position="15.984cm" style:leader-style="dotted" style:leader-text="."/>
          <style:tab-stop style:position="16.002cm" style:type="right" style:leader-style="dotted" style:leader-text="."/>
        </style:tab-stops>
      </style:paragraph-properties>
    </style:style>
    <style:style style:name="P75" style:family="paragraph" style:parent-style-name="Standard" style:list-style-name="WW8Num6"/>
    <style:style style:name="P76" style:family="paragraph" style:parent-style-name="Standard" style:list-style-name="WW8Num6">
      <style:text-properties fo:language="en" fo:country="US"/>
    </style:style>
    <style:style style:name="P77" style:family="paragraph" style:parent-style-name="Standard" style:list-style-name="WW8Num5"/>
    <style:style style:name="P78" style:family="paragraph" style:parent-style-name="Standard" style:list-style-name="WW8Num1"/>
    <style:style style:name="P79" style:family="paragraph" style:parent-style-name="Standard" style:list-style-name="WW8Num11"/>
    <style:style style:name="P80" style:family="paragraph" style:parent-style-name="Standard" style:list-style-name="WW8Num2"/>
    <style:style style:name="P81" style:family="paragraph" style:parent-style-name="Standard" style:list-style-name="WW8Num12"/>
    <style:style style:name="P82" style:family="paragraph" style:parent-style-name="Standard" style:list-style-name="WW8Num4"/>
    <style:style style:name="P83" style:family="paragraph" style:parent-style-name="Standard">
      <style:paragraph-properties fo:text-align="justify" style:justify-single-word="false"/>
    </style:style>
    <style:style style:name="P84" style:family="paragraph" style:parent-style-name="Standard" style:list-style-name="WW8Num12">
      <style:paragraph-properties fo:text-align="justify" style:justify-single-word="false"/>
    </style:style>
    <style:style style:name="P85" style:family="paragraph" style:parent-style-name="Standard" style:list-style-name="WW8Num7">
      <style:paragraph-properties fo:text-align="justify" style:justify-single-word="false"/>
    </style:style>
    <style:style style:name="P86" style:family="paragraph" style:parent-style-name="Standard" style:list-style-name="WW8Num15">
      <style:paragraph-properties fo:text-align="justify" style:justify-single-word="false"/>
    </style:style>
    <style:style style:name="P87" style:family="paragraph" style:parent-style-name="Standard" style:list-style-name="L1">
      <style:paragraph-properties fo:text-align="justify" style:justify-single-word="false"/>
      <style:text-properties officeooo:paragraph-rsid="000dc577"/>
    </style:style>
    <style:style style:name="P88" style:family="paragraph" style:parent-style-name="Standard">
      <style:paragraph-properties fo:text-align="justify" style:justify-single-word="false"/>
      <style:text-properties officeooo:paragraph-rsid="0019ec15"/>
    </style:style>
    <style:style style:name="P89" style:family="paragraph" style:parent-style-name="Standard" style:list-style-name="WW8Num12">
      <style:paragraph-properties fo:text-align="justify" style:justify-single-word="false"/>
      <style:text-properties style:font-name="Courier New" fo:font-size="8pt" fo:font-weight="bold" style:font-size-asian="8pt" style:font-weight-asian="bold" style:font-name-complex="Courier New" style:font-size-complex="8pt"/>
    </style:style>
    <style:style style:name="P90" style:family="paragraph" style:parent-style-name="Standard">
      <style:paragraph-properties fo:text-align="justify" style:justify-single-word="false"/>
      <style:text-properties style:font-name="Courier New" fo:font-size="10pt" fo:language="en" fo:country="GB" officeooo:paragraph-rsid="000dc577" style:font-size-asian="10pt" style:font-name-complex="Courier New" style:font-size-complex="10pt"/>
    </style:style>
    <style:style style:name="P91" style:family="paragraph" style:parent-style-name="Standard" style:list-style-name="WW8Num12">
      <style:text-properties style:font-name="Courier New" fo:font-size="10pt" fo:language="en" fo:country="GB" style:font-size-asian="10pt" style:font-name-complex="Courier New" style:font-size-complex="10pt"/>
    </style:style>
    <style:style style:name="P92" style:family="paragraph" style:parent-style-name="Standard" style:list-style-name="WW8Num7"/>
    <style:style style:name="P93" style:family="paragraph" style:parent-style-name="Standard" style:list-style-name="WW8Num15"/>
    <style:style style:name="P94" style:family="paragraph" style:parent-style-name="Standard">
      <style:text-properties fo:language="en" fo:country="GB" officeooo:paragraph-rsid="000dc577"/>
    </style:style>
    <style:style style:name="P95" style:family="paragraph" style:parent-style-name="Standard" style:list-style-name="WW8Num8">
      <style:paragraph-properties fo:text-align="justify" style:justify-single-word="false"/>
      <style:text-properties fo:language="en" fo:country="GB" officeooo:paragraph-rsid="000dc577"/>
    </style:style>
    <style:style style:name="P96" style:family="paragraph" style:parent-style-name="Standard" style:list-style-name="WW8Num12">
      <style:text-properties fo:language="en" fo:country="GB"/>
    </style:style>
    <style:style style:name="P97" style:family="paragraph" style:parent-style-name="Standard" style:list-style-name="L2">
      <style:text-properties officeooo:paragraph-rsid="000dc577"/>
    </style:style>
    <style:style style:name="P98" style:family="paragraph" style:parent-style-name="Standard" style:list-style-name="WW8Num20"/>
    <style:style style:name="P99" style:family="paragraph" style:parent-style-name="Standard">
      <style:text-properties officeooo:paragraph-rsid="001778de"/>
    </style:style>
    <style:style style:name="P100" style:family="paragraph" style:parent-style-name="Standard" style:list-style-name="L3">
      <style:text-properties officeooo:paragraph-rsid="001778de"/>
    </style:style>
    <style:style style:name="P101" style:family="paragraph" style:parent-style-name="Standard" style:list-style-name="WW8Num4">
      <style:paragraph-properties fo:margin-left="2.519cm" fo:margin-right="0cm" fo:text-align="justify" style:justify-single-word="false" fo:text-indent="-0.635cm" style:auto-text-indent="false"/>
    </style:style>
    <style:style style:name="P102" style:family="paragraph" style:parent-style-name="Standard" style:list-style-name="WW8Num4">
      <style:paragraph-properties fo:margin-left="2.519cm" fo:margin-right="0cm" fo:text-align="justify" style:justify-single-word="false" fo:text-indent="-0.635cm" style:auto-text-indent="false"/>
      <style:text-properties fo:language="en" fo:country="GB"/>
    </style:style>
    <style:style style:name="P103" style:family="paragraph" style:parent-style-name="Heading_20_1">
      <style:paragraph-properties fo:text-align="center" style:justify-single-word="false"/>
      <style:text-properties fo:font-size="22pt" style:font-size-asian="22pt" style:font-size-complex="22pt"/>
    </style:style>
    <style:style style:name="P104" style:family="paragraph" style:parent-style-name="Heading_20_1">
      <style:paragraph-properties fo:text-align="center" style:justify-single-word="false"/>
    </style:style>
    <style:style style:name="P105" style:family="paragraph" style:parent-style-name="Heading_20_1" style:list-style-name="WW8Num14"/>
    <style:style style:name="P106" style:family="paragraph" style:parent-style-name="Heading_20_1" style:master-page-name="Standard">
      <style:paragraph-properties fo:margin-left="0.487cm" fo:margin-right="0cm" fo:text-align="center" style:justify-single-word="false" fo:text-indent="-0.762cm" style:auto-text-indent="false" style:page-number="auto"/>
      <style:text-properties fo:font-size="22pt" style:font-size-asian="22pt" style:font-size-complex="22pt"/>
    </style:style>
    <style:style style:name="P107" style:family="paragraph" style:parent-style-name="Heading_20_1">
      <style:paragraph-properties fo:margin-left="0.487cm" fo:margin-right="0cm" fo:text-align="center" style:justify-single-word="false" fo:text-indent="-0.762cm" style:auto-text-indent="false"/>
      <style:text-properties fo:font-size="22pt" style:font-size-asian="22pt" style:font-size-complex="22pt"/>
    </style:style>
    <style:style style:name="P108" style:family="paragraph" style:parent-style-name="Heading_20_1">
      <style:paragraph-properties fo:break-before="page"/>
    </style:style>
    <style:style style:name="P109" style:family="paragraph" style:parent-style-name="Heading_20_1">
      <style:paragraph-properties fo:margin-left="0.762cm" fo:margin-right="0cm" fo:text-indent="-0.762cm" style:auto-text-indent="false"/>
    </style:style>
    <style:style style:name="P110" style:family="paragraph" style:parent-style-name="Heading_20_3" style:list-style-name="WW8Num14"/>
    <style:style style:name="P111" style:family="paragraph" style:parent-style-name="Heading_20_2" style:list-style-name="WW8Num14"/>
    <style:style style:name="P112" style:family="paragraph" style:parent-style-name="Heading_20_2" style:list-style-name="WW8Num14">
      <style:text-properties officeooo:paragraph-rsid="000dc577"/>
    </style:style>
    <style:style style:name="P113" style:family="paragraph" style:parent-style-name="Heading_20_2" style:list-style-name="WW8Num14">
      <style:text-properties fo:font-style="normal" style:font-style-asian="normal"/>
    </style:style>
    <style:style style:name="P114" style:family="paragraph">
      <style:paragraph-properties fo:text-align="center"/>
    </style:style>
    <style:style style:name="T1" style:family="text">
      <style:text-properties fo:font-size="22pt" fo:language="en" fo:country="GB" style:font-size-asian="22pt" style:font-size-complex="22pt"/>
    </style:style>
    <style:style style:name="T2" style:family="text">
      <style:text-properties fo:font-size="22pt" fo:language="en" fo:country="GB" style:font-name-asian="Arial" style:font-size-asian="22pt" style:font-size-complex="22pt"/>
    </style:style>
    <style:style style:name="T3" style:family="text">
      <style:text-properties style:font-name-asian="Arial"/>
    </style:style>
    <style:style style:name="T4" style:family="text">
      <style:text-properties fo:language="en" fo:country="GB"/>
    </style:style>
    <style:style style:name="T5" style:family="text">
      <style:text-properties fo:language="en" fo:country="GB" fo:font-style="italic" style:font-style-asian="italic"/>
    </style:style>
    <style:style style:name="T6" style:family="text">
      <style:text-properties fo:language="en" fo:country="GB" fo:font-style="italic" style:font-style-asian="italic" style:font-style-complex="italic"/>
    </style:style>
    <style:style style:name="T7" style:family="text">
      <style:text-properties fo:language="en" fo:country="GB" fo:font-style="italic" fo:font-weight="normal" style:font-style-asian="italic" style:font-weight-asian="normal" style:font-style-complex="italic" style:font-weight-complex="normal"/>
    </style:style>
    <style:style style:name="T8" style:family="text">
      <style:text-properties fo:language="en" fo:country="GB" fo:font-weight="bold" style:font-weight-asian="bold"/>
    </style:style>
    <style:style style:name="T9" style:family="text">
      <style:text-properties fo:language="en" fo:country="GB" fo:font-style="normal" style:font-style-asian="normal" style:font-style-complex="normal"/>
    </style:style>
    <style:style style:name="T10" style:family="text">
      <style:text-properties fo:language="en" fo:country="GB" fo:font-style="normal" fo:font-weight="bold" style:font-style-asian="normal" style:font-weight-asian="bold" style:font-style-complex="normal" style:font-weight-complex="bold"/>
    </style:style>
    <style:style style:name="T11" style:family="text">
      <style:text-properties fo:language="en" fo:country="GB" fo:font-style="normal" fo:font-weight="normal" style:font-style-asian="normal" style:font-weight-asian="normal" style:font-style-complex="normal" style:font-weight-complex="normal"/>
    </style:style>
    <style:style style:name="T12" style:family="text">
      <style:text-properties style:font-name="Courier New" fo:font-size="10pt" style:font-size-asian="10pt" style:font-name-complex="Courier New"/>
    </style:style>
    <style:style style:name="T13" style:family="text">
      <style:text-properties style:font-name="Courier New" fo:font-size="10pt" style:font-size-asian="10pt" style:font-name-complex="Courier New" style:font-size-complex="10pt"/>
    </style:style>
    <style:style style:name="T14" style:family="text">
      <style:text-properties style:font-name="Courier New" fo:font-size="10pt" style:font-size-asian="10pt" style:font-name-complex="Courier New" style:font-size-complex="10pt" style:font-weight-complex="bold"/>
    </style:style>
    <style:style style:name="T15" style:family="text">
      <style:text-properties style:font-name="Courier New" fo:font-size="10pt" style:font-size-asian="10pt" style:font-name-complex="Courier New" style:font-size-complex="8pt"/>
    </style:style>
    <style:style style:name="T16" style:family="text">
      <style:text-properties style:font-name="Courier New" fo:font-size="10pt" style:font-name-asian="Courier New" style:font-size-asian="10pt" style:font-name-complex="Courier New"/>
    </style:style>
    <style:style style:name="T17" style:family="text">
      <style:text-properties style:font-name="Courier New" fo:font-size="10pt" style:font-name-asian="Courier New" style:font-size-asian="10pt" style:font-name-complex="Courier New" style:font-size-complex="10pt"/>
    </style:style>
    <style:style style:name="T18" style:family="text">
      <style:text-properties style:font-name="Courier New" fo:font-size="10pt" style:font-name-asian="Courier New" style:font-size-asian="10pt" style:font-name-complex="Courier New" style:font-size-complex="10pt" style:font-weight-complex="bold"/>
    </style:style>
    <style:style style:name="T19" style:family="text">
      <style:text-properties style:font-name="Courier New" fo:font-size="10pt" style:font-name-asian="Courier New" style:font-size-asian="10pt" style:font-name-complex="Courier New" style:font-size-complex="8pt"/>
    </style:style>
    <style:style style:name="T20" style:family="text">
      <style:text-properties style:font-name="Courier New" fo:font-size="10pt" fo:language="en" fo:country="GB" style:font-size-asian="10pt" style:font-name-complex="Courier New"/>
    </style:style>
    <style:style style:name="T21" style:family="text">
      <style:text-properties style:font-name="Courier New" fo:font-size="10pt" fo:language="en" fo:country="GB" style:font-size-asian="10pt" style:font-name-complex="Courier New" style:font-size-complex="10pt"/>
    </style:style>
    <style:style style:name="T22" style:family="text">
      <style:text-properties style:font-name="Courier New" fo:font-size="10pt" fo:language="en" fo:country="GB" style:font-name-asian="Courier New" style:font-size-asian="10pt" style:font-name-complex="Courier New"/>
    </style:style>
    <style:style style:name="T23" style:family="text">
      <style:text-properties style:font-name="Courier New" fo:font-size="10pt" fo:language="en" fo:country="GB" style:font-name-asian="Courier New" style:font-size-asian="10pt" style:font-name-complex="Courier New" style:font-size-complex="10pt"/>
    </style:style>
    <style:style style:name="T24" style:family="text">
      <style:text-properties style:font-name="Courier New" fo:font-size="10pt" fo:font-style="italic" style:font-size-asian="10pt" style:font-style-asian="italic" style:font-name-complex="Courier New" style:font-size-complex="10pt"/>
    </style:style>
    <style:style style:name="T25" style:family="text">
      <style:text-properties style:font-name="Courier New" fo:font-size="10pt" fo:font-style="italic" style:font-size-asian="10pt" style:font-style-asian="italic" style:font-name-complex="Courier New" style:font-size-complex="10pt" style:font-style-complex="italic"/>
    </style:style>
    <style:style style:name="T26" style:family="text">
      <style:text-properties style:font-name="Courier New" fo:font-size="10pt" fo:font-style="italic" style:font-name-asian="Courier New" style:font-size-asian="10pt" style:font-style-asian="italic" style:font-name-complex="Courier New" style:font-size-complex="10pt"/>
    </style:style>
    <style:style style:name="T27" style:family="text">
      <style:text-properties style:font-name="Courier New" fo:font-size="10pt" fo:font-weight="bold" style:font-size-asian="10pt" style:font-weight-asian="bold" style:font-name-complex="Courier New"/>
    </style:style>
    <style:style style:name="T28" style:family="text">
      <style:text-properties style:font-name="Courier New" fo:font-size="10pt" fo:font-weight="bold" style:font-size-asian="10pt" style:font-weight-asian="bold" style:font-name-complex="Courier New" style:font-size-complex="10pt"/>
    </style:style>
    <style:style style:name="T29" style:family="text">
      <style:text-properties style:font-name="Courier New" fo:font-size="10pt" fo:font-weight="bold" style:font-size-asian="10pt" style:font-weight-asian="bold" style:font-name-complex="Courier New" style:font-size-complex="10pt" style:font-weight-complex="bold"/>
    </style:style>
    <style:style style:name="T30" style:family="text">
      <style:text-properties style:font-name="Courier New" fo:font-size="10pt" fo:font-weight="bold" style:font-size-asian="10pt" style:font-weight-asian="bold" style:font-name-complex="Courier New" style:font-weight-complex="bold"/>
    </style:style>
    <style:style style:name="T31" style:family="text">
      <style:text-properties style:font-name="Courier New" fo:font-size="10pt" fo:font-weight="bold" style:font-name-asian="Courier New" style:font-size-asian="10pt" style:font-weight-asian="bold" style:font-name-complex="Courier New"/>
    </style:style>
    <style:style style:name="T32" style:family="text">
      <style:text-properties style:font-name="Courier New" fo:font-size="10pt" fo:font-weight="bold" style:font-name-asian="Courier New" style:font-size-asian="10pt" style:font-weight-asian="bold" style:font-name-complex="Courier New" style:font-size-complex="10pt"/>
    </style:style>
    <style:style style:name="T33" style:family="text">
      <style:text-properties style:font-name="Courier New" fo:font-size="10pt" fo:font-weight="bold" style:font-name-asian="Courier New" style:font-size-asian="10pt" style:font-weight-asian="bold" style:font-name-complex="Courier New" style:font-weight-complex="bold"/>
    </style:style>
    <style:style style:name="T34" style:family="text">
      <style:text-properties style:font-name="Courier New" fo:font-size="10pt" fo:language="fr" fo:country="FR" style:font-size-asian="10pt" style:font-name-complex="Courier New" style:font-size-complex="10pt"/>
    </style:style>
    <style:style style:name="T35" style:family="text">
      <style:text-properties style:font-name="Courier New" fo:font-size="10pt" fo:language="fr" fo:country="FR" style:font-name-asian="Courier New" style:font-size-asian="10pt" style:font-name-complex="Courier New" style:font-size-complex="10pt"/>
    </style:style>
    <style:style style:name="T36" style:family="text">
      <style:text-properties style:font-name="Courier New" fo:font-size="10pt" fo:language="de" fo:country="DE" style:font-size-asian="10pt" style:font-name-complex="Courier New"/>
    </style:style>
    <style:style style:name="T37" style:family="text">
      <style:text-properties style:font-name="Courier New" fo:font-size="10pt" fo:language="nl" fo:country="NL" style:font-name-asian="Courier New" style:font-size-asian="10pt" style:font-name-complex="Courier New"/>
    </style:style>
    <style:style style:name="T38" style:family="text">
      <style:text-properties style:font-name="Courier New" fo:font-size="10pt" fo:language="en" fo:country="US" style:font-size-asian="10pt" style:font-name-complex="Courier New" style:font-size-complex="10pt"/>
    </style:style>
    <style:style style:name="T39" style:family="text">
      <style:text-properties style:font-name="Courier New" fo:font-size="10pt" fo:font-weight="normal" style:font-name-asian="Courier New" style:font-size-asian="10pt" style:font-weight-asian="normal" style:font-name-complex="Courier New" style:font-size-complex="10pt" style:font-weight-complex="normal"/>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font-size-complex="10pt"/>
    </style:style>
    <style:style style:name="T42" style:family="text">
      <style:text-properties style:font-name="Courier New" fo:font-size="7pt" style:font-size-asian="7pt" style:font-name-complex="Courier New" style:font-size-complex="8pt"/>
    </style:style>
    <style:style style:name="T43" style:family="text">
      <style:text-properties style:font-name="Courier New" fo:font-size="7pt" style:font-name-asian="Courier New" style:font-size-asian="7pt" style:font-name-complex="Courier New" style:font-size-complex="8pt"/>
    </style:style>
    <style:style style:name="T44" style:family="text">
      <style:text-properties style:font-name="Courier New" fo:font-size="8pt" style:font-size-asian="8pt" style:font-name-complex="Courier New" style:font-size-complex="8pt"/>
    </style:style>
    <style:style style:name="T45" style:family="text">
      <style:text-properties style:font-name="Courier New" fo:font-size="8pt" style:font-name-asian="Courier New" style:font-size-asian="8pt" style:font-name-complex="Courier New" style:font-size-complex="8pt"/>
    </style:style>
    <style:style style:name="T46" style:family="text">
      <style:text-properties style:font-name="Courier New" fo:font-size="8pt" fo:font-weight="bold" style:font-size-asian="8pt" style:font-weight-asian="bold" style:font-name-complex="Courier New" style:font-size-complex="8pt"/>
    </style:style>
    <style:style style:name="T47" style:family="text">
      <style:text-properties style:font-name="Courier New" fo:font-size="11pt" style:font-size-asian="11pt" style:font-name-complex="Courier New"/>
    </style:style>
    <style:style style:name="T48" style:family="text">
      <style:text-properties style:font-name="Courier New" fo:font-size="11pt" style:font-name-asian="Courier New" style:font-size-asian="11pt" style:font-name-complex="Courier New"/>
    </style:style>
    <style:style style:name="T49" style:family="text">
      <style:text-properties fo:font-weight="bold" style:font-weight-asian="bold" style:font-weight-complex="bold"/>
    </style:style>
    <style:style style:name="T50" style:family="text">
      <style:text-properties style:font-name-asian="Courier New"/>
    </style:style>
    <style:style style:name="T51" style:family="text">
      <style:text-properties fo:font-style="italic" style:font-style-asian="italic"/>
    </style:style>
    <style:style style:name="T52" style:family="text">
      <style:text-properties fo:font-style="italic" style:font-style-asian="italic" style:font-style-complex="italic"/>
    </style:style>
    <style:style style:name="T53" style:family="text">
      <style:text-properties style:font-name="Courier" fo:font-size="10pt" fo:language="en" fo:country="GB" style:font-size-asian="10pt" style:font-name-complex="Courier" style:font-size-complex="10pt"/>
    </style:style>
    <style:style style:name="T54" style:family="text">
      <style:text-properties style:font-name="Courier" fo:font-size="10pt" fo:language="en" fo:country="GB" style:font-name-asian="Courier" style:font-size-asian="10pt" style:font-name-complex="Courier" style:font-size-complex="10pt"/>
    </style:style>
    <style:style style:name="T55" style:family="text">
      <style:text-properties style:font-name="Courier" fo:font-size="10pt" fo:language="en" fo:country="GB" fo:font-weight="bold" style:font-size-asian="10pt" style:font-weight-asian="bold" style:font-name-complex="Courier" style:font-size-complex="10pt"/>
    </style:style>
    <style:style style:name="T56" style:family="text">
      <style:text-properties style:font-name="Courier" fo:font-size="8pt" fo:language="en" fo:country="GB" style:font-size-asian="8pt" style:font-name-complex="Courier" style:font-size-complex="8pt"/>
    </style:style>
    <style:style style:name="T57" style:family="text">
      <style:text-properties style:font-name="Courier" fo:font-size="8pt" fo:language="en" fo:country="GB" style:font-name-asian="Courier" style:font-size-asian="8pt" style:font-name-complex="Courier" style:font-size-complex="8pt"/>
    </style:style>
    <style:style style:name="T58" style:family="text">
      <style:text-properties style:font-name-asian="Courier"/>
    </style:style>
    <style:style style:name="T59" style:family="text">
      <style:text-properties fo:font-style="normal" style:font-style-asian="normal"/>
    </style:style>
    <style:style style:name="T60" style:family="text">
      <style:text-properties style:text-underline-style="solid" style:text-underline-width="auto" style:text-underline-color="font-color"/>
    </style:style>
    <style:style style:name="T61" style:family="text">
      <style:text-properties fo:font-size="18pt" fo:language="en" fo:country="GB" style:font-size-asian="18pt" style:font-size-complex="18pt"/>
    </style:style>
    <style:style style:name="T62" style:family="text">
      <style:text-properties fo:font-size="18pt" fo:language="en" fo:country="GB" style:font-name-asian="Arial" style:font-size-asian="18pt" style:font-size-complex="18pt"/>
    </style:style>
    <style:style style:name="T63" style:family="text">
      <style:text-properties style:font-name="times new roman" fo:font-size="12pt" fo:language="en" fo:country="GB" style:font-size-asian="12pt" style:font-name-complex="Courier New" style:font-size-complex="12pt"/>
    </style:style>
    <style:style style:name="T64" style:family="text">
      <style:text-properties fo:color="#000000" style:text-underline-style="none"/>
    </style:style>
    <style:style style:name="T65" style:family="text">
      <style:text-properties style:font-name="Courier New1" fo:font-size="10pt" fo:language="en" fo:country="GB" style:font-size-asian="10pt" style:font-size-complex="10pt"/>
    </style:style>
    <style:style style:name="T66" style:family="text">
      <style:text-properties fo:language="en" fo:country="US"/>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6" text:outline-level="1" text:is-list-header="true"/>
      <text:h text:style-name="P107" text:outline-level="1" text:is-list-header="true"/>
      <text:h text:style-name="P103" text:outline-level="1" text:is-list-header="true"/>
      <text:h text:style-name="P104" text:outline-level="1" text:is-list-header="true"><text:bookmark-start text:name="__RefHeading__3_1130515171"/><text:span text:style-name="T1">Robinhood</text:span><text:span text:style-name="T2"> </text:span><text:span text:style-name="T1">PolicyEngine<text:line-break/><text:line-break/>First steps (tutorial)<text:line-break/><text:line-break/></text:span><text:span text:style-name="T61">Temporary</text:span><text:span text:style-name="T62"> </text:span><text:span text:style-name="T61">Filesystem</text:span><text:span text:style-name="T62"> </text:span><text:span text:style-name="T61">Manager</text:span><text:bookmark-end text:name="__RefHeading__3_1130515171"/></text:h>
      <text:p text:style-name="P1"/>
      <text:p text:style-name="P2"/>
      <text:p text:style-name="P2">Thomas LEIBOVICI</text:p>
      <text:p text:style-name="P2">CEA/DAM</text:p>
      <text:p text:style-name="P2"/>
      <text:p text:style-name="P2">&lt;thomas.leibovici@cea.fr&gt;</text:p>
      <text:p text:style-name="P2"/>
      <text:p text:style-name="P2">V2.5.1</text:p>
      <text:p text:style-name="P2"/>
      <text:p text:style-name="P2">March 14th, 2014</text:p>
      <text:h text:style-name="P108" text:outline-level="1" text:is-list-header="true"><text:bookmark-start text:name="__RefHeading__5_1130515171"/>Table<text:span text:style-name="T3"> </text:span>of<text:span text:style-name="T3"> </text:span>contents<text:bookmark-end text:name="__RefHeading__5_1130515171"/></text:h>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847cm" style:leader-char=" " style:with-tab="false"/>
            <text:index-entry-tab-stop style:type="left" style:position="15.984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Heading"/>
          </text:index-source-styles>
        </text:table-of-content-source>
        <text:index-body>
          <text:p text:style-name="P74"><text:a xlink:type="simple" xlink:href="#__RefHeading__7_1130515171">1. Installation<text:tab/>3</text:a></text:p>
          <text:p text:style-name="P74"><text:a xlink:type="simple" xlink:href="#__RefHeading__9_1130515171">2. Run your first Robinhood instance<text:tab/>5</text:a></text:p>
          <text:p text:style-name="P74"><text:a xlink:type="simple" xlink:href="#__RefHeading__11_1130515171">3. Scan options and alerts<text:tab/>9</text:a></text:p>
          <text:p text:style-name="P74"><text:a xlink:type="simple" xlink:href="#__RefHeading__13_1130515171">4. Resource monitoring and purges<text:tab/>11</text:a></text:p>
          <text:p text:style-name="P74"><text:a xlink:type="simple" xlink:href="#__RefHeading__15_1130515171">5. Directory removal<text:tab/>15</text:a></text:p>
          <text:p text:style-name="P74"><text:a xlink:type="simple" xlink:href="#__RefHeading__17_1130515171">6. Setting up web interface<text:tab/>16</text:a></text:p>
          <text:p text:style-name="P74"><text:a xlink:type="simple" xlink:href="#__RefHeading__19_1130515171">7. Robinhood on Lustre<text:tab/>17</text:a></text:p>
          <text:p text:style-name="P74"><text:a xlink:type="simple" xlink:href="#__RefHeading__21_1130515171">8. Optimizations and compatibility<text:tab/>19</text:a></text:p>
          <text:p text:style-name="P74"><text:a xlink:type="simple" xlink:href="#__RefHeading__23_1130515171">9. Getting more information<text:tab/>22</text:a></text:p>
        </text:index-body>
      </text:table-of-content>
      <text:h text:style-name="P109" text:outline-level="1" text:is-list-header="true"/>
      <text:h text:style-name="P109" text:outline-level="1" text:is-list-header="true"/>
      <text:p text:style-name="P37">The purpose of this document is to guide you for the first steps of Robinhood installation and configuration. We will first run a very simple instance of Robinhood for <text:span text:style-name="T4">statistics and monitoring purpose only. Then we will configure it for purging files when disk space is missing. Finally we will deal with more advanced usage, by defining filesets and associating different purge policies to them.</text:span></text:p>
      <text:p text:style-name="P3"/>
      <text:list xml:id="list9021826980362590885" text:style-name="WW8Num14">
        <text:list-item>
          <text:h text:style-name="P105" text:outline-level="1"><text:bookmark-start text:name="__RefHeading__7_1130515171"/>Installation<text:bookmark-end text:name="__RefHeading__7_1130515171"/></text:h>
          <text:list>
            <text:list-item>
              <text:h text:style-name="P111" text:outline-level="2">Robinhood</text:h>
              <text:list>
                <text:list-item>
                  <text:h text:style-name="P110" text:outline-level="3">Install<text:span text:style-name="T3"> </text:span>from<text:span text:style-name="T3"> </text:span>RPM</text:h>
                </text:list-item>
              </text:list>
            </text:list-item>
          </text:list>
        </text:list-item>
      </text:list>
      <text:p text:style-name="Standard"/>
      <text:p text:style-name="Standard">Pre-generated RPMs can be downloaded on sourceforge, for the following configurations:</text:p>
      <text:list xml:id="list215422102634945512" text:style-name="WW8Num6">
        <text:list-item>
          <text:p text:style-name="P75">x86_64 architecture , RedHat 5/6 Linux families</text:p>
        </text:list-item>
        <text:list-item>
          <text:p text:style-name="P75">MySQL database 5.x</text:p>
        </text:list-item>
        <text:list-item>
          <text:p text:style-name="P75">Posix filesystems, Lustre 1.8, 2.1, 2.2, 2.3, 2.4, 2.5<text:line-break/></text:p>
        </text:list-item>
      </text:list>
      <text:p text:style-name="Standard">Purpose specific RPM: <text:span text:style-name="T13">robinhood-tmpfs</text:span></text:p>
      <text:p text:style-name="Standard">It includes:</text:p>
      <text:list xml:id="list1779560962" text:continue-numbering="true" text:style-name="WW8Num6">
        <text:list-item>
          <text:p text:style-name="P75">‘robinhood’ daemon</text:p>
        </text:list-item>
        <text:list-item>
          <text:p text:style-name="P76">Reporting and other commands: ‘rbh-report’, ‘rbh-find’, ‘rbh-du’ and 'rbh-diff'</text:p>
        </text:list-item>
        <text:list-item>
          <text:p text:style-name="P75">configuration templates</text:p>
        </text:list-item>
        <text:list-item>
          <text:p text:style-name="P75">/etc/init.d/robinhood init script</text:p>
        </text:list-item>
      </text:list>
      <text:p text:style-name="Standard"/>
      <text:p text:style-name="Standard">admin RPM (all purposes): <text:span text:style-name="T13">robinhood-adm</text:span></text:p>
      <text:p text:style-name="Standard">Includes ‘rbh-config’ configuration helper</text:p>
      <text:p text:style-name="P3"/>
      <text:p text:style-name="P3"><text:span text:style-name="T13">robinhood-webgui</text:span> RPM installs a web interface to visualize stats from Robinhood database. See section <text:bookmark-ref text:reference-format="chapter" text:ref-name="_Ref301863147">6</text:bookmark-ref> for more details about this interface.</text:p>
      <text:p text:style-name="Standard"/>
      <text:list xml:id="list1333274670" text:continue-list="list9021826980362590885" text:style-name="WW8Num14">
        <text:list-item>
          <text:list>
            <text:list-item>
              <text:list>
                <text:list-item>
                  <text:h text:style-name="P110" text:outline-level="3">Build<text:span text:style-name="T3"> </text:span>and<text:span text:style-name="T3"> </text:span>install<text:span text:style-name="T3"> </text:span>from<text:span text:style-name="T3"> </text:span>the<text:span text:style-name="T3"> </text:span>source<text:span text:style-name="T3"> </text:span>tarball</text:h>
                  <text:list>
                    <text:list-item>
                      <text:h text:style-name="P110" text:outline-level="3">Requirements</text:h>
                    </text:list-item>
                  </text:list>
                </text:list-item>
              </text:list>
            </text:list-item>
          </text:list>
        </text:list-item>
      </text:list>
      <text:p text:style-name="Standard"/>
      <text:p text:style-name="Standard">Before building Robinhood, make sure the following packages are installed on your system:</text:p>
      <text:list xml:id="list3937652917169824787" text:style-name="WW8Num5">
        <text:list-item>
          <text:p text:style-name="P77">mysql-devel</text:p>
        </text:list-item>
        <text:list-item>
          <text:p text:style-name="P77">lustre API library (if Robinhood is to be run on a Lustre filesystem):<text:line-break/>‘/usr/include/liblustreapi.h’ and ‘/usr/lib*/liblustreapi.a’ are installed by lustre rpm.</text:p>
        </text:list-item>
      </text:list>
      <text:p text:style-name="P7"/>
      <text:list xml:id="list929897936" text:continue-list="list1333274670" text:style-name="WW8Num14">
        <text:list-item>
          <text:list>
            <text:list-item>
              <text:list>
                <text:list-item>
                  <text:list>
                    <text:list-item>
                      <text:h text:style-name="P110" text:outline-level="3">Build</text:h>
                    </text:list-item>
                  </text:list>
                </text:list-item>
              </text:list>
            </text:list-item>
          </text:list>
        </text:list-item>
      </text:list>
      <text:p text:style-name="P7"/>
      <text:p text:style-name="Standard">Retrieve Robinhood tarball from sourceforge: <text:a xlink:type="simple" xlink:href="http://sourceforge.net/projects/robinhood/"><text:span text:style-name="Internet_20_link">http://sourceforge.net/projects/robinhood</text:span></text:a></text:p>
      <text:p text:style-name="Standard"/>
      <text:p text:style-name="Standard">Unzip and untar the sources:</text:p>
      <text:p text:style-name="P38"/>
      <text:p text:style-name="P48"><text:span text:style-name="T13">tar</text:span><text:span text:style-name="T17"> </text:span><text:span text:style-name="T13">zxvf</text:span><text:span text:style-name="T17"> <text:s/></text:span><text:span text:style-name="T13">robinhood-2.5.1.tar.gz</text:span></text:p>
      <text:p text:style-name="P48"><text:span text:style-name="T13">cd</text:span><text:span text:style-name="T17"> </text:span><text:span text:style-name="T13">robinhood-2.5.1</text:span></text:p>
      <text:p text:style-name="Standard"><text:soft-page-break/></text:p>
      <text:p text:style-name="Standard">Then, use the “configure” script to generate Makefiles:</text:p>
      <text:list xml:id="list6611105449864774521" text:style-name="WW8Num1">
        <text:list-item>
          <text:p text:style-name="P78">use the <text:span text:style-name="T13">--with-purpose=TMPFS</text:span> option for using it as a temporary filesystem manager;<text:line-break/></text:p>
        </text:list-item>
      </text:list>
      <text:p text:style-name="P49">./configure<text:span text:style-name="T50"> </text:span>--with-purpose=TMPFS</text:p>
      <text:p text:style-name="P12"/>
      <text:p text:style-name="Standard">Other ‘<text:span text:style-name="T12">./configure</text:span>’ options:</text:p>
      <text:list xml:id="list274072396" text:continue-numbering="true" text:style-name="WW8Num1">
        <text:list-item>
          <text:p text:style-name="P78">You can change the default prefix of installation path (default is /usr) using:<text:line-break/>‘<text:span text:style-name="T13">--prefix=&lt;path&gt;</text:span>’</text:p>
        </text:list-item>
        <text:list-item>
          <text:p text:style-name="P78">If you want to disable Lustre specific features (getting stripe info, purge by OST…), use the ‘<text:span text:style-name="T12">--disable-lustre</text:span>’ option.</text:p>
        </text:list-item>
      </text:list>
      <text:p text:style-name="P12"/>
      <text:p text:style-name="Standard">Finally, build the RPMs:</text:p>
      <text:p text:style-name="P48"><text:span text:style-name="T13">make</text:span><text:span text:style-name="T17"> </text:span><text:span text:style-name="T13">rpm</text:span></text:p>
      <text:p text:style-name="P12"/>
      <text:p text:style-name="P3">RPMs are generated in the ‘rpms/RPMS/&lt;arch&gt;’ directory. RPM is eventually tagged with the lustre version it was built for.</text:p>
      <text:p text:style-name="Standard"/>
      <text:list xml:id="list1028191485" text:continue-list="list929897936" text:style-name="WW8Num14">
        <text:list-item>
          <text:list>
            <text:list-item>
              <text:h text:style-name="P111" text:outline-level="2">MySQL<text:span text:style-name="T3"> </text:span>database</text:h>
            </text:list-item>
          </text:list>
        </text:list-item>
      </text:list>
      <text:p text:style-name="Standard"/>
      <text:p text:style-name="Standard">Robinhood needs a MySQL database for storing its data. This database can run on a different machine than the Robinhood commands.</text:p>
      <text:p text:style-name="Standard"/>
      <text:list xml:id="list1301590988" text:continue-numbering="true" text:style-name="WW8Num14">
        <text:list-item>
          <text:list>
            <text:list-item>
              <text:list>
                <text:list-item>
                  <text:h text:style-name="P113" text:outline-level="2">Requirements</text:h>
                </text:list-item>
              </text:list>
            </text:list-item>
          </text:list>
        </text:list-item>
      </text:list>
      <text:p text:style-name="Standard"/>
      <text:p text:style-name="Standard">Install <text:span text:style-name="T51">mysql</text:span> and <text:span text:style-name="T51">mysql-server</text:span> packages on the node where you want to run the database engine.</text:p>
      <text:p text:style-name="Standard"/>
      <text:p text:style-name="Standard">Start the database engine:<text:line-break/><text:span text:style-name="T13">service</text:span><text:span text:style-name="T17"> </text:span><text:span text:style-name="T13">mysqld</text:span><text:span text:style-name="T17"> </text:span><text:span text:style-name="T13">start</text:span></text:p>
      <text:p text:style-name="Standard"/>
      <text:p text:style-name="Standard"/>
      <text:list xml:id="list592800823" text:continue-numbering="true" text:style-name="WW8Num14">
        <text:list-item>
          <text:list>
            <text:list-item>
              <text:list>
                <text:list-item>
                  <text:h text:style-name="P113" text:outline-level="2">Creating<text:span text:style-name="T3"> </text:span>database</text:h>
                </text:list-item>
              </text:list>
            </text:list-item>
          </text:list>
        </text:list-item>
      </text:list>
      <text:p text:style-name="Standard"/>
      <text:p text:style-name="P7">With the helper script:</text:p>
      <text:p text:style-name="P7"/>
      <text:p text:style-name="P3">To easily create robinhood database, you can use the ‘rbh-config’ script. Run this script on the database host to check your system configuration and perform database creation steps:</text:p>
      <text:p text:style-name="P24"/>
      <text:p text:style-name="P13">#<text:span text:style-name="T50"> </text:span>check<text:span text:style-name="T50"> </text:span>database<text:span text:style-name="T50"> </text:span>requirements:</text:p>
      <text:p text:style-name="P3"><text:span text:style-name="T13">rbh</text:span><text:span text:style-name="T13">-config</text:span><text:span text:style-name="T17"> </text:span><text:span text:style-name="T13">precheck_db</text:span></text:p>
      <text:p text:style-name="P13"><text:line-break/>#<text:span text:style-name="T50"> </text:span>create<text:span text:style-name="T50"> </text:span>the<text:span text:style-name="T50"> </text:span>database:</text:p>
      <text:p text:style-name="P3"><text:span text:style-name="T13">rbh</text:span><text:span text:style-name="T13">-config</text:span><text:span text:style-name="T17"> </text:span><text:span text:style-name="T13">create_db</text:span></text:p>
      <text:p text:style-name="P13"/>
      <text:p text:style-name="Standard">Note: i<text:span text:style-name="T4">f no option is given to </text:span><text:span text:style-name="T21">rbh-config</text:span><text:span text:style-name="T4">, it prompts for configuration parameters interactively. Else, if you specify parameters on command line, it runs in batch mode.</text:span></text:p>
      <text:p text:style-name="P17"/>
      <text:p text:style-name="P13"><text:soft-page-break/></text:p>
      <text:p text:style-name="P3">Write the database password to a file with restricted access (root/600),</text:p>
      <text:p text:style-name="P3">e.g.<text:span text:style-name="T40"> </text:span><text:span text:style-name="T13">/etc/robinhood.d/.dbpassword</text:span></text:p>
      <text:p text:style-name="P13"/>
      <text:p text:style-name="P7">or manually:</text:p>
      <text:p text:style-name="P13"/>
      <text:p text:style-name="Standard">Alternatively, if you want a better control on the database configuration and access rights, you can perform the following steps of your own:</text:p>
      <text:p text:style-name="Standard"/>
      <text:list xml:id="list1172767370217824868" text:style-name="WW8Num11">
        <text:list-item>
          <text:p text:style-name="P79">Create the database (one per filesystem) using the <text:span text:style-name="T13">mysqladmin</text:span> command:<text:line-break/><text:span text:style-name="T13">mysqladmin</text:span><text:span text:style-name="T17"> </text:span><text:span text:style-name="T13">create</text:span><text:span text:style-name="T17"> </text:span><text:span text:style-name="T24">&lt;robinhood_db_name&gt;</text:span></text:p>
        </text:list-item>
      </text:list>
      <text:p text:style-name="Standard"/>
      <text:list xml:id="list477732794" text:continue-numbering="true" text:style-name="WW8Num11">
        <text:list-item>
          <text:p text:style-name="P79">Connect to the database:<text:line-break/><text:span text:style-name="T13">mysql</text:span><text:span text:style-name="T17"> </text:span><text:span text:style-name="T24">&lt;robinhood_db_name&gt;</text:span></text:p>
        </text:list-item>
      </text:list>
      <text:p text:style-name="Standard"/>
      <text:p text:style-name="P38">Then execute the following commands in the MySQL session:</text:p>
      <text:p text:style-name="P38"/>
      <text:list xml:id="list557353181" text:continue-numbering="true" text:style-name="WW8Num11">
        <text:list-item>
          <text:list>
            <text:list-item>
              <text:p text:style-name="P79"><text:span text:style-name="T13">GRANT</text:span><text:span text:style-name="T17"> </text:span><text:span text:style-name="T13">USAGE</text:span><text:span text:style-name="T17"> </text:span><text:span text:style-name="T13">ON</text:span><text:span text:style-name="T17"> </text:span><text:span text:style-name="T24">robinhood_db_name.*</text:span><text:span text:style-name="T26"> </text:span><text:span text:style-name="T24">TO</text:span><text:span text:style-name="T26"> ‘</text:span><text:span text:style-name="T24">robinhood</text:span><text:span text:style-name="T26">’</text:span><text:span text:style-name="T24">@</text:span><text:span text:style-name="T26">’</text:span><text:span text:style-name="T24">%</text:span><text:span text:style-name="T26">’</text:span><text:span text:style-name="T17"> </text:span><text:span text:style-name="T13">identified</text:span><text:span text:style-name="T17"> </text:span><text:span text:style-name="T13">by</text:span><text:span text:style-name="T17"> ‘</text:span><text:span text:style-name="T13">password</text:span><text:span text:style-name="T17">’</text:span><text:span text:style-name="T13">;</text:span></text:p>
            </text:list-item>
            <text:list-item>
              <text:p text:style-name="P79"><text:span text:style-name="T13">GRANT</text:span><text:span text:style-name="T17"> </text:span><text:span text:style-name="T13">ALL</text:span><text:span text:style-name="T17"> </text:span><text:span text:style-name="T13">PRIVILEGES</text:span><text:span text:style-name="T17"> </text:span><text:span text:style-name="T13">ON</text:span><text:span text:style-name="T17"> </text:span><text:span text:style-name="T24">robinhood_db_name.*</text:span><text:span text:style-name="T26"> </text:span><text:span text:style-name="T24">TO</text:span><text:span text:style-name="T26"> ‘</text:span><text:span text:style-name="T24">robinhood</text:span><text:span text:style-name="T26">’</text:span><text:span text:style-name="T24">@</text:span><text:span text:style-name="T26">’</text:span><text:span text:style-name="T24">%</text:span><text:span text:style-name="T26">’ </text:span><text:span text:style-name="T13">identified</text:span><text:span text:style-name="T17"> </text:span><text:span text:style-name="T13">by</text:span><text:span text:style-name="T17"> ‘</text:span><text:span text:style-name="T13">password</text:span><text:span text:style-name="T17">’</text:span><text:span text:style-name="T13">;</text:span></text:p>
            </text:list-item>
            <text:list-item>
              <text:p text:style-name="P79">The ‘super’ privilege is required for creating DB triggers (needed for accounting optimizations):<text:line-break/><text:span text:style-name="T13">GRANT</text:span><text:span text:style-name="T17"> </text:span><text:span text:style-name="T13">SUPER</text:span><text:span text:style-name="T17"> </text:span><text:span text:style-name="T13">ON</text:span><text:span text:style-name="T17"> </text:span><text:span text:style-name="T13">*.*</text:span><text:span text:style-name="T17"> </text:span><text:span text:style-name="T13">TO</text:span><text:span text:style-name="T17"> </text:span><text:span text:style-name="T13">'robinhood'@'%'</text:span><text:span text:style-name="T17"> </text:span><text:span text:style-name="T13">IDENTIFIED</text:span><text:span text:style-name="T17"> </text:span><text:span text:style-name="T13">BY</text:span><text:span text:style-name="T17"> </text:span><text:span text:style-name="T13">'</text:span><text:span text:style-name="T25">password</text:span><text:span text:style-name="T13">'</text:span><text:span text:style-name="T17"> </text:span><text:span text:style-name="T13">;</text:span></text:p>
            </text:list-item>
            <text:list-item>
              <text:p text:style-name="P79">Refresh server access settings:<text:line-break/><text:span text:style-name="T13">FLUSH</text:span><text:span text:style-name="T17"> </text:span><text:span text:style-name="T13">PRIVILEGES</text:span><text:span text:style-name="T17"> </text:span><text:span text:style-name="T13">;</text:span></text:p>
            </text:list-item>
          </text:list>
        </text:list-item>
      </text:list>
      <text:p text:style-name="P12"/>
      <text:list xml:id="list851339832" text:continue-numbering="true" text:style-name="WW8Num11">
        <text:list-item>
          <text:list>
            <text:list-item>
              <text:p text:style-name="P79">You can check user privileges using:<text:line-break/><text:span text:style-name="T13">SHOW</text:span><text:span text:style-name="T17"> </text:span><text:span text:style-name="T13">GRANTS</text:span><text:span text:style-name="T17"> </text:span><text:span text:style-name="T13">FOR</text:span><text:span text:style-name="T17"> </text:span><text:span text:style-name="T13">robinhood</text:span><text:span text:style-name="T17"> </text:span><text:span text:style-name="T13">;</text:span></text:p>
            </text:list-item>
          </text:list>
        </text:list-item>
      </text:list>
      <text:p text:style-name="P12"/>
      <text:list xml:id="list1292642622" text:continue-numbering="true" text:style-name="WW8Num11">
        <text:list-item>
          <text:p text:style-name="P79">For testing access to database, execute the following command on the machine where robinhood will be running :<text:line-break/><text:span text:style-name="T13">mysql</text:span><text:span text:style-name="T17"> </text:span><text:span text:style-name="T13">--user=</text:span><text:span text:style-name="T24">robinhood</text:span><text:span text:style-name="T17"> </text:span><text:span text:style-name="T13">--password=</text:span><text:span text:style-name="T24">password</text:span><text:span text:style-name="T17"> </text:span><text:span text:style-name="T13">--host=</text:span><text:span text:style-name="T24">db_host</text:span><text:span text:style-name="T26"> </text:span><text:span text:style-name="T24">robinhood_db_name</text:span></text:p>
        </text:list-item>
      </text:list>
      <text:p text:style-name="Standard"/>
      <text:p text:style-name="P38">If the command is successful, a SQL shell is started. Else, you will get a ‘permission denied’ error.<text:span text:style-name="T13"><text:line-break/></text:span></text:p>
      <text:p text:style-name="Standard">At this time, the database schema is empty. Robinhood will automatically create it the first time it is launched.</text:p>
      <text:p text:style-name="Standard"/>
      <text:list xml:id="list61098304" text:continue-list="list592800823" text:style-name="WW8Num14">
        <text:list-item>
          <text:h text:style-name="P105" text:outline-level="1"><text:bookmark-start text:name="__RefHeading__9_1130515171"/>Run<text:span text:style-name="T3"> </text:span>your<text:span text:style-name="T3"> </text:span>first<text:span text:style-name="T3"> </text:span>Robinhood<text:span text:style-name="T3"> </text:span>instance<text:bookmark-end text:name="__RefHeading__9_1130515171"/></text:h>
        </text:list-item>
      </text:list>
      <text:p text:style-name="Standard"/>
      <text:p text:style-name="P3">Let’s begin with a simple case: we want to monitor the content of <text:span text:style-name="T12">/tmp</text:span> ext3 filesystem, by scanning it periodically.</text:p>
      <text:list xml:id="list1911204026" text:continue-numbering="true" text:style-name="WW8Num14">
        <text:list-item>
          <text:list>
            <text:list-item>
              <text:h text:style-name="P111" text:outline-level="2">Configuration<text:span text:style-name="T3"> </text:span>file</text:h>
            </text:list-item>
          </text:list>
        </text:list-item>
      </text:list>
      <text:p text:style-name="P3"/>
      <text:p text:style-name="P3">We first need to write a very basic configuration file:</text:p>
      <text:p text:style-name="P3"/>
      <text:p text:style-name="P14"><text:soft-page-break/>General</text:p>
      <text:p text:style-name="P14">{</text:p>
      <text:p text:style-name="P14"><text:span text:style-name="T50"><text:s text:c="4"/></text:span>fs_path<text:span text:style-name="T50"> </text:span>=<text:span text:style-name="T50"> </text:span>"/tmp";</text:p>
      <text:p text:style-name="P14"><text:span text:style-name="T50"><text:s text:c="4"/></text:span>fs_type<text:span text:style-name="T50"> </text:span>=<text:span text:style-name="T50"> </text:span>ext3;</text:p>
      <text:p text:style-name="P14">}</text:p>
      <text:p text:style-name="P14">Log</text:p>
      <text:p text:style-name="P14">{</text:p>
      <text:p text:style-name="P3"><text:span text:style-name="T16"><text:s text:c="4"/></text:span><text:span text:style-name="T12">log_file</text:span><text:span text:style-name="T16"> <text:s text:c="6"/></text:span><text:span text:style-name="T12">=</text:span><text:span text:style-name="T16"> </text:span><text:span text:style-name="T12">"/var/log/robinhood/tmp_fs.log";</text:span></text:p>
      <text:p text:style-name="P3"><text:span text:style-name="T16"><text:s text:c="4"/></text:span><text:span text:style-name="T12">report_file</text:span><text:span text:style-name="T16"> <text:s text:c="3"/></text:span><text:span text:style-name="T12">=</text:span><text:span text:style-name="T16"> </text:span><text:span text:style-name="T12">"/var/log/robinhood/reports.log";</text:span></text:p>
      <text:p text:style-name="P14"><text:span text:style-name="T50"><text:s text:c="4"/></text:span>alert_file<text:tab/><text:span text:style-name="T50"> </text:span>=<text:span text:style-name="T50"> </text:span>"/var/log/robinhood/alerts.log";</text:p>
      <text:p text:style-name="P14">}</text:p>
      <text:p text:style-name="P14"/>
      <text:p text:style-name="P14">ListManager</text:p>
      <text:p text:style-name="P14">{</text:p>
      <text:p text:style-name="P14"><text:span text:style-name="T50"><text:s text:c="4"/></text:span>MySQL</text:p>
      <text:p text:style-name="P14"><text:span text:style-name="T50"><text:s text:c="4"/></text:span>{</text:p>
      <text:p text:style-name="P3"><text:span text:style-name="T16"><text:s text:c="8"/></text:span><text:span text:style-name="T12">server</text:span><text:span text:style-name="T16"> </text:span><text:span text:style-name="T12">=</text:span><text:span text:style-name="T16"> </text:span><text:span text:style-name="T12">db_host;</text:span></text:p>
      <text:p text:style-name="P14"><text:span text:style-name="T50"><text:s text:c="8"/></text:span>db<text:span text:style-name="T50"> </text:span>=<text:span text:style-name="T50"> </text:span>robinhood_test;</text:p>
      <text:p text:style-name="P14"><text:span text:style-name="T50"><text:s text:c="8"/></text:span>user<text:span text:style-name="T50"> </text:span>=<text:span text:style-name="T50"> </text:span>robinhood;</text:p>
      <text:p text:style-name="P3"><text:span text:style-name="T16"><text:s text:c="8"/></text:span><text:span text:style-name="T12">password_file</text:span><text:span text:style-name="T16"> </text:span><text:span text:style-name="T12">=</text:span><text:span text:style-name="T16"> </text:span><text:span text:style-name="T12">/etc/robinhood.d/.dbpassword;</text:span></text:p>
      <text:p text:style-name="P14"><text:span text:style-name="T50"><text:s text:c="4"/></text:span>}</text:p>
      <text:p text:style-name="P14">}</text:p>
      <text:p text:style-name="P8">General section:</text:p>
      <text:p text:style-name="P3">‘fs_path’ is the mount point of the filesystem we want to monitor.</text:p>
      <text:p text:style-name="P3">‘fs_type’ is the type of filesystem (as returned by mount). This parameter is used for sanity checks.</text:p>
      <text:p text:style-name="P3"/>
      <text:p text:style-name="P8">Log section:</text:p>
      <text:p text:style-name="P3">Make sure the log directory exists.</text:p>
      <text:p text:style-name="P3">Note1: you can also specify special values ‘stderr’, ‘stdout’ or ‘syslog’ for log parameters.</text:p>
      <text:p text:style-name="P3">Note2: robinhood is compliant with log rotation (if its log file is renamed, it will automatically switch to a new log file).</text:p>
      <text:p text:style-name="P14"/>
      <text:p text:style-name="P8">ListManager::MySQL section:</text:p>
      <text:p text:style-name="P3">This section is for configuring database access.</text:p>
      <text:p text:style-name="P3">Set the host name of the database server (<text:span text:style-name="T51">server</text:span> parameter), the database name (<text:span text:style-name="T51">db</text:span> parameter), the database user (<text:span text:style-name="T51">user</text:span> parameter) and specify a file where you wrote the password for connecting to the database (<text:span text:style-name="T51">password_file</text:span> parameter).</text:p>
      <text:p text:style-name="P3">/!\ Make sure the password file cannot be read by any user, by setting it a ‘600’ mode for example.</text:p>
      <text:p text:style-name="P3">If you don’t care about security, you can directly specify the password in the configuration file, by setting the <text:span text:style-name="T51">password</text:span> parameter.</text:p>
      <text:p text:style-name="P3">E.g.: <text:s/><text:span text:style-name="T13">password</text:span><text:span text:style-name="T17"> </text:span><text:span text:style-name="T13">=</text:span><text:span text:style-name="T17"> ‘</text:span><text:span text:style-name="T13">passw0rd</text:span><text:span text:style-name="T17">’ </text:span><text:span text:style-name="T13">;</text:span></text:p>
      <text:p text:style-name="P13"/>
      <text:list xml:id="list590382970" text:continue-numbering="true" text:style-name="WW8Num14">
        <text:list-item>
          <text:list>
            <text:list-item>
              <text:h text:style-name="P111" text:outline-level="2">Running<text:span text:style-name="T3"> </text:span>robinhood</text:h>
            </text:list-item>
          </text:list>
        </text:list-item>
      </text:list>
      <text:p text:style-name="Standard"/>
      <text:p text:style-name="Standard">For this first example, we just want to scan the filesystem once and exit, so we can get stats about current content of /tmp.</text:p>
      <text:p text:style-name="P3">Thus, we are going to run robinhood command with the ‘--scan’ option, and the ‘--once’ option so it will exit when the scan is finished.</text:p>
      <text:p text:style-name="P3">You can specify the configuration file using the ‘–f’ option, else it will use the first file in directory ‘<text:span text:style-name="T12">/etc/robinhood.d/tmpfs</text:span>’.</text:p>
      <text:p text:style-name="P3"><text:soft-page-break/>You can use a short name for a config file located in ‘<text:span text:style-name="T12">/etc/robinhood.d/tmpfs</text:span>’, e.g. ‘<text:span text:style-name="T12">test</text:span>’ for ‘<text:span text:style-name="T12">/etc/robinhood.d/tmpfs/test.conf</text:span>’.</text:p>
      <text:p text:style-name="P3">If you want to override configuration values for log file, use the ‘–L’ option. For example, let’s use ‘-L stdout’</text:p>
      <text:p text:style-name="Standard"/>
      <text:p text:style-name="P3"><text:span text:style-name="T12">robinhood</text:span><text:span text:style-name="T16"> –</text:span><text:span text:style-name="T12">f</text:span><text:span text:style-name="T16"> </text:span><text:span text:style-name="T12">test</text:span><text:span text:style-name="T16"> –</text:span><text:span text:style-name="T12">L</text:span><text:span text:style-name="T16"> </text:span><text:span text:style-name="T12">stdout</text:span><text:span text:style-name="T16"> </text:span><text:span text:style-name="T12">--scan</text:span><text:span text:style-name="T16"> </text:span><text:span text:style-name="T12">-</text:span><text:span text:style-name="T16">–</text:span><text:span text:style-name="T12">once</text:span></text:p>
      <text:p text:style-name="P3">or just:</text:p>
      <text:p text:style-name="P3"><text:span text:style-name="T12">robinhood</text:span><text:span text:style-name="T16"> –</text:span><text:span text:style-name="T12">L</text:span><text:span text:style-name="T16"> </text:span><text:span text:style-name="T12">stdout</text:span><text:span text:style-name="T16"> </text:span><text:span text:style-name="T12">--scan</text:span><text:span text:style-name="T16"> </text:span><text:span text:style-name="T12">-</text:span><text:span text:style-name="T16">–</text:span><text:span text:style-name="T12">once</text:span></text:p>
      <text:p text:style-name="Standard">(if your config file is the only one in /etc/robinhood.d/tmpfs)</text:p>
      <text:p text:style-name="P14"/>
      <text:p text:style-name="Standard">You should get something like this:</text:p>
      <text:p text:style-name="P14"/>
      <text:p text:style-name="P11">2009/07/17<text:span text:style-name="T50"> </text:span>13:49:06:<text:span text:style-name="T50"> </text:span>FS<text:span text:style-name="T50"> </text:span>Scan<text:span text:style-name="T50"> </text:span>|<text:span text:style-name="T50"> </text:span>Starting<text:span text:style-name="T50"> </text:span>scan<text:span text:style-name="T50"> </text:span>of<text:span text:style-name="T50"> </text:span>/tmp</text:p>
      <text:p text:style-name="Standard"><text:span text:style-name="T12">2009/07/17</text:span><text:span text:style-name="T16"> </text:span><text:span text:style-name="T12">13:49:06:</text:span><text:span text:style-name="T16"> </text:span><text:span text:style-name="T12">FS</text:span><text:span text:style-name="T16"> </text:span><text:span text:style-name="T12">Scan</text:span><text:span text:style-name="T16"> </text:span><text:span text:style-name="T12">|</text:span><text:span text:style-name="T16"> </text:span><text:span text:style-name="T12">Full</text:span><text:span text:style-name="T16"> </text:span><text:span text:style-name="T12">scan</text:span><text:span text:style-name="T16"> </text:span><text:span text:style-name="T12">of</text:span><text:span text:style-name="T16"> </text:span><text:span text:style-name="T12">/tmp</text:span><text:span text:style-name="T16"> </text:span><text:span text:style-name="T12">completed,</text:span><text:span text:style-name="T16"> </text:span><text:span text:style-name="T12">7130</text:span><text:span text:style-name="T16"> </text:span><text:span text:style-name="T12">entries</text:span><text:span text:style-name="T16"> </text:span><text:span text:style-name="T12">found.</text:span><text:span text:style-name="T16"> </text:span><text:span text:style-name="T12">Duration</text:span><text:span text:style-name="T16"> </text:span><text:span text:style-name="T12">=</text:span><text:span text:style-name="T16"> </text:span><text:span text:style-name="T12">0.07s</text:span></text:p>
      <text:p text:style-name="Standard"><text:span text:style-name="T12">2009/07/17</text:span><text:span text:style-name="T16"> </text:span><text:span text:style-name="T12">13:49:06:</text:span><text:span text:style-name="T16"> </text:span><text:span text:style-name="T12">FS</text:span><text:span text:style-name="T16"> </text:span><text:span text:style-name="T12">Scan</text:span><text:span text:style-name="T16"> </text:span><text:span text:style-name="T12">|</text:span><text:span text:style-name="T16"> </text:span><text:span text:style-name="T12">File</text:span><text:span text:style-name="T16"> </text:span><text:span text:style-name="T12">list</text:span><text:span text:style-name="T16"> </text:span><text:span text:style-name="T12">of</text:span><text:span text:style-name="T16"> </text:span><text:span text:style-name="T12">/tmp</text:span><text:span text:style-name="T16"> </text:span><text:span text:style-name="T12">has</text:span><text:span text:style-name="T16"> </text:span><text:span text:style-name="T12">been</text:span><text:span text:style-name="T16"> </text:span><text:span text:style-name="T12">updated</text:span></text:p>
      <text:p text:style-name="P11">2009/07/17<text:span text:style-name="T50"> </text:span>13:49:06:<text:span text:style-name="T50"> </text:span>Main<text:span text:style-name="T50"> </text:span>|<text:span text:style-name="T50"> </text:span>All<text:span text:style-name="T50"> </text:span>tasks<text:span text:style-name="T50"> </text:span>done!<text:span text:style-name="T50"> </text:span>Exiting.</text:p>
      <text:p text:style-name="Standard"/>
      <text:list xml:id="list1281677320" text:continue-numbering="true" text:style-name="WW8Num14">
        <text:list-item>
          <text:list>
            <text:list-item>
              <text:h text:style-name="P111" text:outline-level="2">Getting<text:span text:style-name="T3"> </text:span>stats<text:span text:style-name="T3"> </text:span>on<text:span text:style-name="T3"> </text:span>filesystem<text:span text:style-name="T3"> </text:span>content</text:h>
              <text:list>
                <text:list-item>
                  <text:h text:style-name="P111" text:outline-level="2">rbh-report</text:h>
                </text:list-item>
              </text:list>
            </text:list-item>
          </text:list>
        </text:list-item>
      </text:list>
      <text:p text:style-name="P3"/>
      <text:p text:style-name="P3">Now we performed a scan, we can get stats about users, files, directories, etc. using <text:line-break/><text:span text:style-name="T12">rbh-report</text:span>:</text:p>
      <text:p text:style-name="P3"/>
      <text:list xml:id="list3076248485172980289" text:style-name="WW8Num2">
        <text:list-item>
          <text:p text:style-name="P80">Get stats for a user: -u option</text:p>
        </text:list-item>
      </text:list>
      <text:p text:style-name="P12"/>
      <text:p text:style-name="Standard"><text:span text:style-name="T27">rbh-report</text:span><text:span text:style-name="T31"> –</text:span><text:span text:style-name="T27">u</text:span><text:span text:style-name="T31"> </text:span><text:span text:style-name="T27">foo</text:span><text:span text:style-name="T12"><text:line-break/></text:span><text:span text:style-name="T13"><text:line-break/>user</text:span><text:span text:style-name="T17"> <text:s text:c="5"/></text:span><text:span text:style-name="T13">,</text:span><text:span text:style-name="T17"> <text:s text:c="4"/></text:span><text:span text:style-name="T13">type,</text:span><text:span text:style-name="T17"> <text:s text:c="5"/></text:span><text:span text:style-name="T13">count,</text:span><text:span text:style-name="T17"> <text:s text:c="2"/></text:span><text:span text:style-name="T13">spc_used,</text:span><text:span text:style-name="T17"> <text:s text:c="2"/></text:span><text:span text:style-name="T13">avg_size</text:span></text:p>
      <text:p text:style-name="Standard"><text:span text:style-name="T13">foo</text:span><text:span text:style-name="T17"> <text:s text:c="6"/></text:span><text:span text:style-name="T13">,</text:span><text:span text:style-name="T17"> <text:s text:c="5"/></text:span><text:span text:style-name="T13">dir,</text:span><text:span text:style-name="T41"> <text:s text:c="4"/></text:span><text:span text:style-name="T15">75450,</text:span><text:span text:style-name="T19"> <text:s/></text:span><text:span text:style-name="T15">306.10</text:span><text:span text:style-name="T19"> </text:span><text:span text:style-name="T15">MB,</text:span><text:span text:style-name="T19"> <text:s text:c="3"/></text:span><text:span text:style-name="T15">4.15</text:span><text:span text:style-name="T19"> </text:span><text:span text:style-name="T15">KB</text:span></text:p>
      <text:p text:style-name="Standard"><text:span text:style-name="T13">foo</text:span><text:span text:style-name="T17"> <text:s text:c="6"/></text:span><text:span text:style-name="T13">,</text:span><text:span text:style-name="T17"> <text:s text:c="4"/></text:span><text:span text:style-name="T13">file,</text:span><text:span text:style-name="T17"> <text:s text:c="4"/></text:span><text:span text:style-name="T15">116396,</text:span><text:span text:style-name="T19"> <text:s text:c="2"/></text:span><text:span text:style-name="T15">11.14</text:span><text:span text:style-name="T19"> </text:span><text:span text:style-name="T15">TB,</text:span><text:span text:style-name="T19"> <text:s/></text:span><text:span text:style-name="T15">100.34</text:span><text:span text:style-name="T19"> </text:span><text:span text:style-name="T15">MB</text:span></text:p>
      <text:p text:style-name="P12"/>
      <text:p text:style-name="P27"><text:span text:style-name="T15">Total:</text:span><text:span text:style-name="T19"> </text:span><text:span text:style-name="T15">191846</text:span><text:span text:style-name="T19"> </text:span><text:span text:style-name="T15">entries,</text:span><text:span text:style-name="T19"> </text:span><text:span text:style-name="T15">12248033808384</text:span><text:span text:style-name="T19"> </text:span><text:span text:style-name="T15">bytes</text:span><text:span text:style-name="T19"> </text:span><text:span text:style-name="T15">used</text:span><text:span text:style-name="T19"> </text:span><text:span text:style-name="T15">(11.14</text:span><text:span text:style-name="T19"> </text:span><text:span text:style-name="T15">TB)<text:line-break/></text:span></text:p>
      <text:list xml:id="list8226025291080342540" text:style-name="WW8Num12">
        <text:list-item>
          <text:p text:style-name="P81">Split user’s usage per group: -S option</text:p>
        </text:list-item>
      </text:list>
      <text:p text:style-name="Standard"><text:span text:style-name="T4"><text:line-break/></text:span><text:span text:style-name="T27">rbh-report</text:span><text:span text:style-name="T31"> –</text:span><text:span text:style-name="T27">u</text:span><text:span text:style-name="T31"> </text:span><text:span text:style-name="T27">bar</text:span><text:span text:style-name="T31"> –</text:span><text:span text:style-name="T27">S<text:line-break/></text:span><text:span text:style-name="T4"><text:line-break/></text:span><text:span text:style-name="T53">user</text:span><text:span text:style-name="T54"> <text:s text:c="5"/></text:span><text:span text:style-name="T53">,</text:span><text:span text:style-name="T54"> <text:s text:c="5"/></text:span><text:span text:style-name="T53">group,</text:span><text:span text:style-name="T54"> <text:s text:c="4"/></text:span><text:span text:style-name="T53">type,</text:span><text:span text:style-name="T54"> <text:s text:c="5"/></text:span><text:span text:style-name="T53">count,</text:span><text:span text:style-name="T54"> <text:s text:c="2"/></text:span><text:span text:style-name="T53">spc_used,</text:span><text:span text:style-name="T54"> <text:s text:c="2"/></text:span><text:span text:style-name="T53">avg_size<text:line-break/>bar</text:span><text:span text:style-name="T54"> <text:s text:c="5"/></text:span><text:span text:style-name="T53">,</text:span><text:span text:style-name="T54"> <text:s text:c="6"/></text:span><text:span text:style-name="T55">proj1</text:span><text:span text:style-name="T53">,</text:span><text:span text:style-name="T54"> <text:s text:c="4"/></text:span><text:span text:style-name="T53">file,</text:span><text:span text:style-name="T54"> <text:s text:c="9"/></text:span><text:span text:style-name="T53">4,</text:span><text:span text:style-name="T54"> <text:s text:c="3"/></text:span><text:span text:style-name="T53">40.00</text:span><text:span text:style-name="T54"> </text:span><text:span text:style-name="T53">MB,</text:span><text:span text:style-name="T54"> <text:s text:c="2"/></text:span><text:span text:style-name="T53">10.00</text:span><text:span text:style-name="T54"> </text:span><text:span text:style-name="T53">MB</text:span></text:p>
      <text:p text:style-name="Standard"><text:span text:style-name="T53">bar</text:span><text:span text:style-name="T54"> <text:s text:c="5"/></text:span><text:span text:style-name="T53">,</text:span><text:span text:style-name="T54"> <text:s text:c="6"/></text:span><text:span text:style-name="T55">proj2</text:span><text:span text:style-name="T53">,</text:span><text:span text:style-name="T54"> <text:s text:c="4"/></text:span><text:span text:style-name="T53">file,</text:span><text:span text:style-name="T54"> <text:s text:c="6"/></text:span><text:span text:style-name="T53">3296,</text:span><text:span text:style-name="T54"> <text:s text:c="2"/></text:span><text:span text:style-name="T53">947.80</text:span><text:span text:style-name="T54"> </text:span><text:span text:style-name="T53">MB,</text:span><text:span text:style-name="T54"> <text:s/></text:span><text:span text:style-name="T53">273.30</text:span><text:span text:style-name="T54"> </text:span><text:span text:style-name="T53">KB</text:span></text:p>
      <text:p text:style-name="Standard"><text:span text:style-name="T53">bar</text:span><text:span text:style-name="T54"> <text:s text:c="5"/></text:span><text:span text:style-name="T53">,</text:span><text:span text:style-name="T54"> <text:s text:c="6"/></text:span><text:span text:style-name="T55">proj3</text:span><text:span text:style-name="T53">,</text:span><text:span text:style-name="T54"> <text:s text:c="4"/></text:span><text:span text:style-name="T53">file,</text:span><text:span text:style-name="T54"> <text:s text:c="4"/></text:span><text:span text:style-name="T53">259781,</text:span><text:span text:style-name="T54"> <text:s text:c="2"/></text:span><text:span text:style-name="T53">781.21</text:span><text:span text:style-name="T54"> </text:span><text:span text:style-name="T53">GB,</text:span><text:span text:style-name="T54"> <text:s text:c="3"/></text:span><text:span text:style-name="T53">3.08</text:span><text:span text:style-name="T54"> </text:span><text:span text:style-name="T53">MB</text:span></text:p>
      <text:p text:style-name="P56"/>
      <text:p text:style-name="P40"/>
      <text:list xml:id="list396273177" text:continue-numbering="true" text:style-name="WW8Num12">
        <text:list-item>
          <text:p text:style-name="P81">Get largest files: --top-size option</text:p>
        </text:list-item>
      </text:list>
      <text:p text:style-name="P59"/>
      <text:p text:style-name="Standard"><text:span text:style-name="T27">rbh-report</text:span><text:span text:style-name="T31"> –</text:span><text:span text:style-name="T27">-top-size</text:span></text:p>
      <text:p text:style-name="Standard"/>
      <text:p text:style-name="Standard"><text:span text:style-name="T42">rank,</text:span><text:span text:style-name="T43"> <text:s text:c="10"/></text:span><text:span text:style-name="T42">path,</text:span><text:span text:style-name="T43"> <text:s text:c="6"/></text:span><text:span text:style-name="T42">size,</text:span><text:span text:style-name="T43"> </text:span><text:span text:style-name="T42">user,</text:span><text:span text:style-name="T43"> </text:span><text:span text:style-name="T42">group,</text:span><text:span text:style-name="T43"> <text:s text:c="9"/></text:span><text:span text:style-name="T42">last_access,</text:span><text:span text:style-name="T43"> <text:s text:c="12"/></text:span><text:span text:style-name="T42">last_mod,</text:span><text:span text:style-name="T43"> <text:s/></text:span><text:span text:style-name="T42">purge</text:span><text:span text:style-name="T43"> </text:span><text:span text:style-name="T42">class</text:span></text:p>
      <text:p text:style-name="Standard"><text:span text:style-name="T43"><text:s text:c="3"/></text:span><text:span text:style-name="T42">1,</text:span><text:span text:style-name="T43"> </text:span><text:span text:style-name="T42">/tmp/file.big1,</text:span><text:span text:style-name="T43"> <text:s/></text:span><text:span text:style-name="T42">512.00</text:span><text:span text:style-name="T43"> </text:span><text:span text:style-name="T42">GB,</text:span><text:span text:style-name="T43"> </text:span><text:span text:style-name="T42">foo1,</text:span><text:span text:style-name="T43"> <text:s text:c="2"/></text:span><text:span text:style-name="T42">p01,</text:span><text:span text:style-name="T43"> <text:s/></text:span><text:span text:style-name="T42">2012/10/14</text:span><text:span text:style-name="T43"> </text:span><text:span text:style-name="T42">17:41:38,</text:span><text:span text:style-name="T43"> <text:s/></text:span><text:span text:style-name="T42">2011/05/25</text:span><text:span text:style-name="T43"> </text:span><text:span text:style-name="T42">14:22:41,</text:span><text:span text:style-name="T43"> <text:s text:c="4"/></text:span><text:span text:style-name="T42">BigFiles</text:span></text:p>
      <text:p text:style-name="Standard"><text:span text:style-name="T43"><text:s text:c="3"/></text:span><text:span text:style-name="T42">2,</text:span><text:span text:style-name="T43"> </text:span><text:span text:style-name="T42">/tmp/file2.tar,</text:span><text:span text:style-name="T43"> <text:s/></text:span><text:span text:style-name="T42">380.53</text:span><text:span text:style-name="T43"> </text:span><text:span text:style-name="T42">GB,</text:span><text:span text:style-name="T43"> </text:span><text:span text:style-name="T42">foo2,</text:span><text:span text:style-name="T43"> <text:s text:c="2"/></text:span><text:span text:style-name="T42">p01,</text:span><text:span text:style-name="T43"> <text:s/></text:span><text:span text:style-name="T42">2012/10/14</text:span><text:span text:style-name="T43"> </text:span><text:span text:style-name="T42">21:38:07,</text:span><text:span text:style-name="T43"> <text:s/></text:span><text:span text:style-name="T42">2012/02/01</text:span><text:span text:style-name="T43"> </text:span><text:span text:style-name="T42">14:30:48,</text:span><text:span text:style-name="T43"> <text:s text:c="4"/></text:span><text:span text:style-name="T42">BigFiles</text:span></text:p>
      <text:p text:style-name="Standard"><text:span text:style-name="T43"><text:s text:c="3"/></text:span><text:span text:style-name="T42">3,</text:span><text:span text:style-name="T43"> </text:span><text:span text:style-name="T42">/tmp/big.1,</text:span><text:span text:style-name="T43"> <text:s text:c="5"/></text:span><text:span text:style-name="T42">379.92</text:span><text:span text:style-name="T43"> </text:span><text:span text:style-name="T42">GB,</text:span><text:span text:style-name="T43"> </text:span><text:span text:style-name="T42">foo1,</text:span><text:span text:style-name="T43"> <text:s text:c="2"/></text:span><text:span text:style-name="T42">p02,</text:span><text:span text:style-name="T43"> <text:s/></text:span><text:span text:style-name="T42">2012/10/14</text:span><text:span text:style-name="T43"> </text:span><text:span text:style-name="T42">20:24:20,</text:span><text:span text:style-name="T43"> <text:s/></text:span><text:span text:style-name="T42">2012/05/17</text:span><text:span text:style-name="T43"> </text:span><text:span text:style-name="T42">17:40:57,</text:span><text:span text:style-name="T43"> <text:s text:c="4"/></text:span><text:span text:style-name="T42">BigFiles</text:span></text:p>
      <text:p text:style-name="P26">...</text:p>
      <text:p text:style-name="P39"/>
      <text:p text:style-name="P39"/>
      <text:list xml:id="list1723410798" text:continue-numbering="true" text:style-name="WW8Num12">
        <text:list-item>
          <text:p text:style-name="P81"><text:soft-page-break/>Get top space consumers: --top-users option</text:p>
        </text:list-item>
      </text:list>
      <text:p text:style-name="P59"/>
      <text:p text:style-name="P58"><text:span text:style-name="T27">rbh-report</text:span><text:span text:style-name="T31"> –</text:span><text:span text:style-name="T27">-top-users</text:span></text:p>
      <text:p text:style-name="P60"/>
      <text:p text:style-name="P41">rank,<text:span text:style-name="T50"> </text:span>user<text:span text:style-name="T50"> <text:s text:c="5"/></text:span>,<text:span text:style-name="T50"> <text:s text:c="2"/></text:span>spc_used,<text:span text:style-name="T50"> <text:s text:c="5"/></text:span>count,<text:span text:style-name="T50"> <text:s/></text:span>avg_size</text:p>
      <text:p text:style-name="P46"><text:span text:style-name="T45"><text:s text:c="3"/></text:span><text:span text:style-name="T44">1,</text:span><text:span text:style-name="T45"> </text:span><text:span text:style-name="T44">usr0021</text:span><text:span text:style-name="T45"> <text:s/></text:span><text:span text:style-name="T44">,</text:span><text:span text:style-name="T45"> <text:s text:c="2"/></text:span><text:span text:style-name="T44">11.14</text:span><text:span text:style-name="T45"> </text:span><text:span text:style-name="T44">TB,</text:span><text:span text:style-name="T45"> <text:s text:c="4"/></text:span><text:span text:style-name="T44">116396,</text:span><text:span text:style-name="T45"> <text:s/></text:span><text:span text:style-name="T44">100.34</text:span><text:span text:style-name="T45"> </text:span><text:span text:style-name="T44">MB</text:span></text:p>
      <text:p text:style-name="P46"><text:span text:style-name="T45"><text:s text:c="3"/></text:span><text:span text:style-name="T44">2,</text:span><text:span text:style-name="T45"> </text:span><text:span text:style-name="T44">usr3562</text:span><text:span text:style-name="T45"> <text:s/></text:span><text:span text:style-name="T44">,</text:span><text:span text:style-name="T45"> <text:s text:c="3"/></text:span><text:span text:style-name="T44">5.54</text:span><text:span text:style-name="T45"> </text:span><text:span text:style-name="T44">TB,</text:span><text:span text:style-name="T45"> <text:s text:c="7"/></text:span><text:span text:style-name="T44">575,</text:span><text:span text:style-name="T45"> <text:s text:c="3"/></text:span><text:span text:style-name="T44">9.86</text:span><text:span text:style-name="T45"> </text:span><text:span text:style-name="T44">GB</text:span></text:p>
      <text:p text:style-name="P46"><text:span text:style-name="T45"><text:s text:c="3"/></text:span><text:span text:style-name="T44">3,</text:span><text:span text:style-name="T45"> </text:span><text:span text:style-name="T44">usr2189</text:span><text:span text:style-name="T45"> <text:s text:c="2"/></text:span><text:span text:style-name="T44">,</text:span><text:span text:style-name="T45"> <text:s text:c="2"/></text:span><text:span text:style-name="T44">5.52</text:span><text:span text:style-name="T45"> </text:span><text:span text:style-name="T44">TB,</text:span><text:span text:style-name="T45"> <text:s text:c="6"/></text:span><text:span text:style-name="T44">9888,</text:span><text:span text:style-name="T45"> <text:s/></text:span><text:span text:style-name="T44">585.50</text:span><text:span text:style-name="T45"> </text:span><text:span text:style-name="T44">MB</text:span></text:p>
      <text:p text:style-name="P46"><text:span text:style-name="T45"><text:s text:c="3"/></text:span><text:span text:style-name="T44">4,</text:span><text:span text:style-name="T45"> </text:span><text:span text:style-name="T44">usr2672</text:span><text:span text:style-name="T45"> <text:s/></text:span><text:span text:style-name="T44">,</text:span><text:span text:style-name="T45"> <text:s text:c="3"/></text:span><text:span text:style-name="T44">3.21</text:span><text:span text:style-name="T45"> </text:span><text:span text:style-name="T44">TB,</text:span><text:span text:style-name="T45"> <text:s text:c="4"/></text:span><text:span text:style-name="T44">238016,</text:span><text:span text:style-name="T45"> <text:s text:c="2"/></text:span><text:span text:style-name="T44">14.49</text:span><text:span text:style-name="T45"> </text:span><text:span text:style-name="T44">MB</text:span></text:p>
      <text:p text:style-name="P46"><text:span text:style-name="T45"><text:s text:c="3"/></text:span><text:span text:style-name="T44">5,</text:span><text:span text:style-name="T45"> </text:span><text:span text:style-name="T44">usr7267</text:span><text:span text:style-name="T45"> <text:s text:c="2"/></text:span><text:span text:style-name="T44">,</text:span><text:span text:style-name="T45"> <text:s text:c="2"/></text:span><text:span text:style-name="T44">2.09</text:span><text:span text:style-name="T45"> </text:span><text:span text:style-name="T44">TB,</text:span><text:span text:style-name="T45"> <text:s text:c="6"/></text:span><text:span text:style-name="T44">8230,</text:span><text:span text:style-name="T45"> <text:s/></text:span><text:span text:style-name="T44">266.17</text:span><text:span text:style-name="T45"> </text:span><text:span text:style-name="T44">MB</text:span></text:p>
      <text:p text:style-name="P46"><text:span text:style-name="T44">...<text:line-break/><text:line-break/></text:span><text:span text:style-name="T4">Notes:</text:span></text:p>
      <text:list xml:id="list5071712274827151979" text:style-name="WW8Num4">
        <text:list-item>
          <text:p text:style-name="P101"><text:span text:style-name="T4">‘--by-count’ option </text:span><text:span text:style-name="T4">sorts users by entry count</text:span></text:p>
        </text:list-item>
        <text:list-item>
          <text:p text:style-name="P102">‘--by-avgsize’ option sorts users by average file size</text:p>
        </text:list-item>
        <text:list-item>
          <text:p text:style-name="P102"><text:s/>‘--reverse’ option reverses sort order (e.g. smallest first)</text:p>
        </text:list-item>
        <text:list-item>
          <text:p text:style-name="P101"><text:span text:style-name="T4">Use ‘--count-min </text:span><text:span text:style-name="T5">N</text:span><text:span text:style-name="T4">’ option to only display users with at least </text:span><text:span text:style-name="T5">N</text:span><text:span text:style-name="T4"> entries.</text:span></text:p>
        </text:list-item>
        <text:list-item>
          <text:p text:style-name="P102">‘--by-size-ratio’ option makes it possible to sort users using the percentage of files in the given range.</text:p>
        </text:list-item>
      </text:list>
      <text:p text:style-name="P61"><text:line-break/></text:p>
      <text:list xml:id="list333552592" text:continue-numbering="true" text:style-name="WW8Num4">
        <text:list-item>
          <text:p text:style-name="P82">Filesystem content summary: -i option</text:p>
        </text:list-item>
      </text:list>
      <text:p text:style-name="P62"/>
      <text:p text:style-name="P38"><text:span text:style-name="T27">rbh-report</text:span><text:span text:style-name="T31"> –</text:span><text:span text:style-name="T27">i<text:line-break/></text:span><text:span text:style-name="T12"><text:line-break/></text:span><text:span text:style-name="T13">type</text:span><text:span text:style-name="T17"> <text:s text:c="3"/></text:span><text:span text:style-name="T13">,</text:span><text:span text:style-name="T17"> <text:s text:c="5"/></text:span><text:span text:style-name="T13">count,</text:span><text:span text:style-name="T17"> <text:s text:c="4"/></text:span><text:span text:style-name="T13">volume,</text:span><text:span text:style-name="T17"> <text:s text:c="2"/></text:span><text:span text:style-name="T13">avg_size</text:span></text:p>
      <text:p text:style-name="P43">dir<text:span text:style-name="T50"> <text:s text:c="4"/></text:span>,<text:span text:style-name="T50"> <text:s text:c="3"/></text:span>1780074,<text:span text:style-name="T50"> <text:s text:c="3"/></text:span>8.02<text:span text:style-name="T50"> </text:span>GB,<text:span text:style-name="T50"> <text:s text:c="3"/></text:span>4.72<text:span text:style-name="T50"> </text:span>KB</text:p>
      <text:p text:style-name="P43">file<text:span text:style-name="T50"> <text:s text:c="3"/></text:span>,<text:span text:style-name="T50"> <text:s text:c="2"/></text:span>21366275,<text:span text:style-name="T50"> <text:s text:c="2"/></text:span>91.15<text:span text:style-name="T50"> </text:span>TB,<text:span text:style-name="T50"> <text:s text:c="3"/></text:span>4.47<text:span text:style-name="T50"> </text:span>MB</text:p>
      <text:p text:style-name="P43">symlink<text:span text:style-name="T50"> </text:span>,<text:span text:style-name="T50"> <text:s text:c="4"/></text:span>496142,<text:span text:style-name="T50"> <text:s text:c="2"/></text:span>24.92<text:span text:style-name="T50"> </text:span>MB,<text:span text:style-name="T50"> <text:s text:c="8"/></text:span>53</text:p>
      <text:p text:style-name="P55"/>
      <text:p text:style-name="P44">Total:<text:span text:style-name="T50"> </text:span>23475376<text:span text:style-name="T50"> </text:span>entries,<text:span text:style-name="T50"> </text:span>100399805708329<text:span text:style-name="T50"> </text:span>bytes<text:span text:style-name="T50"> </text:span>(91.31<text:span text:style-name="T50"> </text:span>TB)</text:p>
      <text:p text:style-name="P39"/>
      <text:list xml:id="list2019183424" text:continue-list="list1723410798" text:style-name="WW8Num12">
        <text:list-item>
          <text:p text:style-name="P81">fileclasses summary: --class-info option</text:p>
        </text:list-item>
      </text:list>
      <text:p text:style-name="P25"/>
      <text:p text:style-name="P46"><text:span text:style-name="T28">rbh-report</text:span><text:span text:style-name="T32"> </text:span><text:span text:style-name="T28">--class-info</text:span></text:p>
      <text:p text:style-name="P41"/>
      <text:p text:style-name="P46"><text:span text:style-name="T44">Class:</text:span><text:span text:style-name="T45"> <text:s text:c="7"/></text:span><text:span text:style-name="T44">important_files</text:span></text:p>
      <text:p text:style-name="P41">Nb<text:span text:style-name="T50"> </text:span>entries:<text:span text:style-name="T50"> <text:s text:c="14"/></text:span>879</text:p>
      <text:p text:style-name="P46"><text:span text:style-name="T44">Space</text:span><text:span text:style-name="T45"> </text:span><text:span text:style-name="T44">used:</text:span><text:span text:style-name="T45"> <text:s text:c="10"/></text:span><text:span text:style-name="T44">9.00</text:span><text:span text:style-name="T45"> </text:span><text:span text:style-name="T44">GB</text:span><text:span text:style-name="T45"> <text:s text:c="3"/></text:span><text:span text:style-name="T44">(18874368</text:span><text:span text:style-name="T45"> </text:span><text:span text:style-name="T44">blks)</text:span></text:p>
      <text:p text:style-name="P41">Size<text:span text:style-name="T50"> </text:span>min:<text:span text:style-name="T50"> <text:s text:c="18"/></text:span>0<text:span text:style-name="T50"> <text:s text:c="3"/></text:span>(0<text:span text:style-name="T50"> </text:span>bytes)</text:p>
      <text:p text:style-name="P46"><text:span text:style-name="T44">Size</text:span><text:span text:style-name="T45"> </text:span><text:span text:style-name="T44">max:</text:span><text:span text:style-name="T45"> <text:s text:c="12"/></text:span><text:span text:style-name="T44">1.00</text:span><text:span text:style-name="T45"> </text:span><text:span text:style-name="T44">GB</text:span><text:span text:style-name="T45"> <text:s text:c="3"/></text:span><text:span text:style-name="T44">(19327352832</text:span><text:span text:style-name="T45"> </text:span><text:span text:style-name="T44">bytes)</text:span></text:p>
      <text:p text:style-name="P46"><text:span text:style-name="T44">Size</text:span><text:span text:style-name="T45"> </text:span><text:span text:style-name="T44">avg:</text:span><text:span text:style-name="T45"> <text:s text:c="11"/></text:span><text:span text:style-name="T44">10.48</text:span><text:span text:style-name="T45"> </text:span><text:span text:style-name="T44">MB</text:span><text:span text:style-name="T45"> <text:s text:c="3"/></text:span><text:span text:style-name="T44">(10993664</text:span><text:span text:style-name="T45"> </text:span><text:span text:style-name="T44">bytes)</text:span></text:p>
      <text:p text:style-name="P41"/>
      <text:p text:style-name="P46"><text:span text:style-name="T44">Class:</text:span><text:span text:style-name="T45"> <text:s text:c="13"/></text:span><text:span text:style-name="T44">project_B</text:span></text:p>
      <text:p text:style-name="P41">Nb<text:span text:style-name="T50"> </text:span>entries:<text:span text:style-name="T50"> <text:s text:c="14"/></text:span>878</text:p>
      <text:p text:style-name="P46"><text:span text:style-name="T44">Space</text:span><text:span text:style-name="T45"> </text:span><text:span text:style-name="T44">used:</text:span><text:span text:style-name="T45"> <text:s text:c="10"/></text:span><text:span text:style-name="T44">2.23</text:span><text:span text:style-name="T45"> </text:span><text:span text:style-name="T44">GB</text:span><text:span text:style-name="T45"> <text:s text:c="3"/></text:span><text:span text:style-name="T44">(4666481</text:span><text:span text:style-name="T45"> </text:span><text:span text:style-name="T44">blks)</text:span></text:p>
      <text:p text:style-name="P41">Size<text:span text:style-name="T50"> </text:span>min:<text:span text:style-name="T50"> <text:s text:c="18"/></text:span>0<text:span text:style-name="T50"> <text:s text:c="3"/></text:span>(0<text:span text:style-name="T50"> </text:span>bytes)</text:p>
      <text:p text:style-name="P46"><text:span text:style-name="T44">Size</text:span><text:span text:style-name="T45"> </text:span><text:span text:style-name="T44">max:</text:span><text:span text:style-name="T45"> <text:s text:c="11"/></text:span><text:span text:style-name="T44">95.37</text:span><text:span text:style-name="T45"> </text:span><text:span text:style-name="T44">MB</text:span><text:span text:style-name="T45"> <text:s text:c="3"/></text:span><text:span text:style-name="T44">(100000000</text:span><text:span text:style-name="T45"> </text:span><text:span text:style-name="T44">bytes)</text:span></text:p>
      <text:p text:style-name="P46"><text:span text:style-name="T44">Size</text:span><text:span text:style-name="T45"> </text:span><text:span text:style-name="T44">avg:</text:span><text:span text:style-name="T45"> <text:s text:c="12"/></text:span><text:span text:style-name="T44">2.60</text:span><text:span text:style-name="T45"> </text:span><text:span text:style-name="T44">MB</text:span><text:span text:style-name="T45"> <text:s text:c="3"/></text:span><text:span text:style-name="T44">(2727157</text:span><text:span text:style-name="T45"> </text:span><text:span text:style-name="T44">bytes)</text:span></text:p>
      <text:p text:style-name="P3"/>
      <text:list xml:id="list1959552436" text:continue-numbering="true" text:style-name="WW8Num12">
        <text:list-item>
          <text:p text:style-name="P84">[new 2.5] entry information: -e option</text:p>
          <text:p text:style-name="P84"><text:span text:style-name="T28"><text:line-break/>rbh-report</text:span><text:span text:style-name="T32"> </text:span><text:span text:style-name="T28">-e </text:span><text:span text:style-name="T46">/mnt/lustre/dir1/file.1 </text:span></text:p>
          <text:p text:style-name="P89"/>
        </text:list-item>
      </text:list>
      <text:p text:style-name="P73"><text:tab/>id <text:s text:c="12"/>: <text:tab/>[0x200000400:0x16a94:0x0] </text:p>
      <text:p text:style-name="P47">parent_id <text:s text:c="5"/>: <text:tab/>[0x200000007:0x1:0x0] </text:p>
      <text:p text:style-name="P47">name <text:s text:c="10"/>: <text:tab/>file.1 </text:p>
      <text:p text:style-name="P47">path updt <text:s text:c="5"/>: <text:tab/>2013/10/30 10:25:30 </text:p>
      <text:p text:style-name="P47">path <text:s text:c="10"/>: <text:tab/>/mnt/lustre/dir1/file.1 </text:p>
      <text:p text:style-name="P47">depth <text:s text:c="9"/>: <text:tab/>1</text:p>
      <text:p text:style-name="P47">user <text:s text:c="10"/>: <text:tab/>root </text:p>
      <text:p text:style-name="P47">group <text:s text:c="9"/>: <text:tab/>root </text:p>
      <text:p text:style-name="P47">size <text:s text:c="10"/>: <text:tab/>1.42 MB </text:p>
      <text:p text:style-name="P47">spc_used <text:s text:c="6"/>: <text:tab/>1.42 MB</text:p>
      <text:p text:style-name="P47">creation <text:s text:c="6"/>: <text:tab/>2013/10/30 10:07:17 </text:p>
      <text:p text:style-name="P47">last_access <text:s text:c="3"/>: <text:tab/>2013/10/30 10:15:28 </text:p>
      <text:p text:style-name="P47"><text:soft-page-break/>last_mod <text:s text:c="6"/>: <text:tab/>2013/10/30 10:10:52</text:p>
      <text:p text:style-name="P47">type <text:s text:c="10"/>: <text:tab/>file </text:p>
      <text:p text:style-name="P47">mode <text:s text:c="10"/>: <text:tab/>rw-r--r-- </text:p>
      <text:p text:style-name="P47">nlink <text:s text:c="9"/>: <text:tab/>1 </text:p>
      <text:p text:style-name="P47">md updt <text:s text:c="7"/>: <text:tab/>2013/10/30 10:25:30</text:p>
      <text:p text:style-name="P47">stripe_cnt, stripe_size, <text:s text:c="5"/>pool: <text:tab/> <text:s text:c="8"/>2, <text:s text:c="4"/>1.00 MB, <text:s text:c="9"/></text:p>
      <text:p text:style-name="P47">stripes <text:s text:c="7"/>: <text:tab/>ost#1: 30515, ost#0: 30520 </text:p>
      <text:list xml:id="list1434128514" text:continue-numbering="true" text:style-name="WW8Num12">
        <text:list-header>
          <text:p text:style-name="P81"/>
        </text:list-header>
        <text:list-item>
          <text:p text:style-name="P81">…and more:<text:line-break/>you can also generate reports, or dump files per directory, per OST, etc…<text:line-break/>To get more details about available reports, run ‘<text:span text:style-name="T12">rbh-report</text:span><text:span text:style-name="T16"> </text:span><text:span text:style-name="T12">--help</text:span>’.</text:p>
        </text:list-item>
      </text:list>
      <text:p text:style-name="Standard"/>
      <text:list xml:id="list604557789" text:continue-list="list1281677320" text:style-name="WW8Num14">
        <text:list-item>
          <text:list>
            <text:list-item>
              <text:list>
                <text:list-item>
                  <text:h text:style-name="P111" text:outline-level="2">rbh-find</text:h>
                </text:list-item>
              </text:list>
            </text:list-item>
          </text:list>
        </text:list-item>
      </text:list>
      <text:p text:style-name="Standard"/>
      <text:p text:style-name="Standard">‘find’ clone using robinhood database.<text:line-break/>Example:</text:p>
      <text:p text:style-name="P3"><text:span text:style-name="T13">rbh-find</text:span><text:span text:style-name="T17"> </text:span><text:span text:style-name="T13">/tmp/dir</text:span><text:span text:style-name="T17"> </text:span><text:span text:style-name="T13">-u</text:span><text:span text:style-name="T17"> </text:span><text:span text:style-name="T13">root</text:span><text:span text:style-name="T17"> </text:span><text:span text:style-name="T13">-size</text:span><text:span text:style-name="T17"> </text:span><text:span text:style-name="T13">+32M</text:span><text:span text:style-name="T17"> </text:span><text:span text:style-name="T13">-mtime</text:span><text:span text:style-name="T17"> </text:span><text:span text:style-name="T13">+1h</text:span><text:span text:style-name="T17"> </text:span><text:span text:style-name="T13">-ls</text:span></text:p>
      <text:p text:style-name="Standard"/>
      <text:list xml:id="list866237670" text:continue-numbering="true" text:style-name="WW8Num14">
        <text:list-item>
          <text:list>
            <text:list-item>
              <text:list>
                <text:list-item>
                  <text:h text:style-name="P111" text:outline-level="2">rbh-du</text:h>
                </text:list-item>
              </text:list>
            </text:list-item>
          </text:list>
        </text:list-item>
      </text:list>
      <text:p text:style-name="Standard"/>
      <text:p text:style-name="Standard">‘du’ clone using robinhood database.<text:line-break/>It provides extra features like filtering on a given user, group or type…<text:line-break/>Example:</text:p>
      <text:p text:style-name="P3"><text:span text:style-name="T34">rbh-du</text:span><text:span text:style-name="T35"> –</text:span><text:span text:style-name="T34">H</text:span><text:span text:style-name="T35"> </text:span><text:span text:style-name="T34">-u</text:span><text:span text:style-name="T35"> </text:span><text:span text:style-name="T34">foo</text:span><text:span text:style-name="T35"> </text:span><text:span text:style-name="T34">/tmp</text:span></text:p>
      <text:p text:style-name="P3"><text:span text:style-name="T13"><text:line-break/>45.0G<text:tab/></text:span><text:span text:style-name="T17"> <text:s/></text:span><text:span text:style-name="T13">/tmp</text:span></text:p>
      <text:p text:style-name="Standard"/>
      <text:list xml:id="list2077583347" text:continue-numbering="true" text:style-name="WW8Num14">
        <text:list-item>
          <text:h text:style-name="P105" text:outline-level="1"><text:bookmark-start text:name="__RefHeading__11_1130515171"/><text:bookmark-start text:name="__RefNumPara__25617_281420020"/>Scan<text:span text:style-name="T3"> </text:span>options<text:span text:style-name="T3"> </text:span>and<text:span text:style-name="T3"> </text:span>alerts<text:bookmark-end text:name="__RefHeading__11_1130515171"/><text:bookmark-end text:name="__RefNumPara__25617_281420020"/></text:h>
        </text:list-item>
      </text:list>
      <text:p text:style-name="Standard"/>
      <text:p text:style-name="P3">In the first example, we have used Robinhood as a ‘one-shot’ command. It can also be used as a daemon that will periodically scan the filesystem for updating its database. You can also configure alerts when entries in the filesystem match a condition you specified.</text:p>
      <text:p text:style-name="P3"/>
      <text:p text:style-name="P3">Let’s configure Robinhood to scan the filesystem once a day.</text:p>
      <text:p text:style-name="P3">Add a FS_Scan section to the config file:</text:p>
      <text:p text:style-name="P3"/>
      <text:p text:style-name="P14">FS_Scan</text:p>
      <text:p text:style-name="P14">{</text:p>
      <text:p text:style-name="P3"><text:span text:style-name="T16"><text:s text:c="4"/></text:span><text:span text:style-name="T12">scan_interval</text:span><text:span text:style-name="T16"> <text:s text:c="5"/></text:span><text:span text:style-name="T12">=</text:span><text:span text:style-name="T16"> <text:s text:c="2"/></text:span><text:span text:style-name="T12">1d</text:span><text:span text:style-name="T16"> </text:span><text:span text:style-name="T12">;</text:span></text:p>
      <text:p text:style-name="P14"><text:span text:style-name="T50"><text:s text:c="4"/></text:span>nb_threads_scan<text:span text:style-name="T50"> <text:s text:c="3"/></text:span>=<text:span text:style-name="T50"> <text:s text:c="2"/></text:span>2<text:span text:style-name="T50"> </text:span>;</text:p>
      <text:p text:style-name="P14"/>
      <text:p text:style-name="P14"><text:span text:style-name="T50"><text:s text:c="4"/></text:span>Ignore</text:p>
      <text:p text:style-name="P14"><text:span text:style-name="T50"><text:s text:c="4"/></text:span>{</text:p>
      <text:p text:style-name="P14"><text:span text:style-name="T50"><text:s text:c="8"/></text:span>#<text:span text:style-name="T50"> </text:span>ignore<text:span text:style-name="T50"> </text:span>".snapshot"<text:span text:style-name="T50"> </text:span>and<text:span text:style-name="T50"> </text:span>".snapdir"<text:span text:style-name="T50"> </text:span>directories<text:span text:style-name="T50"> </text:span>(don't<text:span text:style-name="T50"> </text:span>scan<text:span text:style-name="T50"> </text:span>them)</text:p>
      <text:p text:style-name="P14"><text:span text:style-name="T50"><text:s text:c="8"/></text:span>type<text:span text:style-name="T50"> </text:span>==<text:span text:style-name="T50"> </text:span>directory</text:p>
      <text:p text:style-name="P14"><text:span text:style-name="T50"><text:s text:c="8"/></text:span>and</text:p>
      <text:p text:style-name="P14"><text:span text:style-name="T50"><text:s text:c="8"/></text:span>(<text:span text:style-name="T50"> </text:span>name<text:span text:style-name="T50"> </text:span>==<text:span text:style-name="T50"> </text:span>".snapdir"<text:span text:style-name="T50"> </text:span>or<text:span text:style-name="T50"> </text:span>name<text:span text:style-name="T50"> </text:span>==<text:span text:style-name="T50"> </text:span>".snapshot"<text:span text:style-name="T50"> </text:span>)</text:p>
      <text:p text:style-name="P14"><text:span text:style-name="T50"><text:s text:c="4"/></text:span>}</text:p>
      <text:p text:style-name="P14"/>
      <text:p text:style-name="P14"><text:span text:style-name="T50"><text:s text:c="4"/></text:span>Ignore</text:p>
      <text:p text:style-name="P14"><text:span text:style-name="T50"><text:s text:c="4"/></text:span>{</text:p>
      <text:p text:style-name="P3"><text:span text:style-name="T16"><text:s text:c="8"/></text:span><text:span text:style-name="T12">#</text:span><text:span text:style-name="T16"> </text:span><text:span text:style-name="T12">ignore</text:span><text:span text:style-name="T16"> </text:span><text:span text:style-name="T12">the</text:span><text:span text:style-name="T16"> </text:span><text:span text:style-name="T12">content</text:span><text:span text:style-name="T16"> </text:span><text:span text:style-name="T12">of</text:span><text:span text:style-name="T16"> </text:span><text:span text:style-name="T12">/tmp/dir1</text:span></text:p>
      <text:p text:style-name="P3"><text:soft-page-break/><text:span text:style-name="T16"><text:s text:c="8"/></text:span><text:span text:style-name="T12">tree</text:span><text:span text:style-name="T16"> </text:span><text:span text:style-name="T12">==</text:span><text:span text:style-name="T16"> “</text:span><text:span text:style-name="T12">/tmp/dir1</text:span><text:span text:style-name="T16">”</text:span></text:p>
      <text:p text:style-name="P14"><text:span text:style-name="T50"><text:s text:c="4"/></text:span>}</text:p>
      <text:p text:style-name="P14">}</text:p>
      <text:p text:style-name="P14"/>
      <text:p text:style-name="P3">For a daily scan, we set <text:span text:style-name="T13">scan_interval</text:span><text:span text:style-name="Emphasis"><text:span text:style-name="T59"> </text:span></text:span>to 1 day (<text:span text:style-name="T12">1d</text:span>).</text:p>
      <text:p text:style-name="P3"/>
      <text:p text:style-name="P3">Robinhood uses a parallel algorithm for scanning large filesystems efficiently. You can set the number of threads used for scanning using the <text:span text:style-name="T12">nb_threads_scan</text:span> parameter.</text:p>
      <text:p text:style-name="P3"/>
      <text:p text:style-name="P3">You may need to ignore some parts of the filesystem (like .snapshot dirs etc…). For this, you can use a “ignore” sub-block, like in the example above, and specify complex Boolean expressions on file properties (refer to Robinhood admin guide for more details about available attributes).</text:p>
      <text:p text:style-name="P3"/>
      <text:p text:style-name="P3">To create alerts about filesystem entries, add an EntryProcessor section to configuration file:</text:p>
      <text:p text:style-name="P13"/>
      <text:p text:style-name="P13">EntryProcessor</text:p>
      <text:p text:style-name="P13">{</text:p>
      <text:p text:style-name="P3"><text:span text:style-name="T17"><text:s text:c="4"/></text:span><text:span text:style-name="T13">Alert</text:span><text:span text:style-name="T17"> </text:span><text:span text:style-name="T29">Large_Directory</text:span></text:p>
      <text:p text:style-name="P13"><text:span text:style-name="T50"><text:s text:c="4"/></text:span>{</text:p>
      <text:p text:style-name="P13"><text:span text:style-name="T50"><text:s text:c="8"/></text:span>type<text:span text:style-name="T50"> </text:span>==<text:span text:style-name="T50"> </text:span>directory</text:p>
      <text:p text:style-name="P13"><text:span text:style-name="T50"><text:s text:c="8"/></text:span>and</text:p>
      <text:p text:style-name="P13"><text:span text:style-name="T50"><text:s text:c="8"/></text:span>dircount<text:span text:style-name="T50"> </text:span>&gt;<text:span text:style-name="T50"> </text:span>10000</text:p>
      <text:p text:style-name="P65">and<text:line-break/><text:span text:style-name="T50"> <text:s/></text:span>last_mod<text:span text:style-name="T50"> </text:span>&lt;<text:span text:style-name="T50"> </text:span>1d</text:p>
      <text:p text:style-name="P13"><text:span text:style-name="T50"><text:s text:c="4"/></text:span>}</text:p>
      <text:p text:style-name="P13"/>
      <text:p text:style-name="P13"><text:span text:style-name="T50"><text:s text:c="4"/></text:span>#<text:span text:style-name="T50"> </text:span>Raise<text:span text:style-name="T50"> </text:span>alerts<text:span text:style-name="T50"> </text:span>for<text:span text:style-name="T50"> </text:span>large<text:span text:style-name="T50"> </text:span>files</text:p>
      <text:p text:style-name="P3"><text:span text:style-name="T17"><text:s text:c="4"/></text:span><text:span text:style-name="T13">Alert</text:span><text:span text:style-name="T17"> </text:span><text:span text:style-name="T29">Large_file</text:span></text:p>
      <text:p text:style-name="P13"><text:span text:style-name="T50"><text:s text:c="4"/></text:span>{</text:p>
      <text:p text:style-name="P13"><text:span text:style-name="T50"><text:s text:c="8"/></text:span>type<text:span text:style-name="T50"> </text:span>==<text:span text:style-name="T50"> </text:span>file</text:p>
      <text:p text:style-name="P13"><text:span text:style-name="T50"><text:s text:c="8"/></text:span>and</text:p>
      <text:p text:style-name="P13"><text:span text:style-name="T50"><text:s text:c="8"/></text:span>size<text:span text:style-name="T50"> </text:span>&gt;<text:span text:style-name="T50"> </text:span>100GB</text:p>
      <text:p text:style-name="P65">and<text:line-break/><text:span text:style-name="T50"> <text:s/></text:span>last_mod<text:span text:style-name="T50"> </text:span>&lt;<text:span text:style-name="T50"> </text:span>1d</text:p>
      <text:p text:style-name="P13"><text:span text:style-name="T50"><text:s text:c="4"/></text:span>}</text:p>
      <text:p text:style-name="P13">}</text:p>
      <text:p text:style-name="P13"/>
      <text:p text:style-name="Standard">In this example, we want to raise alerts for directories with more that 10.000 entries and file larger than 100GB.</text:p>
      <text:p text:style-name="P3">Note that these rules are matched at each scan. If you don’t want to be alerted about a given file at every scan, it is advised to specify a condition on <text:span text:style-name="T13">last_mod</text:span>, so you will only be alerted for recently modified entries.</text:p>
      <text:p text:style-name="Standard"/>
      <text:p text:style-name="Standard">You can now specify a name for alerts, so you can easily identify the issue in the alert title (in e-mail title).</text:p>
      <text:p text:style-name="Standard">Those alerts are written to the <text:span text:style-name="T12">alert_file</text:span> specified in Log section. They can also be sent by mail by specifying a mail address in the <text:span text:style-name="T13">alert_mail</text:span><text:span text:style-name="T17"> </text:span>parameter of Log section.</text:p>
      <text:p text:style-name="Standard">You can now batch alert e-mails as a single summary (instead of sending 1 mail per file). This is driven by the <text:span text:style-name="T13">batch_alert_max</text:span><text:span text:style-name="T17"> </text:span>parameter of Log section (0=no batch limit, 1=no batching).</text:p>
      <text:p text:style-name="Standard"/>
      <text:p text:style-name="Standard">Now, let’s run Robinhood as a daemon. Use the ‘--detach’ option to start it in background and detach it from your terminal:<text:line-break/><text:span text:style-name="T12">robinhood</text:span><text:span text:style-name="T16"> </text:span><text:span text:style-name="T12">--scan</text:span><text:span text:style-name="T16"> </text:span><text:span text:style-name="T12">--detach</text:span></text:p>
      <text:list xml:id="list2166549043" text:continue-numbering="true" text:style-name="WW8Num14">
        <text:list-item>
          <text:h text:style-name="P105" text:outline-level="1"><text:bookmark-start text:name="__RefHeading__13_1130515171"/><text:soft-page-break/>Resource<text:span text:style-name="T3"> </text:span>monitoring<text:span text:style-name="T3"> </text:span>and<text:span text:style-name="T3"> </text:span>purges<text:bookmark-end text:name="__RefHeading__13_1130515171"/></text:h>
        </text:list-item>
      </text:list>
      <text:p text:style-name="Standard"/>
      <text:p text:style-name="P3">One of the main purposes of robinhood is to monitor disk space usage and trigger purges when disk space runs low.</text:p>
      <text:p text:style-name="P3">Purge triggering is based on high/low thresholds and files removal is based on a LRU list: when the used space reaches a high threshold, Robinhood will build a list of least recently accessed files (from its database) and purge them until the disk space is back to the low threshold.</text:p>
      <text:list xml:id="list1569360353" text:continue-numbering="true" text:style-name="WW8Num14">
        <text:list-item>
          <text:list>
            <text:list-item>
              <text:h text:style-name="P111" text:outline-level="2">Defining<text:span text:style-name="T3"> </text:span>purge<text:span text:style-name="T3"> </text:span>triggers</text:h>
            </text:list-item>
          </text:list>
        </text:list-item>
      </text:list>
      <text:p text:style-name="Standard"/>
      <text:p text:style-name="Standard">First of all, let’s specify thresholds for triggering purge.<text:line-break/>This can be done on several criteria:</text:p>
      <text:list xml:id="list3120972222567091961" text:style-name="WW8Num7">
        <text:list-item>
          <text:p text:style-name="P92">Global filesystem usage</text:p>
        </text:list-item>
        <text:list-item>
          <text:p text:style-name="P92">OST usage (for Lustre filesystems)</text:p>
        </text:list-item>
        <text:list-item>
          <text:p text:style-name="P92">User or group usage (quota-like purge)</text:p>
        </text:list-item>
        <text:list-item>
          <text:p text:style-name="P92">Periodic purge (whatever the filesystem usage is)</text:p>
        </text:list-item>
      </text:list>
      <text:p text:style-name="P3">Write the following block to configuration file for triggering purge on global filesystem usage:</text:p>
      <text:p text:style-name="Standard"/>
      <text:p text:style-name="P11">Purge_Trigger</text:p>
      <text:p text:style-name="P11">{</text:p>
      <text:p text:style-name="P11"><text:span text:style-name="T50"><text:s text:c="4"/></text:span>trigger_on<text:span text:style-name="T50"> <text:s text:c="8"/></text:span>=<text:span text:style-name="T50"> </text:span>global_usage<text:span text:style-name="T50"> </text:span>;</text:p>
      <text:p text:style-name="Standard"><text:span text:style-name="T16"><text:s text:c="4"/></text:span><text:span text:style-name="T12">high_threshold_pct</text:span><text:span text:style-name="T16"> </text:span><text:span text:style-name="T12">=</text:span><text:span text:style-name="T16"> </text:span><text:span text:style-name="T12">90%</text:span><text:span text:style-name="T16"> </text:span><text:span text:style-name="T12">;</text:span></text:p>
      <text:p text:style-name="Standard"><text:span text:style-name="T16"><text:s text:c="4"/></text:span><text:span text:style-name="T12">low_threshold_pct</text:span><text:span text:style-name="T16"> <text:s/></text:span><text:span text:style-name="T12">=</text:span><text:span text:style-name="T16"> </text:span><text:span text:style-name="T12">85%</text:span><text:span text:style-name="T16"> </text:span><text:span text:style-name="T12">;</text:span></text:p>
      <text:p text:style-name="P11"><text:span text:style-name="T50"><text:s text:c="4"/></text:span>check_interval<text:span text:style-name="T50"> <text:s text:c="4"/></text:span>=<text:span text:style-name="T50"> </text:span>5min<text:span text:style-name="T50"> </text:span>;</text:p>
      <text:p text:style-name="P11">}</text:p>
      <text:p text:style-name="Standard"/>
      <text:p text:style-name="Standard"><text:span text:style-name="T51">trigger_on</text:span> specifies the type of trigger.</text:p>
      <text:p text:style-name="Standard"><text:span text:style-name="T51">high_threshold_pct</text:span> indicates the disk usage that must be reached for starting purge.</text:p>
      <text:p text:style-name="Standard"><text:span text:style-name="T51">low_threshold_pct</text:span> indicates the disk usage that must be reached for stopping purge.</text:p>
      <text:p text:style-name="Standard"><text:span text:style-name="T51">check_interval</text:span> is the interval for checking disk usage.</text:p>
      <text:p text:style-name="Standard"/>
      <text:p text:style-name="Standard">We can also do the same for users, by specifying a kind of “quota”:</text:p>
      <text:p text:style-name="Standard"/>
      <text:p text:style-name="P11">Purge_Trigger</text:p>
      <text:p text:style-name="P11">{</text:p>
      <text:p text:style-name="Standard"><text:span text:style-name="T16"><text:s text:c="4"/></text:span><text:span text:style-name="T12">trigger_on</text:span><text:span text:style-name="T16"> <text:s text:c="8"/></text:span><text:span text:style-name="T12">=</text:span><text:span text:style-name="T16"> </text:span><text:span text:style-name="T12">user_usage</text:span><text:span text:style-name="T16"> </text:span><text:span text:style-name="T12">;</text:span></text:p>
      <text:p text:style-name="Standard"><text:span text:style-name="T16"><text:s text:c="4"/></text:span><text:span text:style-name="T12">high_threshold_vol</text:span><text:span text:style-name="T16"> </text:span><text:span text:style-name="T12">=</text:span><text:span text:style-name="T16"> </text:span><text:span text:style-name="T12">10GB</text:span><text:span text:style-name="T16"> </text:span><text:span text:style-name="T12">;</text:span></text:p>
      <text:p text:style-name="Standard"><text:span text:style-name="T16"><text:s text:c="4"/></text:span><text:span text:style-name="T12">low_threshold_vol</text:span><text:span text:style-name="T16"> <text:s/></text:span><text:span text:style-name="T12">=</text:span><text:span text:style-name="T16"> </text:span><text:span text:style-name="T12">9GB</text:span><text:span text:style-name="T16"> </text:span><text:span text:style-name="T12">;</text:span></text:p>
      <text:p text:style-name="Standard"><text:span text:style-name="T16"><text:s text:c="4"/></text:span><text:span text:style-name="T12">check_interval</text:span><text:span text:style-name="T16"> <text:s text:c="4"/></text:span><text:span text:style-name="T12">=</text:span><text:span text:style-name="T16"> </text:span><text:span text:style-name="T12">12h</text:span><text:span text:style-name="T16"> </text:span><text:span text:style-name="T12">;</text:span></text:p>
      <text:p text:style-name="P11">}</text:p>
      <text:p text:style-name="Standard"/>
      <text:p text:style-name="Standard">Every 12h, the daemon will check the space used by users. If a user uses more than 10GB, his files will be purged from the least recently accessed until the space he uses decrease to 9GB.</text:p>
      <text:p text:style-name="Standard"/>
      <text:p text:style-name="P3">You can also specify quotas on inode count using ‘<text:span text:style-name="T13">high_threshokld_cnt</text:span>’ and ‘<text:span text:style-name="T13">low_threshold_cnt</text:span>’:<text:line-break/></text:p>
      <text:p text:style-name="P11">Purge_Trigger</text:p>
      <text:p text:style-name="P11">{</text:p>
      <text:p text:style-name="Standard"><text:span text:style-name="T16"><text:s text:c="4"/></text:span><text:span text:style-name="T12">trigger_on</text:span><text:span text:style-name="T16"> <text:s text:c="8"/></text:span><text:span text:style-name="T12">=</text:span><text:span text:style-name="T16"> </text:span><text:span text:style-name="T12">user_usage</text:span><text:span text:style-name="T16"> </text:span><text:span text:style-name="T12">;</text:span></text:p>
      <text:p text:style-name="Standard"><text:span text:style-name="T16"><text:s text:c="4"/></text:span><text:span text:style-name="T12">high_threshold_cnt</text:span><text:span text:style-name="T16"> </text:span><text:span text:style-name="T12">=</text:span><text:span text:style-name="T16"> </text:span><text:span text:style-name="T12">1M</text:span><text:span text:style-name="T16"> </text:span><text:span text:style-name="T12">;</text:span><text:span text:style-name="T16"> </text:span><text:span text:style-name="T13">#</text:span><text:span text:style-name="T17"> </text:span><text:span text:style-name="T13">i.e:</text:span><text:span text:style-name="T17"> </text:span><text:span text:style-name="T13">user</text:span><text:span text:style-name="T17"> </text:span><text:span text:style-name="T13">inode</text:span><text:span text:style-name="T17"> </text:span><text:span text:style-name="T13">usage</text:span><text:span text:style-name="T17"> </text:span><text:span text:style-name="T13">&gt;</text:span><text:span text:style-name="T17"> </text:span><text:span text:style-name="T13">1</text:span><text:span text:style-name="T17"> </text:span><text:span text:style-name="T13">million</text:span></text:p>
      <text:p text:style-name="Standard"><text:soft-page-break/><text:span text:style-name="T16"><text:s text:c="4"/></text:span><text:span text:style-name="T12">low_threshold_cnt</text:span><text:span text:style-name="T16"> <text:s/></text:span><text:span text:style-name="T12">=</text:span><text:span text:style-name="T16"> </text:span><text:span text:style-name="T12">900k</text:span><text:span text:style-name="T16"> </text:span><text:span text:style-name="T12">;</text:span></text:p>
      <text:p text:style-name="Standard"><text:span text:style-name="T16"><text:s text:c="4"/></text:span><text:span text:style-name="T12">check_interval</text:span><text:span text:style-name="T16"> <text:s text:c="4"/></text:span><text:span text:style-name="T12">=</text:span><text:span text:style-name="T16"> </text:span><text:span text:style-name="T12">1h</text:span><text:span text:style-name="T16"> </text:span><text:span text:style-name="T12">;<text:line-break/>}</text:span></text:p>
      <text:p text:style-name="Standard"/>
      <text:p text:style-name="Standard">A list of users (separated by coma) can also be specified for quotas (wildcards are allowed), e.g:</text:p>
      <text:p text:style-name="Standard"/>
      <text:p text:style-name="Standard"><text:span text:style-name="T12">Purge_Trigger</text:span><text:span text:style-name="T16"> </text:span><text:span text:style-name="T12">{</text:span></text:p>
      <text:p text:style-name="Standard"><text:span text:style-name="T16"><text:s text:c="4"/></text:span><text:span text:style-name="T12">trigger_on</text:span><text:span text:style-name="T16"> <text:s text:c="8"/></text:span><text:span text:style-name="T12">=</text:span><text:span text:style-name="T16"> </text:span><text:span text:style-name="T12">user_usage(foo,charlie,project*)</text:span><text:span text:style-name="T16"> </text:span><text:span text:style-name="T12">;</text:span></text:p>
      <text:p text:style-name="P22"><text:s text:c="4"/>…</text:p>
      <text:p text:style-name="P11">}</text:p>
      <text:p text:style-name="P11"/>
      <text:p text:style-name="Standard">Periodic trigger periodically purge all entries that match purge policies (no threshold is expected in this case): </text:p>
      <text:p text:style-name="Standard"><text:span text:style-name="T12"><text:line-break/>Purge_Trigger</text:span><text:span text:style-name="T16"> </text:span><text:span text:style-name="T12">{</text:span></text:p>
      <text:p text:style-name="Standard"><text:span text:style-name="T12"><text:tab/>trigger_on</text:span><text:span text:style-name="T16"> </text:span><text:span text:style-name="T12">=</text:span><text:span text:style-name="T16"> </text:span><text:span text:style-name="T12">periodic;</text:span></text:p>
      <text:p text:style-name="P11"><text:tab/>check_interval<text:span text:style-name="T50"> </text:span>=<text:span text:style-name="T50"> </text:span>12h;</text:p>
      <text:p text:style-name="P11">}</text:p>
      <text:p text:style-name="P11"/>
      <text:p text:style-name="Standard">To receive a mail notification each time a high threshold (or quota) is reached, add this parameter to a trigger:</text:p>
      <text:p text:style-name="Standard"><text:tab/><text:span text:style-name="T13">alert_high</text:span><text:span text:style-name="T17"> </text:span><text:span text:style-name="T13">=</text:span><text:span text:style-name="T17"> </text:span><text:span text:style-name="T13">true</text:span><text:span text:style-name="T17"> </text:span><text:span text:style-name="T13">;</text:span></text:p>
      <text:p text:style-name="P12"/>
      <text:p text:style-name="Standard">By default, robinhood raises an alert if it can’t purge enough data to reach the low threshold.</text:p>
      <text:p text:style-name="Standard">You can disable those alerts by adding this in a trigger definition:</text:p>
      <text:p text:style-name="P48"><text:span text:style-name="T13">alert_l</text:span><text:span text:style-name="T13">ow</text:span><text:span text:style-name="T17"> </text:span><text:span text:style-name="T13">=</text:span><text:span text:style-name="T17"> </text:span><text:span text:style-name="T13">false</text:span><text:span text:style-name="T17"> </text:span><text:span text:style-name="T13">;</text:span></text:p>
      <text:p text:style-name="P49"/>
      <text:list xml:id="list738058258" text:continue-list="list1569360353" text:style-name="WW8Num14">
        <text:list-item>
          <text:list>
            <text:list-item>
              <text:h text:style-name="P111" text:outline-level="2">Minimal<text:span text:style-name="T3"> </text:span>purge<text:span text:style-name="T3"> </text:span>policy</text:h>
            </text:list-item>
          </text:list>
        </text:list-item>
      </text:list>
      <text:p text:style-name="Standard"/>
      <text:p text:style-name="Standard">Robinhood makes it possible to define different purge policies for several file classes.</text:p>
      <text:p text:style-name="Standard">In this example, we will only define a single purge policy for all files.</text:p>
      <text:p text:style-name="Standard">This can be done in a ‘Purge_Policies’ section of config file:</text:p>
      <text:p text:style-name="Standard"/>
      <text:p text:style-name="Standard"><text:span text:style-name="T12">Purge_policies</text:span><text:span text:style-name="T16"> </text:span><text:span text:style-name="T12">{</text:span></text:p>
      <text:p text:style-name="P11"><text:tab/>Policy<text:span text:style-name="T50"> </text:span>default<text:tab/>{</text:p>
      <text:p text:style-name="Standard"><text:span text:style-name="T12"><text:tab/><text:tab/>Condition</text:span><text:span text:style-name="T16"> </text:span><text:span text:style-name="T12">{<text:tab/>last_access</text:span><text:span text:style-name="T16"> </text:span><text:span text:style-name="T12">&gt;</text:span><text:span text:style-name="T16"> </text:span><text:span text:style-name="T12">1h</text:span><text:span text:style-name="T16"> </text:span><text:span text:style-name="T12">}</text:span></text:p>
      <text:p text:style-name="P11"><text:tab/>}</text:p>
      <text:p text:style-name="P11">}</text:p>
      <text:p text:style-name="P11"/>
      <text:p text:style-name="Standard">‘default’ policy is a special policy that applies to files that are not in a file class.</text:p>
      <text:p text:style-name="Standard">In a policy, you must specify a condition for allowing entries to be purged. In this example, we don’t want recently accessed entries (read or written within the last hour) to be purged.</text:p>
      <text:p text:style-name="Standard"/>
      <text:list xml:id="list314587810" text:continue-numbering="true" text:style-name="WW8Num14">
        <text:list-item>
          <text:list>
            <text:list-item>
              <text:h text:style-name="P111" text:outline-level="2"><text:bookmark-start text:name="_Ref235609908"/>Space<text:span text:style-name="T3"> </text:span>monitoring<text:bookmark-end text:name="_Ref235609908"/><text:span text:style-name="T3"> </text:span>and<text:span text:style-name="T3"> </text:span>purges</text:h>
            </text:list-item>
          </text:list>
        </text:list-item>
      </text:list>
      <text:p text:style-name="Standard"/>
      <text:p text:style-name="Standard">Robinhood is now able to monitor disk usage and purge entries when needed.</text:p>
      <text:p text:style-name="Standard">Start the daemon with the ‘--purge’ option. If your are not sure of your configuration, you can specify the ‘--dry-run’ option, so it won’t really purge files.</text:p>
      <text:p text:style-name="Standard"/>
      <text:p text:style-name="Standard"><text:span text:style-name="T12">robinhood</text:span><text:span text:style-name="T16"> </text:span><text:span text:style-name="T12">--purge</text:span><text:span text:style-name="T16"> </text:span><text:span text:style-name="T12">--detach</text:span><text:span text:style-name="T16"> –</text:span><text:span text:style-name="T12">-dry-run</text:span></text:p>
      <text:p text:style-name="P11"/>
      <text:p text:style-name="Standard"><text:soft-page-break/>You will get something like this in the log file:</text:p>
      <text:p text:style-name="Standard"/>
      <text:p text:style-name="P11">Main<text:span text:style-name="T50"> </text:span>|<text:span text:style-name="T50"> </text:span>Resource<text:span text:style-name="T50"> </text:span>Monitor<text:span text:style-name="T50"> </text:span>successfully<text:span text:style-name="T50"> </text:span>initialized</text:p>
      <text:p text:style-name="Standard"><text:span text:style-name="T12">ResMonitor</text:span><text:span text:style-name="T16"> </text:span><text:span text:style-name="T12">|</text:span><text:span text:style-name="T16"> </text:span><text:span text:style-name="T12">Filesystem</text:span><text:span text:style-name="T16"> </text:span><text:span text:style-name="T12">usage:</text:span><text:span text:style-name="T16"> </text:span><text:span text:style-name="T12">92.45%</text:span><text:span text:style-name="T16"> </text:span><text:span text:style-name="T12">(786901</text:span><text:span text:style-name="T16"> </text:span><text:span text:style-name="T12">blocks)</text:span><text:span text:style-name="T16"> </text:span><text:span text:style-name="T12">/</text:span><text:span text:style-name="T16"> </text:span><text:span text:style-name="T12">high</text:span><text:span text:style-name="T16"> </text:span><text:span text:style-name="T12">threshold:</text:span><text:span text:style-name="T16"> </text:span><text:span text:style-name="T12">90.00%</text:span><text:span text:style-name="T16"> </text:span><text:span text:style-name="T12">(764426</text:span><text:span text:style-name="T16"> </text:span><text:span text:style-name="T12">blocks)</text:span></text:p>
      <text:p text:style-name="Standard"><text:span text:style-name="T12">ResMonitor</text:span><text:span text:style-name="T16"> </text:span><text:span text:style-name="T12">|</text:span><text:span text:style-name="T16"> </text:span><text:span text:style-name="T12">34465</text:span><text:span text:style-name="T16"> </text:span><text:span text:style-name="T12">blocks</text:span><text:span text:style-name="T16"> </text:span><text:span text:style-name="T12">(x512)</text:span><text:span text:style-name="T16"> </text:span><text:span text:style-name="T12">must</text:span><text:span text:style-name="T16"> </text:span><text:span text:style-name="T12">be</text:span><text:span text:style-name="T16"> </text:span><text:span text:style-name="T12">purged</text:span><text:span text:style-name="T16"> </text:span><text:span text:style-name="T12">on</text:span><text:span text:style-name="T16"> </text:span><text:span text:style-name="T12">Filesystem</text:span><text:span text:style-name="T16"> </text:span><text:span text:style-name="T12">(used=786901,</text:span><text:span text:style-name="T16"> </text:span><text:span text:style-name="T12">target=734426,</text:span><text:span text:style-name="T16"> </text:span><text:span text:style-name="T12">block</text:span><text:span text:style-name="T16"> </text:span><text:span text:style-name="T12">size=4096)</text:span></text:p>
      <text:p text:style-name="P11">Purge<text:span text:style-name="T50"> </text:span>|<text:span text:style-name="T50"> </text:span>Building<text:span text:style-name="T50"> </text:span>a<text:span text:style-name="T50"> </text:span>purge<text:span text:style-name="T50"> </text:span>list<text:span text:style-name="T50"> </text:span>from<text:span text:style-name="T50"> </text:span>last<text:span text:style-name="T50"> </text:span>full<text:span text:style-name="T50"> </text:span>FS<text:span text:style-name="T50"> </text:span>Scan:<text:span text:style-name="T50"> </text:span>2009/07/17<text:span text:style-name="T50"> </text:span>13:49:06</text:p>
      <text:p text:style-name="P11">Purge<text:span text:style-name="T50"> </text:span>|<text:span text:style-name="T50"> </text:span>Starting<text:span text:style-name="T50"> </text:span>purge<text:span text:style-name="T50"> </text:span>on<text:span text:style-name="T50"> </text:span>global<text:span text:style-name="T50"> </text:span>filesystem</text:p>
      <text:p text:style-name="Standard"><text:span text:style-name="T12">ResMonitor</text:span><text:span text:style-name="T16"> </text:span><text:span text:style-name="T12">|</text:span><text:span text:style-name="T16"> </text:span><text:span text:style-name="T12">Global</text:span><text:span text:style-name="T16"> </text:span><text:span text:style-name="T12">filesystem</text:span><text:span text:style-name="T16"> </text:span><text:span text:style-name="T12">purge</text:span><text:span text:style-name="T16"> </text:span><text:span text:style-name="T12">summary:</text:span><text:span text:style-name="T16"> </text:span><text:span text:style-name="T12">34465</text:span><text:span text:style-name="T16"> </text:span><text:span text:style-name="T12">blocks</text:span><text:span text:style-name="T16"> </text:span><text:span text:style-name="T12">purged/34465</text:span><text:span text:style-name="T16"> </text:span><text:span text:style-name="T12">blocks</text:span><text:span text:style-name="T16"> </text:span><text:span text:style-name="T12">needed</text:span><text:span text:style-name="T16"> </text:span><text:span text:style-name="T12">in</text:span><text:span text:style-name="T16"> </text:span><text:span text:style-name="T12">/tmp</text:span></text:p>
      <text:p text:style-name="P11"/>
      <text:p text:style-name="Standard">The list of purged files is written in the report file.</text:p>
      <text:p text:style-name="P11"/>
      <text:p text:style-name="Standard">Note 1: you can use the same daemon for performing scans periodically and monitoring resource, by combining options on command line.</text:p>
      <text:p text:style-name="Standard">E.g.: <text:span text:style-name="T12">robinhood</text:span><text:span text:style-name="T16"> </text:span><text:span text:style-name="T12">--purge</text:span><text:span text:style-name="T16"> </text:span><text:span text:style-name="T12">--scan</text:span><text:span text:style-name="T16"> –</text:span><text:span text:style-name="T12">-detach</text:span></text:p>
      <text:p text:style-name="Standard">By default, if you start Robinhood with no parameter, it will run all configured actions.</text:p>
      <text:p text:style-name="Standard">Note 2: if you do not want to have a daemon on your system, you can perform resource monitoring with a ‘one-shot’ command that you can launch in cron, for example:</text:p>
      <text:p text:style-name="Standard"><text:span text:style-name="T12">robinhood</text:span><text:span text:style-name="T16"> </text:span><text:span text:style-name="T12">--purge</text:span><text:span text:style-name="T16"> </text:span><text:span text:style-name="T12">--once</text:span></text:p>
      <text:p text:style-name="Standard">It will check the disk usage: it will exit immediately if disk usage does not exceed the high threshold; else, it will purge entries.</text:p>
      <text:p text:style-name="Standard"/>
      <text:p text:style-name="Standard"><text:span text:style-name="T49">Only check thresholds/triggers</text:span> <text:span text:style-name="T49">without purging data:</text:span></text:p>
      <text:p text:style-name="Standard">if robinhood is started with the ‘<text:span text:style-name="T13">--check-thresholds</text:span>’ option instead of ‘<text:span text:style-name="T13">--purge</text:span>’, it will only check for trigger conditions without purging data. </text:p>
      <text:p text:style-name="Standard"/>
      <text:list xml:id="list1434993730" text:continue-numbering="true" text:style-name="WW8Num14">
        <text:list-item>
          <text:list>
            <text:list-item>
              <text:h text:style-name="P111" text:outline-level="2">Purge<text:span text:style-name="T3"> </text:span>parameters</text:h>
            </text:list-item>
          </text:list>
        </text:list-item>
      </text:list>
      <text:p text:style-name="Standard"/>
      <text:p text:style-name="Standard">You can add a “Purge_parameters” block to the configuration file, to have a better control on purges:</text:p>
      <text:p text:style-name="Standard"/>
      <text:p text:style-name="P14">Purge_Parameters</text:p>
      <text:p text:style-name="P14">{</text:p>
      <text:p text:style-name="P14"><text:span text:style-name="T50"><text:s text:c="4"/></text:span>nb_threads_purge<text:span text:style-name="T50"> <text:s text:c="5"/></text:span>=<text:span text:style-name="T50"> </text:span>4;</text:p>
      <text:p text:style-name="P14"><text:span text:style-name="T50"><text:s text:c="4"/></text:span>post_purge_df_latency<text:span text:style-name="T50"> </text:span>=<text:span text:style-name="T50"> </text:span>1min;</text:p>
      <text:p text:style-name="P14"><text:span text:style-name="T50"><text:s text:c="4"/></text:span>db_result_size_max<text:span text:style-name="T50"> <text:s text:c="3"/></text:span>=<text:span text:style-name="T50"> </text:span>10000;</text:p>
      <text:p text:style-name="P14"><text:span text:style-name="T50"><text:s text:c="4"/></text:span>recheck_ignored_classes<text:span text:style-name="T50"> </text:span>=<text:span text:style-name="T50"> </text:span>true;</text:p>
      <text:p text:style-name="P14">}</text:p>
      <text:p text:style-name="P14"/>
      <text:p text:style-name="Standard">Purge actions are performed in parallel. You can specify the number of purge threads by setting the <text:span text:style-name="T51">nb_threads_purge</text:span> parameter.</text:p>
      <text:p text:style-name="P3">On filesystems where releasing data is asynchronous, the ‘df’ command may take a few minutes before returning an up-to-date value after purging a lot of files. Thus, Robinhood must wait before checking disk usage again after a purge. This is driven by the <text:span text:style-name="T51">post_purge_df_latency</text:span> parameter.</text:p>
      <text:p text:style-name="P3">If purge policies application looks too slow, you can speed-up it by disabling <text:span text:style-name="T51">recheck_ignored_classes</text:span>. This with result in not rechecking previously ignored entries when applying a policy. It is recommended re-enable it after you changed policy definitions.</text:p>
      <text:list xml:id="list673419398" text:continue-numbering="true" text:style-name="WW8Num14">
        <text:list-item>
          <text:list>
            <text:list-item>
              <text:h text:style-name="P111" text:outline-level="2"><text:soft-page-break/>Using<text:span text:style-name="T3"> </text:span>file<text:span text:style-name="T3"> </text:span>classes</text:h>
            </text:list-item>
          </text:list>
        </text:list-item>
      </text:list>
      <text:p text:style-name="Standard"/>
      <text:p text:style-name="P3">Robinhood makes it possible to apply different purge policies to files, depending on their properties (path, posix attributes, …). This can be done by defining file classes that will be addressed in policies.</text:p>
      <text:p text:style-name="P3"/>
      <text:p text:style-name="P3">In this section of the tutorial, we will define 3 classes and apply different policies to them:</text:p>
      <text:list xml:id="list1825746759" text:continue-list="list3120972222567091961" text:style-name="WW8Num7">
        <text:list-item>
          <text:p text:style-name="P85">We don’t want “*.log” files that belong to ‘root’ to be purged;</text:p>
        </text:list-item>
        <text:list-item>
          <text:p text:style-name="P85">We want to keep files from directory /tmp/A to be kept longer on disk than files from other directories.</text:p>
        </text:list-item>
      </text:list>
      <text:p text:style-name="Standard"/>
      <text:p text:style-name="P3">First, we need to define those file classes, in a ‘filesets’ section of the configuration file.<text:line-break/>We associate a custom name to each FileClass, and specify the definition of the class:</text:p>
      <text:p text:style-name="P3"/>
      <text:p text:style-name="P14">Filesets</text:p>
      <text:p text:style-name="P14">{</text:p>
      <text:p text:style-name="P3"><text:span text:style-name="T12"><text:tab/>#</text:span><text:span text:style-name="T16"> </text:span><text:span text:style-name="T12">log</text:span><text:span text:style-name="T16"> </text:span><text:span text:style-name="T12">files</text:span><text:span text:style-name="T16"> </text:span><text:span text:style-name="T12">owned</text:span><text:span text:style-name="T16"> </text:span><text:span text:style-name="T12">by</text:span><text:span text:style-name="T16"> </text:span><text:span text:style-name="T12">root</text:span></text:p>
      <text:p text:style-name="P53"><text:span text:style-name="T12">FileClass</text:span><text:span text:style-name="T16"> </text:span><text:span text:style-name="T12">root_log_files</text:span></text:p>
      <text:p text:style-name="P14"><text:tab/>{</text:p>
      <text:p text:style-name="P3"><text:span text:style-name="T12"><text:tab/><text:tab/>Definition</text:span><text:span text:style-name="T16"> </text:span><text:span text:style-name="T12"><text:tab/>{</text:span></text:p>
      <text:p text:style-name="P66"><text:span text:style-name="T12">owner</text:span><text:span text:style-name="T16"> </text:span><text:span text:style-name="T12">==</text:span><text:span text:style-name="T16"> </text:span><text:span text:style-name="T12">root</text:span></text:p>
      <text:p text:style-name="P68">and</text:p>
      <text:p text:style-name="P67"><text:span text:style-name="T12">name</text:span><text:span text:style-name="T16"> </text:span><text:span text:style-name="T12">==</text:span><text:span text:style-name="T16"> “</text:span><text:span text:style-name="T12">*.log</text:span><text:span text:style-name="T16">”</text:span></text:p>
      <text:p text:style-name="P69">}</text:p>
      <text:p text:style-name="P14"><text:tab/>}</text:p>
      <text:p text:style-name="P14"/>
      <text:p text:style-name="P14"><text:tab/>#<text:span text:style-name="T50"> </text:span>files<text:span text:style-name="T50"> </text:span>in<text:span text:style-name="T50"> </text:span>filesystem<text:span text:style-name="T50"> </text:span>tree<text:span text:style-name="T50"> </text:span>/fs/A</text:p>
      <text:p text:style-name="P14"><text:tab/>FileClass<text:span text:style-name="T50"> </text:span>A_files</text:p>
      <text:p text:style-name="P14"><text:tab/>{</text:p>
      <text:p text:style-name="P3"><text:span text:style-name="T12"><text:tab/><text:tab/>Definition</text:span><text:span text:style-name="T16"> </text:span><text:span text:style-name="T12"><text:tab/>{</text:span><text:span text:style-name="T16"> </text:span><text:span text:style-name="T12">tree</text:span><text:span text:style-name="T16"> </text:span><text:span text:style-name="T12">==</text:span><text:span text:style-name="T16"> “</text:span><text:span text:style-name="T12">/fs/A</text:span><text:span text:style-name="T16">” </text:span><text:span text:style-name="T12">}</text:span></text:p>
      <text:p text:style-name="P14"><text:tab/>}</text:p>
      <text:p text:style-name="P14"><text:tab/></text:p>
      <text:p text:style-name="P14">}</text:p>
      <text:p text:style-name="P14"/>
      <text:p text:style-name="P3">Then, those classes can be used in policies:</text:p>
      <text:list xml:id="list1032410730" text:continue-numbering="true" text:style-name="WW8Num7">
        <text:list-item>
          <text:p text:style-name="P85">entries can be white-listed using a ‘ignore_fileclass’ statement;</text:p>
        </text:list-item>
        <text:list-item>
          <text:p text:style-name="P85">they can be targeted in a policy, using a ‘target_fileclass’ directive.</text:p>
        </text:list-item>
      </text:list>
      <text:p text:style-name="P3"/>
      <text:p text:style-name="P14">Purge_Policies</text:p>
      <text:p text:style-name="P14">{</text:p>
      <text:p text:style-name="P3"><text:span text:style-name="T12"><text:tab/>#</text:span><text:span text:style-name="T16"> </text:span><text:span text:style-name="T12">whitelist</text:span><text:span text:style-name="T16"> </text:span><text:span text:style-name="T12">log</text:span><text:span text:style-name="T16"> </text:span><text:span text:style-name="T12">files</text:span><text:span text:style-name="T16"> </text:span><text:span text:style-name="T12">of</text:span><text:span text:style-name="T16"> ‘</text:span><text:span text:style-name="T12">root</text:span><text:span text:style-name="T16">’</text:span></text:p>
      <text:p text:style-name="P3"><text:span text:style-name="T12"><text:tab/>ignore_fileclass</text:span><text:span text:style-name="T16"> </text:span><text:span text:style-name="T12">=</text:span><text:span text:style-name="T16"> </text:span><text:span text:style-name="T27">root_log_file</text:span><text:span text:style-name="T12">;</text:span></text:p>
      <text:p text:style-name="P14"/>
      <text:p text:style-name="P3"><text:span text:style-name="T12"><text:tab/>#</text:span><text:span text:style-name="T16"> </text:span><text:span text:style-name="T12">keep</text:span><text:span text:style-name="T16"> </text:span><text:span text:style-name="T12">files</text:span><text:span text:style-name="T16"> </text:span><text:span text:style-name="T12">in</text:span><text:span text:style-name="T16"> </text:span><text:span text:style-name="T12">/fs/A</text:span><text:span text:style-name="T16"> </text:span><text:span text:style-name="T12">at</text:span><text:span text:style-name="T16"> </text:span><text:span text:style-name="T12">least</text:span><text:span text:style-name="T16"> </text:span><text:span text:style-name="T12">12h</text:span><text:span text:style-name="T16"> </text:span><text:span text:style-name="T12">after</text:span><text:span text:style-name="T16"> </text:span><text:span text:style-name="T12">their</text:span><text:span text:style-name="T16"> </text:span><text:span text:style-name="T12">last</text:span><text:span text:style-name="T16"> </text:span><text:span text:style-name="T12">access</text:span></text:p>
      <text:p text:style-name="P50">Policy<text:span text:style-name="T50"> </text:span>purge_A_files</text:p>
      <text:p text:style-name="P14"><text:tab/>{</text:p>
      <text:p text:style-name="P3"><text:span text:style-name="T12"><text:tab/><text:tab/>target_fileclass</text:span><text:span text:style-name="T16"> </text:span><text:span text:style-name="T12">=</text:span><text:span text:style-name="T16"> </text:span><text:span text:style-name="T27">A_files</text:span><text:span text:style-name="T12">;</text:span></text:p>
      <text:p text:style-name="P3"><text:span text:style-name="T12"><text:tab/><text:tab/>condition</text:span><text:span text:style-name="T16"> </text:span><text:span text:style-name="T12">{<text:tab/>last_access</text:span><text:span text:style-name="T16"> </text:span><text:span text:style-name="T12">&gt;</text:span><text:span text:style-name="T16"> </text:span><text:span text:style-name="T12">12h<text:tab/>}</text:span></text:p>
      <text:p text:style-name="P14"><text:tab/>}</text:p>
      <text:p text:style-name="P14"/>
      <text:p text:style-name="P3"><text:span text:style-name="T12"><text:tab/>#</text:span><text:span text:style-name="T16"> </text:span><text:span text:style-name="T12">The</text:span><text:span text:style-name="T16"> </text:span><text:span text:style-name="T12">default</text:span><text:span text:style-name="T16"> </text:span><text:span text:style-name="T12">policy</text:span><text:span text:style-name="T16"> </text:span><text:span text:style-name="T12">applies</text:span><text:span text:style-name="T16"> </text:span><text:span text:style-name="T12">to</text:span><text:span text:style-name="T16"> </text:span><text:span text:style-name="T12">all</text:span><text:span text:style-name="T16"> </text:span><text:span text:style-name="T12">other</text:span><text:span text:style-name="T16"> </text:span><text:span text:style-name="T12">files</text:span></text:p>
      <text:p text:style-name="P14"><text:tab/>#<text:span text:style-name="T50"> </text:span>(files<text:span text:style-name="T50"> </text:span>not<text:span text:style-name="T50"> </text:span>in<text:span text:style-name="T50"> </text:span>/fs/A<text:span text:style-name="T50"> </text:span>and<text:span text:style-name="T50"> </text:span>that<text:span text:style-name="T50"> </text:span>don<text:span text:style-name="T50">’</text:span>t<text:span text:style-name="T50"> </text:span>own<text:span text:style-name="T50"> </text:span>to<text:span text:style-name="T50"> </text:span>root)</text:p>
      <text:p text:style-name="P3"><text:span text:style-name="T12"><text:tab/>Policy</text:span><text:span text:style-name="T16"> </text:span><text:span text:style-name="T27">default</text:span></text:p>
      <text:p text:style-name="P14"><text:tab/>{</text:p>
      <text:p text:style-name="P3"><text:span text:style-name="T12"><text:tab/><text:tab/>Condition</text:span><text:span text:style-name="T16"> </text:span><text:span text:style-name="T12">{<text:tab/>last_access</text:span><text:span text:style-name="T16"> </text:span><text:span text:style-name="T12">&gt;</text:span><text:span text:style-name="T16"> </text:span><text:span text:style-name="T12">1h</text:span><text:span text:style-name="T16"> </text:span><text:span text:style-name="T12">}</text:span></text:p>
      <text:p text:style-name="P14"><text:tab/>}</text:p>
      <text:p text:style-name="P14">}</text:p>
      <text:p text:style-name="P3"><text:soft-page-break/></text:p>
      <text:p text:style-name="Standard">Notes:</text:p>
      <text:list xml:id="list1972033754" text:continue-numbering="true" text:style-name="WW8Num7">
        <text:list-item>
          <text:p text:style-name="P92">a given FileClass cannot be targeted simultaneously in several purge policies;</text:p>
        </text:list-item>
        <text:list-item>
          <text:p text:style-name="P85">policies are matched in the order they appear in configuration file. In particular, if 2 policy targets overlap, the first matching policy will be used;</text:p>
        </text:list-item>
        <text:list-item>
          <text:p text:style-name="P92">If you modify a fileclass definition or target fileclasses of policies, you need to reset fileclass information in database. To do so, run this command:<text:line-break/><text:span text:style-name="T13">rbh-config</text:span><text:span text:style-name="T17"> </text:span><text:span text:style-name="T13">reset_classes</text:span></text:p>
        </text:list-item>
        <text:list-item>
          <text:p text:style-name="P85">For ignoring entries, you can directly specify a condition in the ‘purge_policies’ section, using a ‘ignore’ block:</text:p>
        </text:list-item>
      </text:list>
      <text:p text:style-name="P57"/>
      <text:p text:style-name="P45">Purge_Policies</text:p>
      <text:p text:style-name="P45">{</text:p>
      <text:p text:style-name="P70">Ignore</text:p>
      <text:p text:style-name="P70">{</text:p>
      <text:p text:style-name="P70"><text:tab/>owner<text:span text:style-name="T50"> </text:span>==<text:span text:style-name="T50"> </text:span>root</text:p>
      <text:p text:style-name="P70"><text:tab/>and</text:p>
      <text:p text:style-name="P70"><text:tab/>name<text:span text:style-name="T50"> </text:span>==<text:span text:style-name="T50"> “</text:span>*.log<text:span text:style-name="T50">”</text:span></text:p>
      <text:p text:style-name="P70">}</text:p>
      <text:p text:style-name="P42"/>
      <text:p text:style-name="P71">…</text:p>
      <text:p text:style-name="P11"/>
      <text:p text:style-name="Standard">FileClasses can be defined as the union or the intersection of other FileClasses. To do so, use the special keywords “union”, “inter” and “not” in the fileclass definition:</text:p>
      <text:p text:style-name="P14"/>
      <text:p text:style-name="P50">FileClass<text:span text:style-name="T50"> </text:span>root_log_A</text:p>
      <text:p text:style-name="P50">{</text:p>
      <text:p text:style-name="P50"><text:tab/>Definition<text:span text:style-name="T50"> </text:span>{</text:p>
      <text:p text:style-name="P66"><text:span text:style-name="T12">(root_log_files</text:span><text:span text:style-name="T16"> </text:span><text:span text:style-name="T30">inter</text:span><text:span text:style-name="T16"> </text:span><text:span text:style-name="T12">A_files)</text:span></text:p>
      <text:p text:style-name="P66"><text:span text:style-name="T30">union</text:span><text:span text:style-name="T33"> </text:span><text:span text:style-name="T12">(</text:span><text:span text:style-name="T30">not</text:span><text:span text:style-name="T16"> </text:span><text:span text:style-name="T12">B_files)</text:span></text:p>
      <text:p text:style-name="P69">}</text:p>
      <text:p text:style-name="P50">}</text:p>
      <text:p text:style-name="P14"/>
      <text:list xml:id="list573500734" text:continue-list="list673419398" text:style-name="WW8Num14">
        <text:list-item>
          <text:h text:style-name="P105" text:outline-level="1"><text:bookmark-start text:name="__RefHeading__15_1130515171"/>Directory<text:span text:style-name="T3"> </text:span>removal<text:bookmark-end text:name="__RefHeading__15_1130515171"/></text:h>
        </text:list-item>
      </text:list>
      <text:p text:style-name="Standard"/>
      <text:p text:style-name="P3">Purge after purge, there will be more and more empty directories in the filesystem namespace. Robinhood provides a mechanism for removing directories that have been empty for a long time.</text:p>
      <text:p text:style-name="P3">It is also possible to recursively remove entire parts of the filesystem (“rm –rf”), by specifying a condition on the top-level directory.</text:p>
      <text:p text:style-name="Standard"/>
      <text:p text:style-name="Standard">Directory removal is driven by a ‘rmdir_policy’ section in the configuration file:</text:p>
      <text:list xml:id="list931783714220988445" text:style-name="WW8Num15">
        <text:list-item>
          <text:p text:style-name="P86">The condition for removing empty directories is given by the ‘age_rm_empty_dirs’ parameter, that indicates the duration after which an empty directory is removed.</text:p>
        </text:list-item>
        <text:list-item>
          <text:p text:style-name="P86">You can specify one or several ‘ignore’ condition for directories you never want to be removed.</text:p>
        </text:list-item>
        <text:list-item>
          <text:p text:style-name="P86">Use ‘recursive_rmdir’ sub-blocks to indicate what matching directories are to be removed recursively. /!\The whole directories content is removed without checking policies on their content (whitelist rules…).</text:p>
        </text:list-item>
      </text:list>
      <text:p text:style-name="P57"/>
      <text:p text:style-name="Standard"><text:span text:style-name="T20">r</text:span><text:span text:style-name="T20">mdir_policy</text:span></text:p>
      <text:p text:style-name="P11">{</text:p>
      <text:p text:style-name="Standard"><text:span text:style-name="T12"><text:tab/>#</text:span><text:span text:style-name="T16"> </text:span><text:span text:style-name="T12">remove</text:span><text:span text:style-name="T16"> </text:span><text:span text:style-name="T12">empty</text:span><text:span text:style-name="T16"> </text:span><text:span text:style-name="T12">directories</text:span><text:span text:style-name="T16"> </text:span><text:span text:style-name="T12">after</text:span><text:span text:style-name="T16"> </text:span><text:span text:style-name="T12">15</text:span><text:span text:style-name="T16"> </text:span><text:span text:style-name="T12">days</text:span></text:p>
      <text:p text:style-name="P11"><text:soft-page-break/><text:tab/>age_rm_empty_dirs<text:span text:style-name="T50"> </text:span>=<text:span text:style-name="T50"> </text:span>15d;</text:p>
      <text:p text:style-name="P11"/>
      <text:p text:style-name="P11"><text:tab/>#<text:span text:style-name="T50"> </text:span>recursively<text:span text:style-name="T50"> </text:span>remove<text:span text:style-name="T50"> “</text:span>.trash<text:span text:style-name="T50">” </text:span>directories<text:span text:style-name="T50"> </text:span>after<text:span text:style-name="T50"> </text:span>15<text:span text:style-name="T50"> </text:span>days</text:p>
      <text:p text:style-name="P11"><text:tab/>recursive_rmdir</text:p>
      <text:p text:style-name="P11"><text:tab/>{</text:p>
      <text:p text:style-name="P11"><text:tab/><text:tab/>name<text:span text:style-name="T50"> </text:span>==<text:span text:style-name="T50"> “</text:span>.trash<text:span text:style-name="T50">” </text:span>and<text:span text:style-name="T50"> </text:span>last_mod<text:span text:style-name="T50"> </text:span>&gt;<text:span text:style-name="T50"> </text:span>15d</text:p>
      <text:p text:style-name="P11"><text:tab/>}</text:p>
      <text:p text:style-name="P11"/>
      <text:p text:style-name="P11"><text:tab/>#<text:span text:style-name="T50"> </text:span>whitelist<text:span text:style-name="T50"> </text:span>directories<text:span text:style-name="T50"> </text:span>matching<text:span text:style-name="T50"> </text:span>the<text:span text:style-name="T50"> </text:span>following<text:span text:style-name="T50"> </text:span>condition</text:p>
      <text:p text:style-name="P11"><text:tab/>ignore</text:p>
      <text:p text:style-name="P11"><text:tab/>{</text:p>
      <text:p text:style-name="P11"><text:tab/><text:tab/>depth<text:span text:style-name="T50"> </text:span>&lt;<text:span text:style-name="T50"> </text:span>2</text:p>
      <text:p text:style-name="P11"><text:tab/><text:tab/>or</text:p>
      <text:p text:style-name="P11"><text:tab/><text:tab/>owner<text:span text:style-name="T50"> </text:span>==<text:span text:style-name="T50"> ‘</text:span>foo<text:span text:style-name="T50">’</text:span></text:p>
      <text:p text:style-name="P11"><text:tab/><text:tab/>or</text:p>
      <text:p text:style-name="P11"><text:tab/><text:tab/>tree<text:span text:style-name="T50"> </text:span>==<text:span text:style-name="T50"> </text:span>/fs/subdir/A</text:p>
      <text:p text:style-name="P11"><text:tab/>}</text:p>
      <text:p text:style-name="P11">}</text:p>
      <text:p text:style-name="P11"/>
      <text:p text:style-name="Standard">You can specify advanced parameters by writing an ‘rmdir_parameters’ block:</text:p>
      <text:p text:style-name="P12"/>
      <text:p text:style-name="Standard"><text:span text:style-name="T13">r</text:span><text:span text:style-name="T13">mdir_parameters</text:span></text:p>
      <text:p text:style-name="P12">{</text:p>
      <text:p text:style-name="P12"><text:span text:style-name="T50"><text:s text:c="4"/></text:span>#<text:span text:style-name="T50"> </text:span>Interval<text:span text:style-name="T50"> </text:span>for<text:span text:style-name="T50"> </text:span>performing<text:span text:style-name="T50"> </text:span>empty<text:span text:style-name="T50"> </text:span>directory<text:span text:style-name="T50"> </text:span>removal</text:p>
      <text:p text:style-name="P12"><text:span text:style-name="T50"><text:s text:c="4"/></text:span>runtime_interval<text:span text:style-name="T50"> </text:span>=<text:span text:style-name="T50"> </text:span>12h<text:span text:style-name="T50"> </text:span>;</text:p>
      <text:p text:style-name="P12"/>
      <text:p text:style-name="P12"><text:span text:style-name="T50"><text:s text:c="4"/></text:span>#<text:span text:style-name="T50"> </text:span>Number<text:span text:style-name="T50"> </text:span>of<text:span text:style-name="T50"> </text:span>threads<text:span text:style-name="T50"> </text:span>for<text:span text:style-name="T50"> </text:span>performing<text:span text:style-name="T50"> </text:span>rmdir<text:span text:style-name="T50"> </text:span>operations</text:p>
      <text:p text:style-name="P12"><text:span text:style-name="T50"><text:s text:c="4"/></text:span>nb_threads_rmdir<text:span text:style-name="T50"> </text:span>=<text:span text:style-name="T50"> </text:span>4<text:span text:style-name="T50"> </text:span>;</text:p>
      <text:p text:style-name="Standard"><text:span text:style-name="T13">}</text:span> </text:p>
      <text:p text:style-name="Standard"/>
      <text:p text:style-name="Standard">In this section, you can also specify the period for checking empty directories (<text:span text:style-name="T51">runtime_interval</text:span> parameter).</text:p>
      <text:p text:style-name="Standard"/>
      <text:p text:style-name="Standard">For running empty directory removal, start robinhood with the ‘<text:span text:style-name="T12">--rmdir</text:span>’ option:</text:p>
      <text:p text:style-name="Standard"><text:span text:style-name="T12"><text:line-break/>robinhood</text:span><text:span text:style-name="T16"> –</text:span><text:span text:style-name="T12">f</text:span><text:span text:style-name="T16"> </text:span><text:span text:style-name="T12">/etc/robinhood.d/test.conf</text:span><text:span text:style-name="T16"> –</text:span><text:span text:style-name="T12">rmdir</text:span></text:p>
      <text:p text:style-name="P11"/>
      <text:list xml:id="list1271822813" text:continue-list="list573500734" text:style-name="WW8Num14">
        <text:list-item>
          <text:h text:style-name="P105" text:outline-level="1"><text:bookmark-start text:name="__RefHeading__17_1130515171"/><text:bookmark-start text:name="_Ref301863147"/>Setting<text:span text:style-name="T3"> </text:span>up<text:span text:style-name="T3"> </text:span>web<text:span text:style-name="T3"> </text:span>interface<text:bookmark-end text:name="__RefHeading__17_1130515171"/><text:bookmark-end text:name="_Ref301863147"/></text:h>
        </text:list-item>
      </text:list>
      <text:p text:style-name="Standard"><text:line-break/>Web interface is a new feature in Robinhood 2.3.2. It makes it possible for an administrator to visualize top disk space consumers (per user or per group), top inode consumers with fancy charts, details for each user. It also makes it possible to search for specific entries in the filesystem.</text:p>
      <text:p text:style-name="Standard"/>
      <table:table table:name="Tableau1" table:style-name="Tableau1">
        <table:table-column table:style-name="Tableau1.A" table:number-columns-repeated="2"/>
        <table:table-row table:style-name="Tableau1.1">
          <table:table-cell table:style-name="Tableau1.A1" office:value-type="string">
            <text:p text:style-name="P29"><draw:frame draw:style-name="fr1" draw:name="images1" text:anchor-type="char" svg:x="0.018cm" svg:y="0.263cm" svg:width="6.648cm" svg:height="4.284cm" draw:z-index="2"><draw:image xlink:href="Pictures/2000000900005F6700003D76D20D960B.wmf" xlink:type="simple" xlink:show="embed" xlink:actuate="onLoad"/></draw:frame></text:p>
          </table:table-cell>
          <table:table-cell table:style-name="Tableau1.A1" office:value-type="string">
            <text:p text:style-name="P28"><draw:frame draw:style-name="fr2" draw:name="images2" text:anchor-type="as-char" svg:width="7.445cm" svg:height="4.729cm" draw:z-index="0"><draw:image xlink:href="Pictures/2000000900005F0E00003C29DE0DB010.wmf" xlink:type="simple" xlink:show="embed" xlink:actuate="onLoad"/></draw:frame></text:p>
          </table:table-cell>
        </table:table-row>
      </table:table>
      <text:p text:style-name="Standard"/>
      <text:p text:style-name="Standard"><text:soft-page-break/>You can install it on any machine with a web server (not necessarily the robinhood or the database node). Of course, the web server must be able to contact the Robinhood database.</text:p>
      <text:p text:style-name="Standard"/>
      <text:p text:style-name="Standard">Requirements: php/mysql support must be enabled in the web server configuration.<text:line-break/>The following packages must be installed on the web server: <text:span text:style-name="T13">php,</text:span><text:span text:style-name="T17"> </text:span><text:span text:style-name="T13">php-mysql,</text:span><text:span text:style-name="T17"> </text:span><text:span text:style-name="T13">php-xml,</text:span><text:span text:style-name="T17"> <text:s/></text:span><text:span text:style-name="T13">php-pdo,</text:span><text:span text:style-name="T17"> </text:span><text:span text:style-name="T13">php-gd</text:span></text:p>
      <text:p text:style-name="Standard"/>
      <text:p text:style-name="Standard">The following parameter must be set in httpd.conf:</text:p>
      <text:p text:style-name="P12"><text:span text:style-name="T50"><text:s text:c="3"/></text:span>AllowOverride<text:span text:style-name="T50"> </text:span>All</text:p>
      <text:p text:style-name="Standard"/>
      <text:p text:style-name="Standard">Install robinhood interface:</text:p>
      <text:list xml:id="list818081278" text:continue-list="list931783714220988445" text:style-name="WW8Num15">
        <text:list-item>
          <text:p text:style-name="P93">install robinhood-webgui RPM on the web server (it will install php files into /var/www/html/robinhood)</text:p>
        </text:list-item>
      </text:list>
      <text:p text:style-name="P54">or</text:p>
      <text:list xml:id="list1840431408" text:continue-numbering="true" text:style-name="WW8Num15">
        <text:list-item>
          <text:p text:style-name="P93">untar the robinhood-webgui tarball in your web server root directory<text:line-break/>(e.g. /var/www/http)</text:p>
        </text:list-item>
      </text:list>
      <text:p text:style-name="P54"/>
      <text:p text:style-name="Standard"><draw:frame draw:style-name="fr1" draw:name="images3" text:anchor-type="char" svg:x="12.065cm" svg:y="0.296cm" svg:width="3.424cm" svg:height="3.644cm" draw:z-index="1"><draw:image xlink:href="Pictures/2000000900002780000029EE795AD915.wmf" xlink:type="simple" xlink:show="embed" xlink:actuate="onLoad"/></draw:frame>Configuration:</text:p>
      <text:p text:style-name="Standard">In a web browser, enter the robinhood URL: <text:a xlink:type="simple" xlink:href="http://yourserver/robinhood"><text:span text:style-name="Internet_20_link">http://</text:span></text:a><text:a xlink:type="simple" xlink:href="http://yourserver/robinhood"><text:span text:style-name="Internet_20_link"><text:span text:style-name="T52">yourserver</text:span></text:span></text:a><text:a xlink:type="simple" xlink:href="http://yourserver/robinhood"><text:span text:style-name="Internet_20_link">/robinhood</text:span></text:a><text:line-break/>The first time you connect to this address, fill-in database parameters (host, login, password, …):</text:p>
      <text:p text:style-name="Standard"/>
      <text:p text:style-name="Standard">Those parameters are saved in: <text:span text:style-name="T13">/var/www/http/robinhood/app/config/database.xml</text:span></text:p>
      <text:p text:style-name="Standard"><text:line-break/>That’s done. You can enjoy statistics charts.</text:p>
      <text:p text:style-name="Standard"/>
      <text:list xml:id="list1829963322" text:continue-list="list1271822813" text:style-name="WW8Num14">
        <text:list-item>
          <text:h text:style-name="P105" text:outline-level="1"><text:bookmark-start text:name="__RefHeading__19_1130515171"/>Robinhood<text:span text:style-name="T3"> </text:span>on<text:span text:style-name="T3"> </text:span>Lustre<text:bookmark-end text:name="__RefHeading__19_1130515171"/></text:h>
        </text:list-item>
      </text:list>
      <text:p text:style-name="Standard"/>
      <text:p text:style-name="Standard">Robinhood provides special features for Lustre filesystems:</text:p>
      <text:p text:style-name="Standard"/>
      <text:list xml:id="list1261153758" text:continue-numbering="true" text:style-name="WW8Num14">
        <text:list-item>
          <text:list>
            <text:list-item>
              <text:h text:style-name="P111" text:outline-level="2">Purge<text:span text:style-name="T3"> </text:span>triggers<text:span text:style-name="T3"> </text:span>on<text:span text:style-name="T3"> </text:span>OST<text:span text:style-name="T3"> </text:span>usage</text:h>
            </text:list-item>
          </text:list>
        </text:list-item>
      </text:list>
      <text:p text:style-name="P3"/>
      <text:p text:style-name="P3">Robinhood can monitor OST usage independently, and trigger purges only for the files of a given OST when it exceeds a threshold.</text:p>
      <text:p text:style-name="P3"/>
      <text:p text:style-name="P3">E.g.:</text:p>
      <text:p text:style-name="P16">Purge_Trigger</text:p>
      <text:p text:style-name="P16">{</text:p>
      <text:p text:style-name="P51">trigger_on<text:span text:style-name="T50"> </text:span>=<text:span text:style-name="T50"> </text:span>OST_usage<text:span text:style-name="T50"> </text:span>;</text:p>
      <text:p text:style-name="P48"><text:span text:style-name="T21">high_threshold_pct</text:span><text:span text:style-name="T23"> </text:span><text:span text:style-name="T21">=</text:span><text:span text:style-name="T23"> </text:span><text:span text:style-name="T21">85%</text:span><text:span text:style-name="T23"> </text:span><text:span text:style-name="T21">;</text:span></text:p>
      <text:p text:style-name="P48"><text:span text:style-name="T21">low_threshold_pct</text:span><text:span text:style-name="T23"> </text:span><text:span text:style-name="T21">=</text:span><text:span text:style-name="T23"> </text:span><text:span text:style-name="T21">80%</text:span><text:span text:style-name="T23"> </text:span><text:span text:style-name="T21">;</text:span></text:p>
      <text:p text:style-name="P51">check_interval<text:span text:style-name="T50"> </text:span>=<text:span text:style-name="T50"> </text:span>5min<text:span text:style-name="T50"> </text:span>;</text:p>
      <text:p text:style-name="P16">}</text:p>
      <text:p text:style-name="P3"/>
      <text:list xml:id="list215640627" text:continue-numbering="true" text:style-name="WW8Num14">
        <text:list-item>
          <text:list>
            <text:list-item>
              <text:h text:style-name="P111" text:outline-level="2"><text:soft-page-break/>File<text:span text:style-name="T3"> </text:span>classes<text:span text:style-name="T3"> </text:span>and<text:span text:style-name="T3"> </text:span>conditions<text:span text:style-name="T3"> </text:span>on<text:span text:style-name="T3"> </text:span>OST<text:span text:style-name="T3"> </text:span>indexes</text:h>
            </text:list-item>
          </text:list>
        </text:list-item>
      </text:list>
      <text:p text:style-name="P3"><text:line-break/>On Lustre filesystem, you can specify policy conditions and fileclasses based on ost indexes.</text:p>
      <text:p text:style-name="P3"/>
      <text:p text:style-name="P31">E.g.:</text:p>
      <text:p text:style-name="P19">Filesets</text:p>
      <text:p text:style-name="P19">{</text:p>
      <text:p text:style-name="P3"><text:span text:style-name="T20"><text:tab/>FileClass</text:span><text:span text:style-name="T22"> </text:span><text:span text:style-name="T20">retired_ost</text:span></text:p>
      <text:p text:style-name="P19"><text:tab/>{</text:p>
      <text:p text:style-name="P3"><text:span text:style-name="T20"><text:tab/><text:tab/>ost_index</text:span><text:span text:style-name="T22"> </text:span><text:span text:style-name="T20">==</text:span><text:span text:style-name="T22"> </text:span><text:span text:style-name="T20">1</text:span><text:span text:style-name="T22"> </text:span><text:span text:style-name="T20">or</text:span><text:span text:style-name="T22"> </text:span><text:span text:style-name="T20">ost_index</text:span><text:span text:style-name="T22"> </text:span><text:span text:style-name="T20">==</text:span><text:span text:style-name="T22"> </text:span><text:span text:style-name="T20">4</text:span><text:span text:style-name="T22"> </text:span><text:span text:style-name="T20">or</text:span><text:span text:style-name="T22"> </text:span><text:span text:style-name="T20">ost_index</text:span><text:span text:style-name="T22"> </text:span><text:span text:style-name="T20">==</text:span><text:span text:style-name="T22"> </text:span><text:span text:style-name="T20">7</text:span></text:p>
      <text:p text:style-name="P19"><text:tab/><text:tab/>and<text:span text:style-name="T50"> </text:span>ost_index<text:span text:style-name="T50"> </text:span>!=<text:span text:style-name="T50"> </text:span>9</text:p>
      <text:p text:style-name="P3"><text:span text:style-name="T20"><text:tab/></text:span><text:span text:style-name="T12">}</text:span></text:p>
      <text:p text:style-name="P14">}</text:p>
      <text:p text:style-name="P14"/>
      <text:p text:style-name="P3"><text:s/>“ost_index == <text:span text:style-name="T52">N</text:span>” is true if <text:span text:style-name="T60">at least one part</text:span> of the file is stored in OST index #<text:span text:style-name="T52">N</text:span>.</text:p>
      <text:p text:style-name="P3"><text:s/>“ost_index != <text:span text:style-name="T52">N</text:span>” is true if <text:span text:style-name="T60">no</text:span> part of the file is stored in OST index #<text:span text:style-name="T52">N</text:span>.</text:p>
      <text:p text:style-name="P3"/>
      <text:p text:style-name="P3">(Note: ‘&lt;’ and ‘&gt;’ comparators are not allowed for this condition).</text:p>
      <text:p text:style-name="P3"/>
      <text:list xml:id="list499159192" text:continue-numbering="true" text:style-name="WW8Num14">
        <text:list-item>
          <text:list>
            <text:list-item>
              <text:h text:style-name="P111" text:outline-level="2">File<text:span text:style-name="T3"> </text:span>classes/conditions<text:span text:style-name="T3"> </text:span>on<text:span text:style-name="T3"> </text:span>OST<text:span text:style-name="T3"> </text:span>pool<text:span text:style-name="T3"> </text:span>names</text:h>
            </text:list-item>
          </text:list>
        </text:list-item>
      </text:list>
      <text:p text:style-name="P3"/>
      <text:p text:style-name="P3">In Lustre 1.8 release and later, you can use OST pool names for specifying file classes.</text:p>
      <text:p text:style-name="P3"/>
      <text:p text:style-name="P33">E.g.:</text:p>
      <text:p text:style-name="P20">Filesets</text:p>
      <text:p text:style-name="P20">{</text:p>
      <text:p text:style-name="P20"><text:tab/>FileClass<text:span text:style-name="T50"> </text:span>da1x_storage</text:p>
      <text:p text:style-name="P20"><text:tab/>{</text:p>
      <text:p text:style-name="P20"><text:tab/><text:tab/>ost_pool<text:span text:style-name="T50"> </text:span>==<text:span text:style-name="T50"> “</text:span>da1*<text:span text:style-name="T50">”</text:span></text:p>
      <text:p text:style-name="P3"><text:span text:style-name="T36"><text:tab/></text:span><text:span text:style-name="T12">}</text:span></text:p>
      <text:p text:style-name="P14">}</text:p>
      <text:p text:style-name="Standard"/>
      <text:list xml:id="list371652418" text:continue-numbering="true" text:style-name="WW8Num14">
        <text:list-item>
          <text:list>
            <text:list-item>
              <text:h text:style-name="P111" text:outline-level="2">Use<text:span text:style-name="T3"> </text:span>Lustre<text:span text:style-name="T3"> </text:span>changelogs<text:span text:style-name="T3"> </text:span>instead<text:span text:style-name="T3"> </text:span>of<text:span text:style-name="T3"> </text:span>scanning<text:span text:style-name="T3"> </text:span>the<text:span text:style-name="T3"> </text:span>filesystem<text:span text:style-name="T3"> </text:span>with<text:span text:style-name="T3"> </text:span>Lustre<text:span text:style-name="T3"> </text:span>2!</text:h>
            </text:list-item>
          </text:list>
        </text:list-item>
      </text:list>
      <text:p text:style-name="P8"/>
      <text:p text:style-name="P30">With Lustre 2.x, file system scans are no longer required to update robinhood’s database: it can collect events from Lustre using Lustre’s ChangeLog mechanism. This avoids over-loading the filesystem with namespace scans!</text:p>
      <text:p text:style-name="P30"/>
      <text:p text:style-name="P3"><text:span text:style-name="T4">If filesystem MDS and MGS are on the same host, you can simply enable this feature by running ‘rbh-config’ on this host (for other cases, see </text:span><text:span text:style-name="T6">Robinhood admin guide</text:span><text:span text:style-name="T4">):</text:span></text:p>
      <text:p text:style-name="P52"/>
      <text:p text:style-name="P72"><text:span text:style-name="T14">rbh-config</text:span><text:span text:style-name="T18"> </text:span><text:span text:style-name="T14">enable_chglogs</text:span></text:p>
      <text:p text:style-name="P15"/>
      <text:p text:style-name="Standard">Then, set related information into robinhood’s configuration:</text:p>
      <text:p text:style-name="P15"/>
      <text:p text:style-name="P21">ChangeLog</text:p>
      <text:p text:style-name="P21">{</text:p>
      <text:p text:style-name="P21"><text:span text:style-name="T50"><text:s text:c="4"/></text:span>MDT</text:p>
      <text:p text:style-name="P21"><text:span text:style-name="T50"><text:s text:c="4"/></text:span>{</text:p>
      <text:p text:style-name="P21"><text:span text:style-name="T50"><text:s text:c="8"/></text:span>mdt_name<text:span text:style-name="T50"> <text:s/></text:span>=<text:span text:style-name="T50"> </text:span>"MDT0000";</text:p>
      <text:p text:style-name="Standard"><text:span text:style-name="T37"><text:s text:c="8"/></text:span><text:span text:style-name="T20">reader_id</text:span><text:span text:style-name="T22"> </text:span><text:span text:style-name="T20">=</text:span><text:span text:style-name="T22"> </text:span><text:span text:style-name="T20">"cl1";</text:span></text:p>
      <text:p text:style-name="P15"><text:soft-page-break/><text:span text:style-name="T50"><text:s text:c="4"/></text:span>}</text:p>
      <text:p text:style-name="P15">}</text:p>
      <text:p text:style-name="P15"/>
      <text:p text:style-name="P4">By default, on Lustre v2, robinhood performs event handling when it is started with no option (instead of scanning).</text:p>
      <text:p text:style-name="P4">You can start a robinhood instance for reading events only, using the ‘--<text:span text:style-name="T12">read-log</text:span>’ option.</text:p>
      <text:p text:style-name="P4"/>
      <text:p text:style-name="P4">robinhood also maintains changelog record stats. You can get them using ‘rbh-report –a’:</text:p>
      <text:p text:style-name="P34">Changelog<text:span text:style-name="T58"> </text:span>stats:</text:p>
      <text:p text:style-name="P34"/>
      <text:p text:style-name="P34"><text:span text:style-name="T58"><text:s text:c="8"/></text:span>Last<text:span text:style-name="T58"> </text:span>read<text:span text:style-name="T58"> </text:span>record<text:span text:style-name="T58"> </text:span>id:<text:span text:style-name="T58"> <text:s text:c="5"/></text:span>71812545</text:p>
      <text:p text:style-name="P34"><text:span text:style-name="T58"><text:s text:c="8"/></text:span>Last<text:span text:style-name="T58"> </text:span>record<text:span text:style-name="T58"> </text:span>read<text:span text:style-name="T58"> </text:span>time:<text:span text:style-name="T58"> <text:s text:c="3"/></text:span>2012/02/08<text:span text:style-name="T58"> </text:span>16:00:14</text:p>
      <text:p text:style-name="P34"><text:span text:style-name="T58"><text:s text:c="8"/></text:span>Last<text:span text:style-name="T58"> </text:span>committed<text:span text:style-name="T58"> </text:span>record<text:span text:style-name="T58"> </text:span>id:<text:span text:style-name="T58"> </text:span>71812545</text:p>
      <text:p text:style-name="P34"><text:span text:style-name="T58"><text:s text:c="8"/></text:span>Changelog<text:span text:style-name="T58"> </text:span>stats:</text:p>
      <text:p text:style-name="P34"><text:span text:style-name="T58"><text:s text:c="17"/></text:span>type<text:span text:style-name="T58"> <text:s text:c="11"/></text:span>total<text:span text:style-name="T58"> <text:s/></text:span>(diff)<text:span text:style-name="T58"> <text:s/></text:span>(rate)</text:p>
      <text:p text:style-name="P27"><text:span text:style-name="T57"><text:s text:c="17"/></text:span><text:span text:style-name="T56">MARK:</text:span><text:span text:style-name="T57"> <text:s text:c="9"/></text:span><text:span text:style-name="T56">135406</text:span><text:span text:style-name="T57"> <text:s/></text:span><text:span text:style-name="T56">(+282)</text:span><text:span text:style-name="T57"> <text:s text:c="2"/></text:span><text:span text:style-name="T56">(0.38/sec)</text:span></text:p>
      <text:p text:style-name="P27"><text:span text:style-name="T57"><text:s text:c="16"/></text:span><text:span text:style-name="T56">CREAT:</text:span><text:span text:style-name="T57"> <text:s text:c="7"/></text:span><text:span text:style-name="T56">16911356</text:span><text:span text:style-name="T57"> <text:s/></text:span><text:span text:style-name="T56">(+824)</text:span><text:span text:style-name="T57"> <text:s text:c="2"/></text:span><text:span text:style-name="T56">(0.91/sec)</text:span></text:p>
      <text:p text:style-name="P34"><text:span text:style-name="T58"><text:s text:c="16"/></text:span>MKDIR:<text:span text:style-name="T58"> <text:s text:c="9"/></text:span>629730</text:p>
      <text:p text:style-name="P34"><text:span text:style-name="T58"><text:s text:c="16"/></text:span>HLINK:<text:span text:style-name="T58"> <text:s text:c="9"/></text:span>128048</text:p>
      <text:p text:style-name="P27"><text:span text:style-name="T57"><text:s text:c="16"/></text:span><text:span text:style-name="T56">SLINK:</text:span><text:span text:style-name="T57"> <text:s text:c="9"/></text:span><text:span text:style-name="T56">601645</text:span><text:span text:style-name="T57"> <text:s/></text:span><text:span text:style-name="T56">(+117)</text:span><text:span text:style-name="T57"> <text:s text:c="2"/></text:span><text:span text:style-name="T56">(0.12/sec)</text:span></text:p>
      <text:p text:style-name="P34"><text:span text:style-name="T58"><text:s text:c="16"/></text:span>MKNOD:<text:span text:style-name="T58"> <text:s text:c="14"/></text:span>0</text:p>
      <text:p text:style-name="P27"><text:span text:style-name="T57"><text:s text:c="16"/></text:span><text:span text:style-name="T56">UNLNK:</text:span><text:span text:style-name="T57"> <text:s text:c="7"/></text:span><text:span text:style-name="T56">11150277</text:span><text:span text:style-name="T57"> <text:s/></text:span><text:span text:style-name="T56">(+472)</text:span><text:span text:style-name="T57"> <text:s text:c="2"/></text:span><text:span text:style-name="T56">(0.55/sec)</text:span></text:p>
      <text:p text:style-name="P34"><text:span text:style-name="T58"><text:s text:c="16"/></text:span>RMDIR:<text:span text:style-name="T58"> <text:s text:c="9"/></text:span>411672</text:p>
      <text:p text:style-name="P34"><text:span text:style-name="T58"><text:s text:c="16"/></text:span>RNMFM:<text:span text:style-name="T58"> <text:s text:c="8"/></text:span>1566093</text:p>
      <text:p text:style-name="P27"><text:span text:style-name="T57"><text:s text:c="16"/></text:span><text:span text:style-name="T56">RNMTO:</text:span><text:span text:style-name="T57"> <text:s text:c="8"/></text:span><text:span text:style-name="T56">1572679</text:span><text:span text:style-name="T57"> <text:s/></text:span><text:span text:style-name="T56">(+268)</text:span><text:span text:style-name="T57"> <text:s text:c="2"/></text:span><text:span text:style-name="T56">(0.43/sec)</text:span></text:p>
      <text:p text:style-name="P34"><text:span text:style-name="T58"><text:s text:c="17"/></text:span>OPEN:<text:span text:style-name="T58"> <text:s text:c="14"/></text:span>0</text:p>
      <text:p text:style-name="P34"><text:span text:style-name="T58"><text:s text:c="16"/></text:span>CLOSE:<text:span text:style-name="T58"> <text:s text:c="14"/></text:span>0</text:p>
      <text:p text:style-name="P34"><text:span text:style-name="T58"><text:s text:c="16"/></text:span>IOCTL:<text:span text:style-name="T58"> <text:s text:c="14"/></text:span>0</text:p>
      <text:p text:style-name="P34"><text:span text:style-name="T58"><text:s text:c="16"/></text:span>TRUNC:<text:span text:style-name="T58"> <text:s text:c="14"/></text:span>0</text:p>
      <text:p text:style-name="P27"><text:span text:style-name="T57"><text:s text:c="16"/></text:span><text:span text:style-name="T56">SATTR:</text:span><text:span text:style-name="T57"> <text:s text:c="8"/></text:span><text:span text:style-name="T56">6674152</text:span><text:span text:style-name="T57"> <text:s/></text:span><text:span text:style-name="T56">(+241)</text:span><text:span text:style-name="T57"> <text:s text:c="2"/></text:span><text:span text:style-name="T56">(0.40/sec)</text:span></text:p>
      <text:p text:style-name="P34"><text:span text:style-name="T58"><text:s text:c="16"/></text:span>XATTR:<text:span text:style-name="T58"> <text:s text:c="14"/></text:span>0</text:p>
      <text:p text:style-name="P34"><text:span text:style-name="T58"><text:s text:c="18"/></text:span>HSM:<text:span text:style-name="T58"> <text:s text:c="14"/></text:span>0</text:p>
      <text:p text:style-name="P27"><text:span text:style-name="T57"><text:s text:c="16"/></text:span><text:span text:style-name="T56">MTIME:</text:span><text:span text:style-name="T57"> <text:s text:c="8"/></text:span><text:span text:style-name="T56">8201315</text:span><text:span text:style-name="T57"> <text:s/></text:span><text:span text:style-name="T56">(+1930)</text:span><text:span text:style-name="T57"> <text:s/></text:span><text:span text:style-name="T56">(2.21/sec)</text:span></text:p>
      <text:p text:style-name="P34"><text:span text:style-name="T58"><text:s text:c="16"/></text:span>CTIME:<text:span text:style-name="T58"> <text:s text:c="14"/></text:span>0</text:p>
      <text:p text:style-name="P34"><text:span text:style-name="T58"><text:s text:c="16"/></text:span>ATIME:<text:span text:style-name="T58"> <text:s text:c="14"/></text:span>0</text:p>
      <text:p text:style-name="Standard"/>
      <text:list xml:id="list242078618" text:continue-numbering="true" text:style-name="WW8Num14">
        <text:list-item>
          <text:list>
            <text:list-item>
              <text:h text:style-name="P111" text:outline-level="2">rbh-find<text:span text:style-name="T3"> ‘-</text:span>ost<text:span text:style-name="T3">’ and '-pool' </text:span>options</text:h>
            </text:list-item>
          </text:list>
        </text:list-item>
      </text:list>
      <text:p text:style-name="P99"><text:line-break/>‘rbh-find’ provides specific options for Lustre:</text:p>
      <text:list xml:id="list3621632744346328761" text:style-name="L3">
        <text:list-item>
          <text:p text:style-name="P100">'-ost &lt;idx&gt;' filter entries in the specified OST</text:p>
        </text:list-item>
        <text:list-item>
          <text:p text:style-name="P100">'-pool &lt;pool_name&gt;' filter entries in the given pool name</text:p>
        </text:list-item>
      </text:list>
      <text:p text:style-name="Standard"><text:line-break/>Examples:</text:p>
      <text:p text:style-name="P3"><text:span text:style-name="T13">rbh-find</text:span><text:span text:style-name="T17"> </text:span><text:span text:style-name="T13">/lustre/project1</text:span><text:span text:style-name="T17"> </text:span><text:span text:style-name="T13">-u</text:span><text:span text:style-name="T17"> </text:span><text:span text:style-name="T13">foo</text:span><text:span text:style-name="T17"> </text:span><text:span text:style-name="T13">-size</text:span><text:span text:style-name="T17"> </text:span><text:span text:style-name="T13">+32M</text:span><text:span text:style-name="T17"> </text:span><text:span text:style-name="T13">-mtime</text:span><text:span text:style-name="T17"> </text:span><text:span text:style-name="T13">+1h</text:span><text:span text:style-name="T17"> </text:span><text:span text:style-name="T28">-ost</text:span><text:span text:style-name="T32"> </text:span><text:span text:style-name="T28">2</text:span><text:span text:style-name="T17"> </text:span><text:span text:style-name="T13">-ls</text:span></text:p>
      <text:p text:style-name="P88"><text:span text:style-name="T13">rbh-find</text:span><text:span text:style-name="T17"> </text:span><text:span text:style-name="T13">/lustre/</text:span><text:span text:style-name="T17"> </text:span><text:span text:style-name="T32">-pool </text:span><text:span text:style-name="T39">fastdisk</text:span><text:span text:style-name="T17"> </text:span><text:span text:style-name="T13">-ls</text:span></text:p>
      <text:list xml:id="list228219256" text:continue-list="list242078618" text:style-name="WW8Num14">
        <text:list-item>
          <text:h text:style-name="P105" text:outline-level="1"><text:bookmark-start text:name="__RefHeading__21_1130515171"/>Optimizations<text:span text:style-name="T3"> </text:span>and<text:span text:style-name="T3"> </text:span>compatibility<text:bookmark-end text:name="__RefHeading__21_1130515171"/></text:h>
          <text:list>
            <text:list-item>
              <text:h text:style-name="P112" text:outline-level="2">[new 2.5] Performance strategy for DB operations</text:h>
            </text:list-item>
          </text:list>
        </text:list-item>
      </text:list>
      <text:p text:style-name="P36"/>
      <text:p text:style-name="P32">You have the choice between 2 strategies to maximize robinhood processing speed:</text:p>
      <text:p text:style-name="P36"><text:span text:style-name="T4">- </text:span><text:span text:style-name="T6">multi-threading</text:span><text:span text:style-name="T4">: perform multiple DB operations in parallel as independent transactions.</text:span></text:p>
      <text:p text:style-name="P36"><text:span text:style-name="T4">- </text:span><text:span text:style-name="T7">batching</text:span><text:span text:style-name="T4">: batch database operations (insert, update...) into a single transaction, which minimize the need for IOPS on the database backend. Batches are not executed in parallel as they may results in DB deadlocks.</text:span></text:p>
      <text:p text:style-name="P32"/>
      <text:p text:style-name="P32">The following benchmark evaluates the DB performance for each strategy. This benchmark ran on a simple test-bed using basic SATA disk as DB storage for innodb.</text:p>
      <text:p text:style-name="P32"><draw:g text:anchor-type="paragraph" draw:z-index="3" draw:style-name="gr1"><draw:frame draw:style-name="gr2" draw:text-style-name="P114" svg:width="11.993cm" svg:height="6.748cm" svg:x="-2.499cm" svg:y="0.208cm"><draw:image xlink:href="Pictures/200002CA00003E800000232A20F0EBEC.svm" xlink:type="simple" xlink:show="embed" xlink:actuate="onLoad"><text:p/></draw:image></draw:frame><draw:frame draw:style-name="gr2" draw:text-style-name="P114" svg:width="11.995cm" svg:height="6.748cm" svg:x="6.506cm" svg:y="0.231cm"><draw:image xlink:href="Pictures/2000028800003E810000232A935A0EC5.svm" xlink:type="simple" xlink:show="embed" xlink:actuate="onLoad"><text:p/></draw:image></draw:frame></draw:g><text:soft-page-break/>The results show that batching is more efficient than multi-threading whatever the thread count, so it has been made the defaut behavior for robinhood 2.5.</text:p>
      <text:p text:style-name="P32"/>
      <text:p text:style-name="P32">You can control batches size defining this parameter in the <text:span text:style-name="T52">EntryProcessor</text:span> configuration block (see <text:s/>section <text:bookmark-ref text:reference-format="chapter" text:ref-name="__RefNumPara__25617_281420020">3</text:bookmark-ref>):</text:p>
      <text:p text:style-name="P32"/>
      <text:list xml:id="list5954600414273389307" text:style-name="L1">
        <text:list-item>
          <text:p text:style-name="P87"><text:span text:style-name="T8">[new 2.5] max_batch_size </text:span><text:span text:style-name="T4">(positive integer): by default,</text:span><text:span text:style-name="T8"> </text:span><text:span text:style-name="T4">the</text:span><text:span text:style-name="T8"> </text:span><text:span text:style-name="T4">entry processor tries to batch similar database operations to speed them. This can be controlled by the max_batch_size parameter. The default max batch size is 1000.</text:span></text:p>
        </text:list-item>
      </text:list>
      <text:list xml:id="list5231898270025417079" text:style-name="WW8Num8">
        <text:list-header>
          <text:p text:style-name="P95"/>
        </text:list-header>
      </text:list>
      <text:p text:style-name="P5"><text:span text:style-name="T4">If your DB storage backend is efficient enough (high IOPS) you may want to give a try to </text:span><text:span text:style-name="T9">the other </text:span><text:span text:style-name="T4">strategy. To switch from </text:span><text:span text:style-name="T6">batching </text:span><text:span text:style-name="T9">strategy to </text:span><text:span text:style-name="T6">multi-threading, </text:span><text:span text:style-name="T9">set </text:span><text:span text:style-name="T10">max_batch_size = 1</text:span><text:span text:style-name="T11">.<text:line-break/>This will automatically disable batching and enables multi-threading for DB operations. Consider increasing </text:span><text:span text:style-name="T10">nb_threads</text:span><text:span text:style-name="T11"> parameter in this case (</text:span><text:span text:style-name="T7">EntryProcessor</text:span><text:span text:style-name="T11"> configuration block):</text:span></text:p>
      <text:p text:style-name="P5"/>
      <text:list xml:id="list1111214403621392371" text:style-name="L2">
        <text:list-item>
          <text:p text:style-name="P97"><text:span text:style-name="T8">nb_threads</text:span><text:span text:style-name="T4"> (integer): total number of threads for performing pipeline tasks.<text:line-break/>Default is 4. Consider increasing it if you disable </text:span><text:span text:style-name="T6">batching</text:span><text:span text:style-name="T4">.</text:span></text:p>
        </text:list-item>
      </text:list>
      <text:list xml:id="list589832119" text:continue-list="list228219256" text:style-name="WW8Num14">
        <text:list-item>
          <text:list>
            <text:list-item>
              <text:h text:style-name="P111" text:outline-level="2">Database<text:span text:style-name="T3"> </text:span>tunings</text:h>
            </text:list-item>
          </text:list>
        </text:list-item>
      </text:list>
      <text:p text:style-name="Standard"/>
      <text:p text:style-name="Standard">You can modify those parameters in <text:span text:style-name="T13">/etc/my.cnf</text:span> to speed-up database requests:<text:line-break/>(tuning <text:span text:style-name="T12">innodb_buffer_pool_size</text:span> is strongly recommended)</text:p>
      <text:p text:style-name="Standard"><text:line-break/><text:span text:style-name="T13">innodb_file_per_table</text:span></text:p>
      <text:p text:style-name="P36"><text:span text:style-name="T13"><text:line-break/></text:span><text:span text:style-name="T21">#</text:span><text:span text:style-name="T23"> 50% to 90% of the physical memory</text:span></text:p>
      <text:p text:style-name="P18">innodb_buffer_pool_size=16G</text:p>
      <text:p text:style-name="P18"/>
      <text:p text:style-name="P5"><text:span text:style-name="T21">#</text:span><text:span text:style-name="T23"> </text:span><text:span text:style-name="T21">2*nbr_cpu_cores</text:span></text:p>
      <text:p text:style-name="P18">innodb_thread_concurrency=32</text:p>
      <text:p text:style-name="P18"/>
      <text:p text:style-name="P18">#<text:span text:style-name="T50"> </text:span>memory<text:span text:style-name="T50"> </text:span>cache<text:span text:style-name="T50"> </text:span>tuning</text:p>
      <text:p text:style-name="P18">innodb_max_dirty_pages_pct=15</text:p>
      <text:p text:style-name="P18"/>
      <text:p text:style-name="P5"><text:span text:style-name="T20">#</text:span><text:span text:style-name="T22"> </text:span><text:span text:style-name="T20">robinhood</text:span><text:span text:style-name="T22"> </text:span><text:span text:style-name="T20">is</text:span><text:span text:style-name="T22"> </text:span><text:span text:style-name="T20">massively</text:span><text:span text:style-name="T22"> </text:span><text:span text:style-name="T20">multithreaded:</text:span><text:span text:style-name="T22"> </text:span><text:span text:style-name="T20">set</text:span><text:span text:style-name="T22"> </text:span><text:span text:style-name="T20">enough</text:span><text:span text:style-name="T22"> </text:span><text:span text:style-name="T20">connections</text:span></text:p>
      <text:p text:style-name="P5"><text:span text:style-name="T20">#</text:span><text:span text:style-name="T22"> </text:span><text:span text:style-name="T20">for</text:span><text:span text:style-name="T22"> </text:span><text:span text:style-name="T20">its</text:span><text:span text:style-name="T22"> </text:span><text:span text:style-name="T20">threads,</text:span><text:span text:style-name="T22"> </text:span><text:span text:style-name="T20">and</text:span><text:span text:style-name="T22"> </text:span><text:span text:style-name="T20">its</text:span><text:span text:style-name="T22"> </text:span><text:span text:style-name="T20">multiple</text:span><text:span text:style-name="T22"> </text:span><text:span text:style-name="T20">instances</text:span></text:p>
      <text:p text:style-name="P23">max_connections=256</text:p>
      <text:p text:style-name="P23"/>
      <text:p text:style-name="P36"><text:soft-page-break/><text:span text:style-name="T65"># If you get DB connection failures, increase this parameter:</text:span><text:span text:style-name="T38"><text:line-break/>connect_timeout=60</text:span></text:p>
      <text:p text:style-name="P23"/>
      <text:p text:style-name="P23"># This parameter appears to have a significant impact on performances:</text:p>
      <text:p text:style-name="P23"># see this article to tune it appropriately:<text:line-break/>#<text:a xlink:type="simple" xlink:href="http://www.mysqlperformanceblog.com/">http://www.mysqlperformanceblog.com/</text:a><text:a xlink:type="simple" xlink:href="http://www.mysqlperformanceblog.com/2008/11/21/how-to-calculate-a-good-innodb-log-file-size">2008/11/21/how-to-calculate-a-good-innodb-log-file-size</text:a> </text:p>
      <text:p text:style-name="P23">innodb_log_file_size=500M </text:p>
      <text:p text:style-name="P12"/>
      <text:p text:style-name="Standard">To manage transactions efficiently, innodb needs a storage backend with high IOPS performances. You can monitor you disk stress by running “<text:span text:style-name="T47">sar</text:span><text:span text:style-name="T48"> –</text:span><text:span text:style-name="T47">d</text:span>” on your DB storage device: if ‘%util’ field is close to 100%, your database rate is limited by disk IOPS.<text:line-break/>In this case you have the choice between these 2 solutions, depending on how critical is your robinhood DB content:</text:p>
      <text:list xml:id="list468641911" text:continue-list="list1840431408" text:style-name="WW8Num15">
        <text:list-item>
          <text:p text:style-name="P93">Safe (needs specific hardware): put your DB on a SSD device, or use a write-back capable storage that is protected against power-failures. In this case, no DB operation can be lost.</text:p>
        </text:list-item>
        <text:list-item>
          <text:p text:style-name="P93">Cheap (and unsafe): add this tuning to <text:span text:style-name="T47">/etc/my.cnf</text:span>:<text:line-break/><text:span text:style-name="T13">innodb_flush_log_at_trx_commit=2</text:span></text:p>
        </text:list-item>
      </text:list>
      <text:p text:style-name="P63">This results in flushing transactions to disk only every second, which dramatically reduce the required IO rate. The risk is to loose the last second of recorded information if the <text:s/>DB host crashes. This is affordable if you use to scan your filesystem (the missing information will be added to the database during the next scan). If you read Lustre changelogs, then you will need to scan your filesystem after a DB server failure.</text:p>
      <text:p text:style-name="P63"/>
      <text:p text:style-name="P35">This little script is also very convenient to analyze your database performance and it often suggests relevant tunings:</text:p>
      <text:p text:style-name="P6"><text:span text:style-name="T66"><text:tab/></text:span><text:a xlink:type="simple" xlink:href="http://mysqltuner.pl/"><text:span text:style-name="T66">http://mysqltuner.pl</text:span></text:a></text:p>
      <text:p text:style-name="P64"/>
      <text:list xml:id="list1787987902" text:continue-list="list589832119" text:style-name="WW8Num14">
        <text:list-item>
          <text:list>
            <text:list-item>
              <text:h text:style-name="P111" text:outline-level="2">Optimize<text:span text:style-name="T3"> </text:span>scanning<text:span text:style-name="T3"> </text:span>vs<text:span text:style-name="T3"> </text:span>reporting<text:span text:style-name="T3"> </text:span>speed</text:h>
            </text:list-item>
          </text:list>
        </text:list-item>
      </text:list>
      <text:p text:style-name="Standard"/>
      <text:p text:style-name="P3">By default, robinhood is optimized for speeding up common accounting reports (by user, by</text:p>
      <text:p text:style-name="P3">group, …), but this can slow database operations during filesystem scans. If you only need</text:p>
      <text:p text:style-name="P3">specific reports, you can disable some parameters to make scan faster.</text:p>
      <text:p text:style-name="P3">For instance, if you only need usage reports by user, you had better disable <text:span text:style-name="T52">group_acct</text:span></text:p>
      <text:p text:style-name="P3">parameter; this will improve scan performance. In this case, reports on groups will still be</text:p>
      <text:p text:style-name="P3">available, but their generation will be slower: if you request a <text:span text:style-name="T52">group-info</text:span> report and if</text:p>
      <text:p text:style-name="P3"><text:span text:style-name="T52">group_acct</text:span> is <text:span text:style-name="T52">off</text:span>, the program will iterate through all the entries (complexity: O(n) with</text:p>
      <text:p text:style-name="P3">n=number of entries). If <text:span text:style-name="T52">group_acct</text:span> is <text:span text:style-name="T52">on</text:span>, robinhood will directly access the data in its</text:p>
      <text:p text:style-name="P3">accounting table, which is quite instantaneous (complexity: O(1)).</text:p>
      <text:p text:style-name="P3">Performance example: with <text:span text:style-name="T52">group_acct</text:span> parameter activated, <text:span text:style-name="T52">group-info</text:span> report is generated in 0.01sec for 1M entries. If <text:span text:style-name="T52">group_acct</text:span> is disabled, the same report takes about 10sec.</text:p>
      <text:p text:style-name="P3"/>
      <text:list xml:id="list426871581" text:continue-numbering="true" text:style-name="WW8Num14">
        <text:list-item>
          <text:list>
            <text:list-item>
              <text:h text:style-name="P111" text:outline-level="2">SLES<text:span text:style-name="T3"> </text:span>init<text:span text:style-name="T3"> </text:span>depedencies</text:h>
            </text:list-item>
          </text:list>
        </text:list-item>
      </text:list>
      <text:p text:style-name="Standard"/>
      <text:p text:style-name="Standard">On SLES systems, the default dependency for boot scheduling is on "mysql" service. However, in many cases, it should be too early for starting robinhood daemon, especially if the filesystem it manages is not yet mounted. In such case, you have to modify the following <text:soft-page-break/>lines in <text:span text:style-name="T13">scripts/robinhood.init.sles.in</text:span> before you run <text:span text:style-name="T13">./configure</text:span>:<text:line-break/></text:p>
      <text:p text:style-name="Standard"><text:span text:style-name="T13">#</text:span><text:span text:style-name="T17"> </text:span><text:span text:style-name="T13">Required-Start:</text:span><text:span text:style-name="T17"> <text:s text:c="3"/></text:span><text:span text:style-name="T13">&lt;required</text:span><text:span text:style-name="T17"> </text:span><text:span text:style-name="T13">service&gt;</text:span></text:p>
      <text:p text:style-name="Standard"/>
      <text:list xml:id="list246050385" text:continue-numbering="true" text:style-name="WW8Num14">
        <text:list-item>
          <text:list>
            <text:list-item>
              <text:h text:style-name="P111" text:outline-level="2">Lustre<text:span text:style-name="T3"> </text:span>troubles</text:h>
            </text:list-item>
          </text:list>
        </text:list-item>
      </text:list>
      <text:p text:style-name="P3"><text:span text:style-name="T4"><text:line-break/>Several bugs or bad behaviours in Lustre can make your node crash or use a lot of memory </text:span><text:span text:style-name="T4">when Robinhood is scanning or massively purging entries in the FileSystem. Here are some workarounds we had to apply on our system for making it stable:</text:span></text:p>
      <text:list xml:id="list1039972454" text:continue-list="list1434128514" text:style-name="WW8Num12">
        <text:list-header>
          <text:p text:style-name="P96"/>
        </text:list-header>
        <text:list-item>
          <text:p text:style-name="P81"><text:span text:style-name="T4">If your system “Oops” in </text:span><text:span text:style-name="T21">statahead</text:span><text:span text:style-name="T4"> function, disable this feature:<text:line-break/></text:span><text:span text:style-name="T21">echo</text:span><text:span text:style-name="T23"> </text:span><text:span text:style-name="T21">0</text:span><text:span text:style-name="T23"> </text:span><text:span text:style-name="T21">&gt;</text:span><text:span text:style-name="T23"> </text:span><text:span text:style-name="T21">/proc/fs/lustre/llite/*/statahead_max</text:span></text:p>
          <text:p text:style-name="P91"/>
        </text:list-item>
        <text:list-item>
          <text:p text:style-name="P81"><text:span text:style-name="T63">CPU overload and client performance drop when free memory is low (bug #17282):<text:line-break/>in this case, lru_size must be set at CPU_count * 100:</text:span><text:span text:style-name="T21"><text:line-break/>lctl</text:span><text:span text:style-name="T23"> </text:span><text:span text:style-name="T21">set_param</text:span><text:span text:style-name="T23"> </text:span><text:span text:style-name="T21">ldlm.namespaces.*.lru_size=800</text:span></text:p>
        </text:list-item>
      </text:list>
      <text:p text:style-name="Standard"/>
      <text:list xml:id="list996769056" text:continue-list="list246050385" text:style-name="WW8Num14">
        <text:list-item>
          <text:h text:style-name="P105" text:outline-level="1"><text:bookmark-start text:name="__RefHeading__23_1130515171"/>Getting<text:span text:style-name="T3"> </text:span>more<text:span text:style-name="T3"> </text:span>information<text:bookmark-end text:name="__RefHeading__23_1130515171"/></text:h>
        </text:list-item>
      </text:list>
      <text:p text:style-name="Standard"/>
      <text:p text:style-name="P9">In-line help</text:p>
      <text:p text:style-name="P3">‘--help’ options of ‘robinhood’ and ‘rbh-report’ commands provide you with detailed descriptions of command-line parameters.</text:p>
      <text:p text:style-name="P9"/>
      <text:p text:style-name="P9">Admin guide</text:p>
      <text:p text:style-name="P3">For more details about robinhood configuration, you can refer to the admin guide.</text:p>
      <text:p text:style-name="P3">It is usually located in the <text:span text:style-name="T13">doc/admin_guides</text:span> directory of the distribution tarball.</text:p>
      <text:p text:style-name="P3"/>
      <text:p text:style-name="P10">Project website and wiki</text:p>
      <text:p text:style-name="P3">You can get extra information on the website, especially in the wiki: <text:a xlink:type="simple" xlink:href="http://robinhood.sf.net/"><text:span text:style-name="Internet_20_link">http://robinhood.sf.net</text:span></text:a></text:p>
      <text:p text:style-name="P3"/>
      <text:p text:style-name="P9">Mailing list</text:p>
      <text:list xml:id="list6285923237882824045" text:style-name="WW8Num20">
        <text:list-item>
          <text:p text:style-name="P98">You can get support by posting your issue to robinhood-support mailing list:<text:line-break/><text:a xlink:type="simple" xlink:href="mailto:robinhood-support@lists.sourceforge.net"><text:span text:style-name="Internet_20_link">robinhood-support@lists.sourceforge.net</text:span></text:a></text:p>
        </text:list-item>
      </text:list>
      <text:p text:style-name="P62"/>
      <text:list xml:id="list1077627742" text:continue-numbering="true" text:style-name="WW8Num20">
        <text:list-item>
          <text:p text:style-name="P98">To keep updated about new versions of robinhood, subscribe to:<text:line-break/><text:a xlink:type="simple" xlink:href="mailto:robinhood-news@lists.sourceforge.net"><text:span text:style-name="Internet_20_link">robinhood-news@lists.sourceforge.net</text:span></text:a></text:p>
        </text:list-item>
      </text:list>
      <text:p text:style-name="Standard"/>
      <text:list xml:id="list935411839" text:continue-numbering="true" text:style-name="WW8Num20">
        <text:list-item>
          <text:p text:style-name="P98"><text:span text:style-name="Internet_20_link"><text:span text:style-name="T64">Robinhood is Open Source. To participate to its development, join:</text:span></text:span><text:span text:style-name="Internet_20_link"><text:line-break/></text:span><text:a xlink:type="simple" xlink:href="mailto:robinhood-devel@lists.sourceforge.net"><text:span text:style-name="Internet_20_link">robinhood-devel@lists.sourceforge.ne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times new roman" svg:font-family="'times new roman'" style:font-family-generic="roma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Standard" style:class="text">
      <style:paragraph-properties fo:margin-top="0.423cm" fo:margin-bottom="0.106cm" style:contextual-spacing="false"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11pt" style:font-size-asian="11pt" style:font-name-complex="Arial" style:font-size-complex="11pt"/>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paragraph-properties>
        <style:tab-stops>
          <style:tab-stop style:position="0.847cm"/>
          <style:tab-stop style:position="15.984cm" style:type="right" style:leader-style="dotted" style:leader-text="."/>
        </style:tab-stops>
      </style:paragraph-properties>
      <style:text-properties fo:language="en" fo:country="GB"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urrier_20_new" style:display-name="Courrier new" style:family="paragraph" style:parent-style-name="Standard">
      <style:paragraph-properties style:text-autospace="none"/>
      <style:text-properties style:font-name="Courier New" fo:font-size="10pt" fo:language="en" fo:country="GB" style:font-size-asian="10pt" style:font-name-complex="Courier New" style:font-size-complex="10pt"/>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Times New Roman" style:font-name-asian="Times New Roman" style:font-name-complex="Times New Roman"/>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Police_20_par_20_défaut" style:display-name="Police par défau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Texte_20_de_20_bulles_20_Car" style:display-name="Texte de bulles Car" style:family="text">
      <style:text-properties style:font-name="Tahoma" fo:font-size="8pt" fo:language="en" fo:country="US" style:font-size-asian="8pt" style:font-name-complex="Tahoma" style:font-size-complex="8pt"/>
    </style:style>
    <style:style style:name="Titre_20_Car" style:display-name="Titre Car" style:family="text">
      <style:text-properties style:font-name="Cambria" fo:font-size="16pt" fo:language="en" fo:country="US" fo:font-weight="bold" style:letter-kerning="true" style:font-name-asian="Times New Roman" style:font-size-asian="16pt" style:font-weight-asian="bold" style:font-name-complex="Times New Roman" style:font-size-complex="16pt" style:font-weight-complex="bold"/>
    </style:style>
    <style:style style:name="WW8Num22z0" style:family="text">
      <style:text-properties style:font-name="Times New Roman" style:font-name-asian="Times New Roman" style:font-name-complex="Times New Roman"/>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37z0" style:family="text">
      <style:text-properties style:font-name="Times New Roman" style:font-name-asian="Times New Roman" style:font-name-complex="Times New Roman"/>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01cm" fo:text-indent="-0.7cm" fo:margin-left="0.7cm"/>
        </style:list-level-properties>
      </text:list-level-style-number>
      <text:list-level-style-number text:level="4" style:num-suffix="." style:num-format="a" style:num-letter-sync="true" text:display-levels="4">
        <style:list-level-properties text:list-level-position-and-space-mode="label-alignment">
          <style:list-level-label-alignment text:label-followed-by="listtab" text:list-tab-stop-position="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ibovicit</meta:initial-creator>
    <meta:creation-date>2008-10-27T16:05:00</meta:creation-date>
    <dc:creator>LEIBOVICI Thomas </dc:creator>
    <dc:date>2014-03-14T14:52:00</dc:date>
    <meta:print-date>2013-07-18T15:02:00</meta:print-date>
    <meta:editing-cycles>7153</meta:editing-cycles>
    <meta:editing-duration>P2DT2H7M3S</meta:editing-duration>
    <meta:generator>LibreOffice/4.0.4.2$Linux_X86_64 LibreOffice_project/400m0$Build-2</meta:generator>
    <meta:document-statistic meta:table-count="1" meta:image-count="3" meta:object-count="0" meta:page-count="22" meta:paragraph-count="630" meta:word-count="5261" meta:character-count="34686" meta:non-whitespace-character-count="28274"/>
    <meta:user-defined meta:name="Info 1"/>
    <meta:user-defined meta:name="Info 2"/>
    <meta:user-defined meta:name="Info 3"/>
    <meta:user-defined meta:name="Info 4"/>
  </office:meta>
</office:document-meta>
</file>